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17.16mm" fo:break-before="auto" style:use-optimal-row-height="true"/>
    </style:style>
    <style:style style:name="ro2" style:family="table-row">
      <style:table-row-properties style:row-height="4.64mm" fo:break-before="auto" style:use-optimal-row-height="true"/>
    </style:style>
    <style:style style:name="ro3" style:family="table-row">
      <style:table-row-properties style:row-height="21.34mm" fo:break-before="auto" style:use-optimal-row-height="true"/>
    </style:style>
    <style:style style:name="ro4" style:family="table-row">
      <style:table-row-properties style:row-height="25.52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42.23mm" fo:break-before="auto" style:use-optimal-row-height="true"/>
    </style:style>
    <style:style style:name="ro7" style:family="table-row">
      <style:table-row-properties style:row-height="38.05mm" fo:break-before="auto" style:use-optimal-row-height="true"/>
    </style:style>
    <style:style style:name="ro8" style:family="table-row">
      <style:table-row-properties style:row-height="33.88mm" fo:break-before="auto" style:use-optimal-row-height="true"/>
    </style:style>
    <style:style style:name="ro9" style:family="table-row">
      <style:table-row-properties style:row-height="46.41mm" fo:break-before="auto" style:use-optimal-row-height="true"/>
    </style:style>
    <style:style style:name="ro10" style:family="table-row">
      <style:table-row-properties style:row-height="12.9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bold"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number-columns-repeated="4" table:default-cell-style-name="ce3"/>
        <table:table-column table:style-name="co1" table:default-cell-style-name="Default"/>
        <table:table-column table:style-name="co1" table:default-cell-style-name="ce3"/>
        <table:table-column table:style-name="co1" table:number-columns-repeated="3" table:default-cell-style-name="Default"/>
        <table:table-row table:style-name="ro1">
          <table:table-cell office:value-type="string" calcext:value-type="string">
            <text:p><text:a xlink:href="https://ja.wikipedia.org/wiki/大化" xlink:type="simple">大化</text:a> </text:p>
          </table:table-cell>
          <table:table-cell office:value-type="string" calcext:value-type="string">
            <text:p>たいか</text:p>
          </table:table-cell>
          <table:table-cell office:value-type="string" calcext:value-type="string">
            <text:p><text:a xlink:href="https://ja.wikipedia.org/wiki/斉明天皇" xlink:type="simple">皇極天皇</text:a>4年<text:a xlink:href="https://ja.wikipedia.org/wiki/6月19日_(旧暦)" xlink:type="simple">6月19日</text:a></text:p>
            <text:p>（<text:a xlink:href="https://ja.wikipedia.org/wiki/645年" xlink:type="simple">645年</text:a><text:a xlink:href="https://ja.wikipedia.org/wiki/7月17日" xlink:type="simple">7月17日</text:a>）</text:p>
          </table:table-cell>
          <table:table-cell office:value-type="string" calcext:value-type="string">
            <text:p>大化6年<text:a xlink:href="https://ja.wikipedia.org/wiki/2月15日_(旧暦)" xlink:type="simple">2月15日</text:a></text:p>
            <text:p>（<text:a xlink:href="https://ja.wikipedia.org/wiki/650年" xlink:type="simple">650年</text:a><text:a xlink:href="https://ja.wikipedia.org/wiki/3月22日" xlink:type="simple">3月22日</text:a>）</text:p>
          </table:table-cell>
          <table:table-cell office:value-type="string" calcext:value-type="string">
            <text:p>6年</text:p>
          </table:table-cell>
          <table:table-cell table:style-name="ce3" office:value-type="string" calcext:value-type="string" table:number-columns-spanned="1" table:number-rows-spanned="2">
            <text:p><text:a xlink:href="https://ja.wikipedia.org/wiki/孝徳天皇" xlink:type="simple">孝徳天皇</text:a></text:p>
          </table:table-cell>
          <table:table-cell office:value-type="string" calcext:value-type="string">
            <text:p>天下安寧、政化敷行による改元。 </text:p>
          </table:table-cell>
          <table:table-cell table:number-columns-repeated="3"/>
        </table:table-row>
        <table:table-row table:style-name="ro1">
          <table:table-cell office:value-type="string" calcext:value-type="string">
            <text:p><text:a xlink:href="https://ja.wikipedia.org/wiki/白雉" xlink:type="simple">白雉</text:a> </text:p>
          </table:table-cell>
          <table:table-cell office:value-type="string" calcext:value-type="string">
            <text:p>はくち</text:p>
          </table:table-cell>
          <table:table-cell office:value-type="string" calcext:value-type="string">
            <text:p>大化6年2月15日</text:p>
            <text:p>（650年3月22日）</text:p>
          </table:table-cell>
          <table:table-cell office:value-type="string" calcext:value-type="string">
            <text:p>白雉5年<text:a xlink:href="https://ja.wikipedia.org/wiki/10月10日_(旧暦)" xlink:type="simple">10月10日</text:a></text:p>
            <text:p>（<text:a xlink:href="https://ja.wikipedia.org/wiki/654年" xlink:type="simple">654年</text:a><text:a xlink:href="https://ja.wikipedia.org/wiki/11月24日" xlink:type="simple">11月24日</text:a>）</text:p>
          </table:table-cell>
          <table:table-cell office:value-type="string" calcext:value-type="string">
            <text:p>5年</text:p>
          </table:table-cell>
          <table:covered-table-cell/>
          <table:table-cell office:value-type="string" calcext:value-type="string">
            <text:p><text:a xlink:href="https://ja.wikipedia.org/wiki/長門国" xlink:type="simple">穴戸国</text:a>の国司が<text:a xlink:href="https://ja.wikipedia.org/wiki/キジ" xlink:type="simple">白雉</text:a>を献上した祥瑞による改元。 </text:p>
          </table:table-cell>
          <table:table-cell table:number-columns-repeated="3"/>
        </table:table-row>
        <table:table-row table:style-name="ro1">
          <table:table-cell table:style-name="ce2" office:value-type="string" calcext:value-type="string">
            <text:p>－ </text:p>
          </table:table-cell>
          <table:table-cell office:value-type="string" calcext:value-type="string">
            <text:p>－</text:p>
          </table:table-cell>
          <table:table-cell office:value-type="string" calcext:value-type="string">
            <text:p>白雉5年10月10日</text:p>
            <text:p>（654年11月24日）</text:p>
          </table:table-cell>
          <table:table-cell office:value-type="string" calcext:value-type="string">
            <text:p><text:a xlink:href="https://ja.wikipedia.org/wiki/天武天皇" xlink:type="simple">天武天皇</text:a>15年<text:a xlink:href="https://ja.wikipedia.org/wiki/7月20日_(旧暦)" xlink:type="simple">7月20日</text:a></text:p>
            <text:p>（<text:a xlink:href="https://ja.wikipedia.org/wiki/686年" xlink:type="simple">686年</text:a><text:a xlink:href="https://ja.wikipedia.org/wiki/8月14日" xlink:type="simple">8月14日</text:a>）</text:p>
          </table:table-cell>
          <table:table-cell office:value-type="string" calcext:value-type="string">
            <text:p>32年</text:p>
          </table:table-cell>
          <table:table-cell table:style-name="ce3" office:value-type="string" calcext:value-type="string">
            <text:p>－</text:p>
          </table:table-cell>
          <table:table-cell office:value-type="string" calcext:value-type="string">
            <text:p>孝徳天皇の<text:a xlink:href="https://ja.wikipedia.org/wiki/崩御" xlink:type="simple">崩御</text:a>後、新たな元号は定められず。 </text:p>
          </table:table-cell>
          <table:table-cell table:number-columns-repeated="3"/>
        </table:table-row>
        <table:table-row table:style-name="ro2">
          <table:table-cell office:value-type="string" calcext:value-type="string" table:number-columns-spanned="1" table:number-rows-spanned="3">
            <text:p><text:a xlink:href="https://ja.wikipedia.org/wiki/朱鳥" xlink:type="simple">朱鳥</text:a> </text:p>
          </table:table-cell>
          <table:table-cell office:value-type="string" calcext:value-type="string">
            <text:p>しゅちょう</text:p>
          </table:table-cell>
          <table:table-cell office:value-type="string" calcext:value-type="string" table:number-columns-spanned="1" table:number-rows-spanned="3">
            <text:p>天武天皇15年7月20日</text:p>
            <text:p>（686年8月14日）</text:p>
          </table:table-cell>
          <table:table-cell office:value-type="string" calcext:value-type="string" table:number-columns-spanned="1" table:number-rows-spanned="3">
            <text:p>朱鳥元年<text:a xlink:href="https://ja.wikipedia.org/wiki/9月9日_(旧暦)" xlink:type="simple">9月9日</text:a></text:p>
            <text:p>（686年<text:a xlink:href="https://ja.wikipedia.org/wiki/10月1日" xlink:type="simple">10月1日</text:a>）</text:p>
          </table:table-cell>
          <table:table-cell office:value-type="string" calcext:value-type="string" table:number-columns-spanned="1" table:number-rows-spanned="3">
            <text:p>1年</text:p>
          </table:table-cell>
          <table:table-cell table:style-name="ce3" office:value-type="string" calcext:value-type="string" table:number-columns-spanned="1" table:number-rows-spanned="3">
            <text:p>天武天皇</text:p>
          </table:table-cell>
          <table:table-cell office:value-type="string" calcext:value-type="string" table:number-columns-spanned="1" table:number-rows-spanned="3">
            <text:p>（不明） </text:p>
          </table:table-cell>
          <table:table-cell table:number-columns-repeated="3"/>
        </table:table-row>
        <table:table-row table:style-name="ro2">
          <table:covered-table-cell table:style-name="Default"/>
          <table:table-cell office:value-type="string" calcext:value-type="string">
            <text:p>すちょう </text:p>
          </table:table-cell>
          <table:covered-table-cell table:number-columns-repeated="3" table:style-name="Default"/>
          <table:covered-table-cell/>
          <table:covered-table-cell table:style-name="Default"/>
          <table:table-cell table:number-columns-repeated="3"/>
        </table:table-row>
        <table:table-row table:style-name="ro2">
          <table:covered-table-cell table:style-name="Default"/>
          <table:table-cell office:value-type="string" calcext:value-type="string">
            <text:p>あかみどり </text:p>
          </table:table-cell>
          <table:covered-table-cell table:number-columns-repeated="3" table:style-name="Default"/>
          <table:covered-table-cell/>
          <table:covered-table-cell table:style-name="Default"/>
          <table:table-cell table:number-columns-repeated="3"/>
        </table:table-row>
        <table:table-row table:style-name="ro1">
          <table:table-cell table:style-name="ce2" office:value-type="string" calcext:value-type="string">
            <text:p>－ </text:p>
          </table:table-cell>
          <table:table-cell office:value-type="string" calcext:value-type="string">
            <text:p>－</text:p>
          </table:table-cell>
          <table:table-cell office:value-type="string" calcext:value-type="string">
            <text:p>朱鳥元年9月9日</text:p>
            <text:p>（686年10月1日）</text:p>
          </table:table-cell>
          <table:table-cell office:value-type="string" calcext:value-type="string">
            <text:p><text:a xlink:href="https://ja.wikipedia.org/wiki/文武天皇" xlink:type="simple">文武天皇</text:a>5年<text:a xlink:href="https://ja.wikipedia.org/wiki/3月21日_(旧暦)" xlink:type="simple">3月21日</text:a></text:p>
            <text:p>（<text:a xlink:href="https://ja.wikipedia.org/wiki/701年" xlink:type="simple">701年</text:a><text:a xlink:href="https://ja.wikipedia.org/wiki/5月3日" xlink:type="simple">5月3日</text:a>）</text:p>
          </table:table-cell>
          <table:table-cell office:value-type="string" calcext:value-type="string">
            <text:p>15年</text:p>
          </table:table-cell>
          <table:table-cell table:style-name="ce3" office:value-type="string" calcext:value-type="string">
            <text:p>－</text:p>
          </table:table-cell>
          <table:table-cell office:value-type="string" calcext:value-type="string">
            <text:p>天武天皇の崩御後、新たな元号は定められず。 </text:p>
          </table:table-cell>
          <table:table-cell table:number-columns-repeated="3"/>
        </table:table-row>
        <table:table-row table:style-name="ro2">
          <table:table-cell office:value-type="string" calcext:value-type="string" table:number-columns-spanned="1" table:number-rows-spanned="2">
            <text:p><text:a xlink:href="https://ja.wikipedia.org/wiki/大宝_(日本)" xlink:type="simple">大宝</text:a> </text:p>
          </table:table-cell>
          <table:table-cell office:value-type="string" calcext:value-type="string">
            <text:p>たいほう</text:p>
          </table:table-cell>
          <table:table-cell office:value-type="string" calcext:value-type="string" table:number-columns-spanned="1" table:number-rows-spanned="2">
            <text:p>文武天皇5年3月21日</text:p>
            <text:p>（701年5月3日）</text:p>
          </table:table-cell>
          <table:table-cell office:value-type="string" calcext:value-type="string" table:number-columns-spanned="1" table:number-rows-spanned="2">
            <text:p>大宝4年<text:a xlink:href="https://ja.wikipedia.org/wiki/5月10日_(旧暦)" xlink:type="simple">5月10日</text:a></text:p>
            <text:p>（<text:a xlink:href="https://ja.wikipedia.org/wiki/704年" xlink:type="simple">704年</text:a><text:a xlink:href="https://ja.wikipedia.org/wiki/6月16日" xlink:type="simple">6月16日</text:a>）</text:p>
          </table:table-cell>
          <table:table-cell office:value-type="string" calcext:value-type="string" table:number-columns-spanned="1" table:number-rows-spanned="2">
            <text:p>4年</text:p>
          </table:table-cell>
          <table:table-cell table:style-name="ce3" office:value-type="string" calcext:value-type="string" table:number-columns-spanned="1" table:number-rows-spanned="3">
            <text:p>文武天皇</text:p>
          </table:table-cell>
          <table:table-cell office:value-type="string" calcext:value-type="string" table:number-columns-spanned="1" table:number-rows-spanned="2">
            <text:p><text:a xlink:href="https://ja.wikipedia.org/wiki/対馬国" xlink:type="simple">対馬国</text:a>から<text:a xlink:href="https://ja.wikipedia.org/wiki/金" xlink:type="simple">金</text:a>が献上された事による改元。 </text:p>
          </table:table-cell>
          <table:table-cell table:number-columns-repeated="3"/>
        </table:table-row>
        <table:table-row table:style-name="ro2">
          <table:covered-table-cell table:style-name="Default"/>
          <table:table-cell office:value-type="string" calcext:value-type="string">
            <text:p>だいほう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慶雲" xlink:type="simple">慶雲</text:a> </text:p>
          </table:table-cell>
          <table:table-cell office:value-type="string" calcext:value-type="string">
            <text:p>けいうん</text:p>
          </table:table-cell>
          <table:table-cell office:value-type="string" calcext:value-type="string" table:number-columns-spanned="1" table:number-rows-spanned="2">
            <text:p>大宝4年5月10日</text:p>
            <text:p>（704年6月16日）</text:p>
          </table:table-cell>
          <table:table-cell office:value-type="string" calcext:value-type="string" table:number-columns-spanned="1" table:number-rows-spanned="2">
            <text:p>慶雲5年<text:a xlink:href="https://ja.wikipedia.org/wiki/1月11日_(旧暦)" xlink:type="simple">1月11日</text:a></text:p>
            <text:p>（<text:a xlink:href="https://ja.wikipedia.org/wiki/708年" xlink:type="simple">708年</text:a><text:a xlink:href="https://ja.wikipedia.org/wiki/2月7日" xlink:type="simple">2月7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西楼上に慶雲を見た祥瑞による改元。 </text:p>
          </table:table-cell>
          <table:table-cell table:number-columns-repeated="3"/>
        </table:table-row>
        <table:table-row table:style-name="ro2">
          <table:covered-table-cell table:style-name="Default"/>
          <table:table-cell office:value-type="string" calcext:value-type="string">
            <text:p>きょううん</text:p>
          </table:table-cell>
          <table:covered-table-cell table:number-columns-repeated="3" table:style-name="Default"/>
          <table:table-cell table:style-name="ce3" office:value-type="string" calcext:value-type="string" table:number-columns-spanned="1" table:number-rows-spanned="2">
            <text:p><text:a xlink:href="https://ja.wikipedia.org/wiki/元明天皇" xlink:type="simple">元明天皇</text:a> </text:p>
          </table:table-cell>
          <table:covered-table-cell table:style-name="Default"/>
          <table:table-cell table:number-columns-repeated="3"/>
        </table:table-row>
        <table:table-row table:style-name="ro1">
          <table:table-cell office:value-type="string" calcext:value-type="string">
            <text:p><text:a xlink:href="https://ja.wikipedia.org/wiki/和銅" xlink:type="simple">和銅</text:a> </text:p>
          </table:table-cell>
          <table:table-cell office:value-type="string" calcext:value-type="string">
            <text:p>わどう</text:p>
          </table:table-cell>
          <table:table-cell office:value-type="string" calcext:value-type="string">
            <text:p>慶雲5年1月11日</text:p>
            <text:p>（708年2月7日）</text:p>
          </table:table-cell>
          <table:table-cell office:value-type="string" calcext:value-type="string">
            <text:p>和銅8年<text:a xlink:href="https://ja.wikipedia.org/wiki/9月2日_(旧暦)" xlink:type="simple">9月2日</text:a></text:p>
            <text:p>（<text:a xlink:href="https://ja.wikipedia.org/wiki/715年" xlink:type="simple">715年</text:a><text:a xlink:href="https://ja.wikipedia.org/wiki/10月3日" xlink:type="simple">10月3日</text:a>）</text:p>
          </table:table-cell>
          <table:table-cell office:value-type="string" calcext:value-type="string">
            <text:p>8年</text:p>
          </table:table-cell>
          <table:covered-table-cell/>
          <table:table-cell office:value-type="string" calcext:value-type="string">
            <text:p><text:a xlink:href="https://ja.wikipedia.org/wiki/武蔵国" xlink:type="simple">武蔵国</text:a>より和銅が献上された祥瑞による改元。 </text:p>
          </table:table-cell>
          <table:table-cell table:number-columns-repeated="3"/>
        </table:table-row>
        <table:table-row table:style-name="ro3">
          <table:table-cell office:value-type="string" calcext:value-type="string">
            <text:p><text:a xlink:href="https://ja.wikipedia.org/wiki/霊亀" xlink:type="simple">霊亀</text:a> </text:p>
          </table:table-cell>
          <table:table-cell office:value-type="string" calcext:value-type="string">
            <text:p>れいき</text:p>
          </table:table-cell>
          <table:table-cell office:value-type="string" calcext:value-type="string">
            <text:p>和銅8年9月2日</text:p>
            <text:p>（715年10月3日）</text:p>
          </table:table-cell>
          <table:table-cell office:value-type="string" calcext:value-type="string">
            <text:p>霊亀3年<text:a xlink:href="https://ja.wikipedia.org/wiki/11月17日_(旧暦)" xlink:type="simple">11月17日</text:a></text:p>
            <text:p>（<text:a xlink:href="https://ja.wikipedia.org/wiki/717年" xlink:type="simple">717年</text:a><text:a xlink:href="https://ja.wikipedia.org/wiki/12月24日" xlink:type="simple">12月24日</text:a>）</text:p>
          </table:table-cell>
          <table:table-cell office:value-type="string" calcext:value-type="string">
            <text:p>3年</text:p>
          </table:table-cell>
          <table:table-cell table:style-name="ce3" office:value-type="string" calcext:value-type="string" table:number-columns-spanned="1" table:number-rows-spanned="2">
            <text:p><text:a xlink:href="https://ja.wikipedia.org/wiki/元正天皇" xlink:type="simple">元正天皇</text:a></text:p>
          </table:table-cell>
          <table:table-cell office:value-type="string" calcext:value-type="string">
            <text:p>元正天皇の即位、<text:a xlink:href="https://ja.wikipedia.org/wiki/京職" xlink:type="simple">左京職</text:a>より瑞亀が献上された祥瑞による改元。 </text:p>
          </table:table-cell>
          <table:table-cell table:number-columns-repeated="3"/>
        </table:table-row>
        <table:table-row table:style-name="ro1">
          <table:table-cell office:value-type="string" calcext:value-type="string">
            <text:p><text:a xlink:href="https://ja.wikipedia.org/wiki/養老" xlink:type="simple">養老</text:a> </text:p>
          </table:table-cell>
          <table:table-cell office:value-type="string" calcext:value-type="string">
            <text:p>ようろう</text:p>
          </table:table-cell>
          <table:table-cell office:value-type="string" calcext:value-type="string">
            <text:p>霊亀3年11月17日</text:p>
            <text:p>（717年12月24日）</text:p>
          </table:table-cell>
          <table:table-cell office:value-type="string" calcext:value-type="string">
            <text:p>養老8年<text:a xlink:href="https://ja.wikipedia.org/wiki/2月4日_(旧暦)" xlink:type="simple">2月4日</text:a></text:p>
            <text:p>（724年<text:a xlink:href="https://ja.wikipedia.org/wiki/3月3日" xlink:type="simple">3月3日</text:a>）</text:p>
          </table:table-cell>
          <table:table-cell office:value-type="string" calcext:value-type="string">
            <text:p>8年</text:p>
          </table:table-cell>
          <table:covered-table-cell/>
          <table:table-cell office:value-type="string" calcext:value-type="string">
            <text:p><text:a xlink:href="https://ja.wikipedia.org/wiki/美濃国" xlink:type="simple">美濃国</text:a>の美泉の祥瑞による改元。 </text:p>
          </table:table-cell>
          <table:table-cell table:number-columns-repeated="3"/>
        </table:table-row>
        <table:table-row table:style-name="ro1">
          <table:table-cell office:value-type="string" calcext:value-type="string">
            <text:p><text:a xlink:href="https://ja.wikipedia.org/wiki/神亀" xlink:type="simple">神亀</text:a> </text:p>
          </table:table-cell>
          <table:table-cell office:value-type="string" calcext:value-type="string">
            <text:p>じんき</text:p>
          </table:table-cell>
          <table:table-cell office:value-type="string" calcext:value-type="string">
            <text:p>養老8年2月4日</text:p>
            <text:p>（724年3月3日）</text:p>
          </table:table-cell>
          <table:table-cell office:value-type="string" calcext:value-type="string">
            <text:p>神亀6年<text:a xlink:href="https://ja.wikipedia.org/wiki/8月5日_(旧暦)" xlink:type="simple">8月5日</text:a></text:p>
            <text:p>（729年<text:a xlink:href="https://ja.wikipedia.org/wiki/9月2日" xlink:type="simple">9月2日</text:a>）</text:p>
          </table:table-cell>
          <table:table-cell office:value-type="string" calcext:value-type="string">
            <text:p>6年</text:p>
          </table:table-cell>
          <table:table-cell table:style-name="ce3" office:value-type="string" calcext:value-type="string" table:number-columns-spanned="1" table:number-rows-spanned="3">
            <text:p><text:a xlink:href="https://ja.wikipedia.org/wiki/聖武天皇" xlink:type="simple">聖武天皇</text:a></text:p>
          </table:table-cell>
          <table:table-cell office:value-type="string" calcext:value-type="string">
            <text:p>白亀を献上された祥瑞による改元。 </text:p>
          </table:table-cell>
          <table:table-cell table:number-columns-repeated="3"/>
        </table:table-row>
        <table:table-row table:style-name="ro4">
          <table:table-cell office:value-type="string" calcext:value-type="string">
            <text:p><text:a xlink:href="https://ja.wikipedia.org/wiki/天平" xlink:type="simple">天平</text:a> </text:p>
          </table:table-cell>
          <table:table-cell office:value-type="string" calcext:value-type="string">
            <text:p>てんぴょう</text:p>
          </table:table-cell>
          <table:table-cell office:value-type="string" calcext:value-type="string">
            <text:p>神亀6年8月5日</text:p>
            <text:p>（729年9月2日）</text:p>
          </table:table-cell>
          <table:table-cell office:value-type="string" calcext:value-type="string">
            <text:p>天平21年<text:a xlink:href="https://ja.wikipedia.org/wiki/4月14日_(旧暦)" xlink:type="simple">4月14日</text:a></text:p>
            <text:p>（749年<text:a xlink:href="https://ja.wikipedia.org/wiki/5月4日" xlink:type="simple">5月4日</text:a>）</text:p>
          </table:table-cell>
          <table:table-cell office:value-type="string" calcext:value-type="string">
            <text:p>21年</text:p>
          </table:table-cell>
          <table:covered-table-cell/>
          <table:table-cell office:value-type="string" calcext:value-type="string">
            <text:p><text:a xlink:href="https://ja.wikipedia.org/wiki/京職" xlink:type="simple">左京職</text:a>が背に「天王貴平知百年」と文のある亀を献上した祥瑞による改元。 </text:p>
          </table:table-cell>
          <table:table-cell table:number-columns-repeated="3"/>
        </table:table-row>
        <table:table-row table:style-name="ro1">
          <table:table-cell office:value-type="string" calcext:value-type="string">
            <text:p><text:a xlink:href="https://ja.wikipedia.org/wiki/天平感宝" xlink:type="simple">天平感宝</text:a> </text:p>
          </table:table-cell>
          <table:table-cell office:value-type="string" calcext:value-type="string">
            <text:p>てんぴょうかんぽう</text:p>
          </table:table-cell>
          <table:table-cell office:value-type="string" calcext:value-type="string">
            <text:p>天平21年4月14日</text:p>
            <text:p>（749年5月4日）</text:p>
          </table:table-cell>
          <table:table-cell office:value-type="string" calcext:value-type="string">
            <text:p>天平感宝元年<text:a xlink:href="https://ja.wikipedia.org/wiki/7月2日_(旧暦)" xlink:type="simple">7月2日</text:a></text:p>
            <text:p>（749年<text:a xlink:href="https://ja.wikipedia.org/wiki/8月19日" xlink:type="simple">8月19日</text:a>）</text:p>
          </table:table-cell>
          <table:table-cell office:value-type="string" calcext:value-type="string">
            <text:p>1年</text:p>
          </table:table-cell>
          <table:covered-table-cell/>
          <table:table-cell office:value-type="string" calcext:value-type="string">
            <text:p><text:a xlink:href="https://ja.wikipedia.org/wiki/陸奥国" xlink:type="simple">陸奥国</text:a>から黄金を献上された祥瑞による改元。 </text:p>
          </table:table-cell>
          <table:table-cell table:number-columns-repeated="3"/>
        </table:table-row>
        <table:table-row table:style-name="ro1">
          <table:table-cell office:value-type="string" calcext:value-type="string">
            <text:p><text:a xlink:href="https://ja.wikipedia.org/wiki/天平勝宝" xlink:type="simple">天平勝宝</text:a> </text:p>
          </table:table-cell>
          <table:table-cell office:value-type="string" calcext:value-type="string">
            <text:p>てんぴょうしょうほう</text:p>
          </table:table-cell>
          <table:table-cell office:value-type="string" calcext:value-type="string">
            <text:p>天平感宝元年7月2日</text:p>
            <text:p>（749年8月19日）</text:p>
          </table:table-cell>
          <table:table-cell office:value-type="string" calcext:value-type="string">
            <text:p>天平勝宝9歳<text:a xlink:href="https://ja.wikipedia.org/wiki/8月18日_(旧暦)" xlink:type="simple">8月18日</text:a></text:p>
            <text:p>（<text:a xlink:href="https://ja.wikipedia.org/wiki/757年" xlink:type="simple">757年</text:a><text:a xlink:href="https://ja.wikipedia.org/wiki/9月6日" xlink:type="simple">9月6日</text:a>）</text:p>
          </table:table-cell>
          <table:table-cell office:value-type="string" calcext:value-type="string">
            <text:p>9年</text:p>
          </table:table-cell>
          <table:table-cell table:style-name="ce3" office:value-type="string" calcext:value-type="string" table:number-columns-spanned="1" table:number-rows-spanned="2">
            <text:p><text:a xlink:href="https://ja.wikipedia.org/wiki/孝謙天皇" xlink:type="simple">孝謙天皇</text:a></text:p>
          </table:table-cell>
          <table:table-cell office:value-type="string" calcext:value-type="string">
            <text:p>孝謙天皇即位による改元。 </text:p>
          </table:table-cell>
          <table:table-cell table:number-columns-repeated="3"/>
        </table:table-row>
        <table:table-row table:style-name="ro5">
          <table:table-cell office:value-type="string" calcext:value-type="string" table:number-columns-spanned="1" table:number-rows-spanned="3">
            <text:p><text:a xlink:href="https://ja.wikipedia.org/wiki/天平宝字" xlink:type="simple">天平宝字</text:a> </text:p>
          </table:table-cell>
          <table:table-cell office:value-type="string" calcext:value-type="string" table:number-columns-spanned="1" table:number-rows-spanned="3">
            <text:p>てんぴょうほうじ</text:p>
          </table:table-cell>
          <table:table-cell office:value-type="string" calcext:value-type="string" table:number-columns-spanned="1" table:number-rows-spanned="3">
            <text:p>天平勝宝9年8月18日</text:p>
            <text:p>（757年9月6日）</text:p>
          </table:table-cell>
          <table:table-cell office:value-type="string" calcext:value-type="string" table:number-columns-spanned="1" table:number-rows-spanned="3">
            <text:p>天平宝字9年<text:a xlink:href="https://ja.wikipedia.org/wiki/1月7日_(旧暦)" xlink:type="simple">1月7日</text:a></text:p>
            <text:p>（<text:a xlink:href="https://ja.wikipedia.org/wiki/765年" xlink:type="simple">765年</text:a><text:a xlink:href="https://ja.wikipedia.org/wiki/2月1日" xlink:type="simple">2月1日</text:a>）</text:p>
          </table:table-cell>
          <table:table-cell office:value-type="string" calcext:value-type="string" table:number-columns-spanned="1" table:number-rows-spanned="3">
            <text:p>9年</text:p>
          </table:table-cell>
          <table:covered-table-cell/>
          <table:table-cell office:value-type="string" calcext:value-type="string" table:number-columns-spanned="1" table:number-rows-spanned="3">
            <text:p>宮中で<text:a xlink:href="https://ja.wikipedia.org/wiki/蚕" xlink:type="simple">蚕</text:a>が「五月八日開下帝釋標知天皇命百年息」の文字を成し、<text:a xlink:href="https://ja.wikipedia.org/wiki/駿河国" xlink:type="simple">駿河国</text:a>でも瑞字を生じた祥瑞による改元。 </text:p>
          </table:table-cell>
          <table:table-cell table:number-columns-repeated="3"/>
        </table:table-row>
        <table:table-row table:style-name="ro2">
          <table:covered-table-cell table:number-columns-repeated="5" table:style-name="Default"/>
          <table:table-cell table:style-name="ce3" office:value-type="string" calcext:value-type="string">
            <text:p><text:a xlink:href="https://ja.wikipedia.org/wiki/淳仁天皇" xlink:type="simple">淳仁天皇</text:a> </text:p>
          </table:table-cell>
          <table:covered-table-cell table:style-name="Default"/>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称徳天皇 </text:p>
          </table:table-cell>
          <table:covered-table-cell table:style-name="Default"/>
          <table:table-cell table:number-columns-repeated="3"/>
        </table:table-row>
        <table:table-row table:style-name="ro1">
          <table:table-cell office:value-type="string" calcext:value-type="string">
            <text:p><text:a xlink:href="https://ja.wikipedia.org/wiki/天平神護" xlink:type="simple">天平神護</text:a> </text:p>
          </table:table-cell>
          <table:table-cell office:value-type="string" calcext:value-type="string">
            <text:p>てんぴょうじんご</text:p>
          </table:table-cell>
          <table:table-cell office:value-type="string" calcext:value-type="string">
            <text:p>天平宝字9年1月7日</text:p>
            <text:p>（765年2月1日）</text:p>
          </table:table-cell>
          <table:table-cell office:value-type="string" calcext:value-type="string">
            <text:p>天平神護3年<text:a xlink:href="https://ja.wikipedia.org/wiki/8月16日_(旧暦)" xlink:type="simple">8月16日</text:a></text:p>
            <text:p>（<text:a xlink:href="https://ja.wikipedia.org/wiki/767年" xlink:type="simple">767年</text:a><text:a xlink:href="https://ja.wikipedia.org/wiki/9月13日" xlink:type="simple">9月13日</text:a>）</text:p>
          </table:table-cell>
          <table:table-cell office:value-type="string" calcext:value-type="string">
            <text:p>3年</text:p>
          </table:table-cell>
          <table:covered-table-cell/>
          <table:table-cell office:value-type="string" calcext:value-type="string">
            <text:p>称徳天皇即位による改元。 </text:p>
          </table:table-cell>
          <table:table-cell table:number-columns-repeated="3"/>
        </table:table-row>
        <table:table-row table:style-name="ro1">
          <table:table-cell office:value-type="string" calcext:value-type="string">
            <text:p><text:a xlink:href="https://ja.wikipedia.org/wiki/神護景雲" xlink:type="simple">神護景雲</text:a> </text:p>
          </table:table-cell>
          <table:table-cell office:value-type="string" calcext:value-type="string">
            <text:p>じんごけいうん</text:p>
          </table:table-cell>
          <table:table-cell office:value-type="string" calcext:value-type="string">
            <text:p>天平神護3年8月16日</text:p>
            <text:p>（767年9月13日）</text:p>
          </table:table-cell>
          <table:table-cell office:value-type="string" calcext:value-type="string">
            <text:p>神護景雲4年<text:a xlink:href="https://ja.wikipedia.org/wiki/10月1日_(旧暦)" xlink:type="simple">10月1日</text:a></text:p>
            <text:p>（<text:a xlink:href="https://ja.wikipedia.org/wiki/770年" xlink:type="simple">770年</text:a><text:a xlink:href="https://ja.wikipedia.org/wiki/10月23日" xlink:type="simple">10月23日</text:a>）</text:p>
          </table:table-cell>
          <table:table-cell office:value-type="string" calcext:value-type="string">
            <text:p>4年</text:p>
          </table:table-cell>
          <table:covered-table-cell/>
          <table:table-cell office:value-type="string" calcext:value-type="string">
            <text:p>慶雲の祥瑞による改元。 </text:p>
          </table:table-cell>
          <table:table-cell table:number-columns-repeated="3"/>
        </table:table-row>
        <table:table-row table:style-name="ro1">
          <table:table-cell office:value-type="string" calcext:value-type="string">
            <text:p><text:a xlink:href="https://ja.wikipedia.org/wiki/宝亀" xlink:type="simple">宝亀</text:a> </text:p>
          </table:table-cell>
          <table:table-cell office:value-type="string" calcext:value-type="string">
            <text:p>ほうき</text:p>
          </table:table-cell>
          <table:table-cell office:value-type="string" calcext:value-type="string">
            <text:p>神護景雲4年10月1日</text:p>
            <text:p>（770年10月23日）</text:p>
          </table:table-cell>
          <table:table-cell office:value-type="string" calcext:value-type="string">
            <text:p>宝亀12年<text:a xlink:href="https://ja.wikipedia.org/wiki/1月1日_(旧暦)" xlink:type="simple">1月1日</text:a></text:p>
            <text:p>（<text:a xlink:href="https://ja.wikipedia.org/wiki/781年" xlink:type="simple">781年</text:a><text:a xlink:href="https://ja.wikipedia.org/wiki/1月30日" xlink:type="simple">1月30日</text:a>）</text:p>
          </table:table-cell>
          <table:table-cell office:value-type="string" calcext:value-type="string">
            <text:p>12年</text:p>
          </table:table-cell>
          <table:table-cell table:style-name="ce3" office:value-type="string" calcext:value-type="string" table:number-columns-spanned="1" table:number-rows-spanned="2">
            <text:p><text:a xlink:href="https://ja.wikipedia.org/wiki/光仁天皇" xlink:type="simple">光仁天皇</text:a></text:p>
          </table:table-cell>
          <table:table-cell office:value-type="string" calcext:value-type="string">
            <text:p><text:a xlink:href="https://ja.wikipedia.org/wiki/肥後国" xlink:type="simple">肥後国</text:a>より白亀が献上された祥瑞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天応_(日本)" xlink:type="simple">天応</text:a> </text:p>
          </table:table-cell>
          <table:table-cell office:value-type="string" calcext:value-type="string">
            <text:p>てんおう</text:p>
          </table:table-cell>
          <table:table-cell office:value-type="string" calcext:value-type="string" table:number-columns-spanned="1" table:number-rows-spanned="2">
            <text:p>宝亀12年1月1日</text:p>
            <text:p>（781年1月30日）</text:p>
          </table:table-cell>
          <table:table-cell office:value-type="string" calcext:value-type="string" table:number-columns-spanned="1" table:number-rows-spanned="2">
            <text:p>天応2年<text:a xlink:href="https://ja.wikipedia.org/wiki/8月19日_(旧暦)" xlink:type="simple">8月19日</text:a></text:p>
            <text:p>（<text:a xlink:href="https://ja.wikipedia.org/wiki/782年" xlink:type="simple">782年</text:a><text:a xlink:href="https://ja.wikipedia.org/wiki/9月30日" xlink:type="simple">9月30日</text:a>）</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美雲の祥瑞による改元。 </text:p>
          </table:table-cell>
          <table:table-cell table:number-columns-repeated="3"/>
        </table:table-row>
        <table:table-row table:style-name="ro2">
          <table:covered-table-cell table:style-name="Default"/>
          <table:table-cell office:value-type="string" calcext:value-type="string">
            <text:p>てんのう</text:p>
          </table:table-cell>
          <table:covered-table-cell table:number-columns-repeated="3" table:style-name="Default"/>
          <table:table-cell table:style-name="ce3" office:value-type="string" calcext:value-type="string" table:number-columns-spanned="1" table:number-rows-spanned="2">
            <text:p><text:a xlink:href="https://ja.wikipedia.org/wiki/桓武天皇" xlink:type="simple">桓武天皇</text:a> </text:p>
          </table:table-cell>
          <table:covered-table-cell table:style-name="Default"/>
          <table:table-cell table:number-columns-repeated="3"/>
        </table:table-row>
        <table:table-row table:style-name="ro1">
          <table:table-cell office:value-type="string" calcext:value-type="string">
            <text:p><text:a xlink:href="https://ja.wikipedia.org/wiki/延暦" xlink:type="simple">延暦</text:a> </text:p>
          </table:table-cell>
          <table:table-cell office:value-type="string" calcext:value-type="string">
            <text:p>えんりゃく</text:p>
          </table:table-cell>
          <table:table-cell office:value-type="string" calcext:value-type="string">
            <text:p>天応2年8月19日</text:p>
            <text:p>（782年9月30日）</text:p>
          </table:table-cell>
          <table:table-cell office:value-type="string" calcext:value-type="string">
            <text:p>延暦25年<text:a xlink:href="https://ja.wikipedia.org/wiki/5月18日_(旧暦)" xlink:type="simple">5月18日</text:a></text:p>
            <text:p>（<text:a xlink:href="https://ja.wikipedia.org/wiki/806年" xlink:type="simple">806年</text:a><text:a xlink:href="https://ja.wikipedia.org/wiki/6月8日" xlink:type="simple">6月8日</text:a>）</text:p>
          </table:table-cell>
          <table:table-cell office:value-type="string" calcext:value-type="string">
            <text:p>25年</text:p>
          </table:table-cell>
          <table:covered-table-cell/>
          <table:table-cell office:value-type="string" calcext:value-type="string">
            <text:p>桓武天皇即位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大同_(日本)" xlink:type="simple">大同</text:a> </text:p>
          </table:table-cell>
          <table:table-cell office:value-type="string" calcext:value-type="string" table:number-columns-spanned="1" table:number-rows-spanned="2">
            <text:p>だいどう</text:p>
          </table:table-cell>
          <table:table-cell office:value-type="string" calcext:value-type="string" table:number-columns-spanned="1" table:number-rows-spanned="2">
            <text:p>延暦25年5月18日</text:p>
            <text:p>（806年6月8日）</text:p>
          </table:table-cell>
          <table:table-cell office:value-type="string" calcext:value-type="string" table:number-columns-spanned="1" table:number-rows-spanned="2">
            <text:p>大同5年<text:a xlink:href="https://ja.wikipedia.org/wiki/9月19日_(旧暦)" xlink:type="simple">9月19日</text:a></text:p>
            <text:p>（<text:a xlink:href="https://ja.wikipedia.org/wiki/810年" xlink:type="simple">810年</text:a><text:a xlink:href="https://ja.wikipedia.org/wiki/10月20日" xlink:type="simple">10月20日</text:a>）</text:p>
          </table:table-cell>
          <table:table-cell office:value-type="string" calcext:value-type="string" table:number-columns-spanned="1" table:number-rows-spanned="2">
            <text:p>5年</text:p>
          </table:table-cell>
          <table:table-cell table:style-name="ce3" office:value-type="string" calcext:value-type="string">
            <text:p><text:a xlink:href="https://ja.wikipedia.org/wiki/平城天皇" xlink:type="simple">平城天皇</text:a></text:p>
          </table:table-cell>
          <table:table-cell office:value-type="string" calcext:value-type="string" table:number-columns-spanned="1" table:number-rows-spanned="2">
            <text:p>平城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嵯峨天皇" xlink:type="simple">嵯峨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弘仁" xlink:type="simple">弘仁</text:a> </text:p>
          </table:table-cell>
          <table:table-cell office:value-type="string" calcext:value-type="string" table:number-columns-spanned="1" table:number-rows-spanned="2">
            <text:p>こうにん</text:p>
          </table:table-cell>
          <table:table-cell office:value-type="string" calcext:value-type="string" table:number-columns-spanned="1" table:number-rows-spanned="2">
            <text:p>大同5年9月19日</text:p>
            <text:p>（810年10月20日）</text:p>
          </table:table-cell>
          <table:table-cell office:value-type="string" calcext:value-type="string" table:number-columns-spanned="1" table:number-rows-spanned="2">
            <text:p>弘仁15年<text:a xlink:href="https://ja.wikipedia.org/wiki/1月5日_(旧暦)" xlink:type="simple">1月5日</text:a></text:p>
            <text:p>（<text:a xlink:href="https://ja.wikipedia.org/wiki/824年" xlink:type="simple">824年</text:a><text:a xlink:href="https://ja.wikipedia.org/wiki/2月8日" xlink:type="simple">2月8日</text:a>）</text:p>
          </table:table-cell>
          <table:table-cell office:value-type="string" calcext:value-type="string" table:number-columns-spanned="1" table:number-rows-spanned="2">
            <text:p>15年</text:p>
          </table:table-cell>
          <table:covered-table-cell/>
          <table:table-cell office:value-type="string" calcext:value-type="string" table:number-columns-spanned="1" table:number-rows-spanned="2">
            <text:p>嵯峨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淳和天皇" xlink:type="simple">淳和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天長" xlink:type="simple">天長</text:a> </text:p>
          </table:table-cell>
          <table:table-cell office:value-type="string" calcext:value-type="string" table:number-columns-spanned="1" table:number-rows-spanned="2">
            <text:p>てんちょう</text:p>
          </table:table-cell>
          <table:table-cell office:value-type="string" calcext:value-type="string" table:number-columns-spanned="1" table:number-rows-spanned="2">
            <text:p>弘仁15年1月5日</text:p>
            <text:p>（824年2月8日）</text:p>
          </table:table-cell>
          <table:table-cell office:value-type="string" calcext:value-type="string" table:number-columns-spanned="1" table:number-rows-spanned="2">
            <text:p>天長11年<text:a xlink:href="https://ja.wikipedia.org/wiki/1月3日_(旧暦)" xlink:type="simple">1月3日</text:a></text:p>
            <text:p>（<text:a xlink:href="https://ja.wikipedia.org/wiki/834年" xlink:type="simple">834年</text:a><text:a xlink:href="https://ja.wikipedia.org/wiki/2月14日" xlink:type="simple">2月14日</text:a>）</text:p>
          </table:table-cell>
          <table:table-cell office:value-type="string" calcext:value-type="string" table:number-columns-spanned="1" table:number-rows-spanned="2">
            <text:p>11年</text:p>
          </table:table-cell>
          <table:covered-table-cell/>
          <table:table-cell office:value-type="string" calcext:value-type="string" table:number-columns-spanned="1" table:number-rows-spanned="2">
            <text:p>淳和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仁明天皇" xlink:type="simple">仁明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承和_(日本)" xlink:type="simple">承和</text:a> </text:p>
          </table:table-cell>
          <table:table-cell office:value-type="string" calcext:value-type="string">
            <text:p>じょうわ</text:p>
          </table:table-cell>
          <table:table-cell office:value-type="string" calcext:value-type="string" table:number-columns-spanned="1" table:number-rows-spanned="2">
            <text:p>天長11年1月3日</text:p>
            <text:p>（834年2月14日）</text:p>
          </table:table-cell>
          <table:table-cell office:value-type="string" calcext:value-type="string" table:number-columns-spanned="1" table:number-rows-spanned="2">
            <text:p>承和15年<text:a xlink:href="https://ja.wikipedia.org/wiki/6月13日_(旧暦)" xlink:type="simple">6月13日</text:a></text:p>
            <text:p>（<text:a xlink:href="https://ja.wikipedia.org/wiki/848年" xlink:type="simple">848年</text:a><text:a xlink:href="https://ja.wikipedia.org/wiki/7月16日" xlink:type="simple">7月16日</text:a>）</text:p>
          </table:table-cell>
          <table:table-cell office:value-type="string" calcext:value-type="string" table:number-columns-spanned="1" table:number-rows-spanned="2">
            <text:p>15年</text:p>
          </table:table-cell>
          <table:covered-table-cell/>
          <table:table-cell office:value-type="string" calcext:value-type="string" table:number-columns-spanned="1" table:number-rows-spanned="2">
            <text:p>仁明天皇即位による改元。 </text:p>
          </table:table-cell>
          <table:table-cell table:number-columns-repeated="3"/>
        </table:table-row>
        <table:table-row table:style-name="ro2">
          <table:covered-table-cell table:style-name="Default"/>
          <table:table-cell office:value-type="string" calcext:value-type="string">
            <text:p>しょうわ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嘉祥" xlink:type="simple">嘉祥</text:a> </text:p>
          </table:table-cell>
          <table:table-cell office:value-type="string" calcext:value-type="string">
            <text:p>かしょう</text:p>
          </table:table-cell>
          <table:table-cell office:value-type="string" calcext:value-type="string" table:number-columns-spanned="1" table:number-rows-spanned="2">
            <text:p>承和15年6月13日</text:p>
            <text:p>（848年7月16日）</text:p>
          </table:table-cell>
          <table:table-cell office:value-type="string" calcext:value-type="string" table:number-columns-spanned="1" table:number-rows-spanned="2">
            <text:p>嘉祥4年<text:a xlink:href="https://ja.wikipedia.org/wiki/4月28日_(旧暦)" xlink:type="simple">4月28日</text:a></text:p>
            <text:p>（<text:a xlink:href="https://ja.wikipedia.org/wiki/851年" xlink:type="simple">851年</text:a><text:a xlink:href="https://ja.wikipedia.org/wiki/6月1日" xlink:type="simple">6月1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text:a xlink:href="https://ja.wikipedia.org/wiki/豊後国" xlink:type="simple">豊後国</text:a>から白亀が献じられた瑞祥による改元。 </text:p>
          </table:table-cell>
          <table:table-cell table:number-columns-repeated="3"/>
        </table:table-row>
        <table:table-row table:style-name="ro2">
          <table:covered-table-cell table:style-name="Default"/>
          <table:table-cell office:value-type="string" calcext:value-type="string">
            <text:p>かじょう</text:p>
          </table:table-cell>
          <table:covered-table-cell table:number-columns-repeated="3" table:style-name="Default"/>
          <table:table-cell table:style-name="ce3" office:value-type="string" calcext:value-type="string" table:number-columns-spanned="1" table:number-rows-spanned="4">
            <text:p><text:a xlink:href="https://ja.wikipedia.org/wiki/文徳天皇" xlink:type="simple">文徳天皇</text:a> </text:p>
          </table:table-cell>
          <table:covered-table-cell table:style-name="Default"/>
          <table:table-cell table:number-columns-repeated="3"/>
        </table:table-row>
        <table:table-row table:style-name="ro1">
          <table:table-cell office:value-type="string" calcext:value-type="string">
            <text:p><text:a xlink:href="https://ja.wikipedia.org/wiki/仁寿" xlink:type="simple">仁寿</text:a> </text:p>
          </table:table-cell>
          <table:table-cell office:value-type="string" calcext:value-type="string">
            <text:p>にんじゅ</text:p>
          </table:table-cell>
          <table:table-cell office:value-type="string" calcext:value-type="string">
            <text:p>嘉祥4年4月28日</text:p>
            <text:p>（851年6月1日）</text:p>
          </table:table-cell>
          <table:table-cell office:value-type="string" calcext:value-type="string">
            <text:p>仁寿4年<text:a xlink:href="https://ja.wikipedia.org/wiki/11月30日_(旧暦)" xlink:type="simple">11月30日</text:a></text:p>
            <text:p>（<text:a xlink:href="https://ja.wikipedia.org/wiki/854年" xlink:type="simple">854年</text:a><text:a xlink:href="https://ja.wikipedia.org/wiki/12月23日" xlink:type="simple">12月23日</text:a>）</text:p>
          </table:table-cell>
          <table:table-cell office:value-type="string" calcext:value-type="string">
            <text:p>4年</text:p>
          </table:table-cell>
          <table:covered-table-cell/>
          <table:table-cell office:value-type="string" calcext:value-type="string">
            <text:p>文徳天皇即位、白亀・甘露の瑞祥による改元。 </text:p>
          </table:table-cell>
          <table:table-cell table:number-columns-repeated="3"/>
        </table:table-row>
        <table:table-row table:style-name="ro1">
          <table:table-cell office:value-type="string" calcext:value-type="string">
            <text:p><text:a xlink:href="https://ja.wikipedia.org/wiki/斉衡" xlink:type="simple">斉衡</text:a> </text:p>
          </table:table-cell>
          <table:table-cell office:value-type="string" calcext:value-type="string">
            <text:p>さいこう</text:p>
          </table:table-cell>
          <table:table-cell office:value-type="string" calcext:value-type="string">
            <text:p>仁寿4年11月30日</text:p>
            <text:p>（854年12月23日）</text:p>
          </table:table-cell>
          <table:table-cell office:value-type="string" calcext:value-type="string">
            <text:p>斉衡4年<text:a xlink:href="https://ja.wikipedia.org/wiki/2月21日_(旧暦)" xlink:type="simple">2月21日</text:a></text:p>
            <text:p>（<text:a xlink:href="https://ja.wikipedia.org/wiki/857年" xlink:type="simple">857年</text:a><text:a xlink:href="https://ja.wikipedia.org/wiki/3月20日" xlink:type="simple">3月20日</text:a>）</text:p>
          </table:table-cell>
          <table:table-cell office:value-type="string" calcext:value-type="string">
            <text:p>4年</text:p>
          </table:table-cell>
          <table:covered-table-cell/>
          <table:table-cell office:value-type="string" calcext:value-type="string">
            <text:p><text:a xlink:href="https://ja.wikipedia.org/wiki/石見国" xlink:type="simple">石見国</text:a>から醴泉の瑞を献上された事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天安_(日本)" xlink:type="simple">天安</text:a> </text:p>
          </table:table-cell>
          <table:table-cell office:value-type="string" calcext:value-type="string">
            <text:p>てんあん</text:p>
          </table:table-cell>
          <table:table-cell office:value-type="string" calcext:value-type="string" table:number-columns-spanned="1" table:number-rows-spanned="2">
            <text:p>斉衡4年2月21日</text:p>
            <text:p>（857年3月20日）</text:p>
          </table:table-cell>
          <table:table-cell office:value-type="string" calcext:value-type="string" table:number-columns-spanned="1" table:number-rows-spanned="2">
            <text:p>天安3年<text:a xlink:href="https://ja.wikipedia.org/wiki/4月15日_(旧暦)" xlink:type="simple">4月15日</text:a></text:p>
            <text:p>（<text:a xlink:href="https://ja.wikipedia.org/wiki/859年" xlink:type="simple">859年</text:a><text:a xlink:href="https://ja.wikipedia.org/wiki/5月20日" xlink:type="simple">5月20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text:a xlink:href="https://ja.wikipedia.org/wiki/美作国" xlink:type="simple">美作国</text:a>・<text:a xlink:href="https://ja.wikipedia.org/wiki/常陸国" xlink:type="simple">常陸国</text:a>両国より白鹿、連理の樹が献上された祥瑞による改元。 </text:p>
          </table:table-cell>
          <table:table-cell table:number-columns-repeated="3"/>
        </table:table-row>
        <table:table-row table:style-name="ro2">
          <table:covered-table-cell table:style-name="Default"/>
          <table:table-cell office:value-type="string" calcext:value-type="string">
            <text:p>てんなん</text:p>
          </table:table-cell>
          <table:covered-table-cell table:number-columns-repeated="3" table:style-name="Default"/>
          <table:table-cell table:style-name="ce3" office:value-type="string" calcext:value-type="string" table:number-columns-spanned="1" table:number-rows-spanned="2">
            <text:p><text:a xlink:href="https://ja.wikipedia.org/wiki/清和天皇" xlink:type="simple">清和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貞観_(日本)" xlink:type="simple">貞観</text:a> </text:p>
          </table:table-cell>
          <table:table-cell office:value-type="string" calcext:value-type="string" table:number-columns-spanned="1" table:number-rows-spanned="2">
            <text:p>じょうがん</text:p>
          </table:table-cell>
          <table:table-cell office:value-type="string" calcext:value-type="string" table:number-columns-spanned="1" table:number-rows-spanned="2">
            <text:p>天安3年4月15日</text:p>
            <text:p>（859年5月20日）</text:p>
          </table:table-cell>
          <table:table-cell office:value-type="string" calcext:value-type="string" table:number-columns-spanned="1" table:number-rows-spanned="2">
            <text:p>貞観19年<text:a xlink:href="https://ja.wikipedia.org/wiki/4月16日_(旧暦)" xlink:type="simple">4月16日</text:a></text:p>
            <text:p>（<text:a xlink:href="https://ja.wikipedia.org/wiki/877年" xlink:type="simple">877年</text:a>6月1日）</text:p>
          </table:table-cell>
          <table:table-cell office:value-type="string" calcext:value-type="string" table:number-columns-spanned="1" table:number-rows-spanned="2">
            <text:p>19年</text:p>
          </table:table-cell>
          <table:covered-table-cell/>
          <table:table-cell office:value-type="string" calcext:value-type="string" table:number-columns-spanned="1" table:number-rows-spanned="2">
            <text:p>清和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陽成天皇" xlink:type="simple">陽成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元慶" xlink:type="simple">元慶</text:a> </text:p>
          </table:table-cell>
          <table:table-cell office:value-type="string" calcext:value-type="string" table:number-columns-spanned="1" table:number-rows-spanned="2">
            <text:p>がんぎょう</text:p>
          </table:table-cell>
          <table:table-cell office:value-type="string" calcext:value-type="string" table:number-columns-spanned="1" table:number-rows-spanned="2">
            <text:p>貞観19年4月16日</text:p>
            <text:p>（877年6月1日）</text:p>
          </table:table-cell>
          <table:table-cell office:value-type="string" calcext:value-type="string" table:number-columns-spanned="1" table:number-rows-spanned="2">
            <text:p>元慶9年2月21日</text:p>
            <text:p>（<text:a xlink:href="https://ja.wikipedia.org/wiki/885年" xlink:type="simple">885年</text:a><text:a xlink:href="https://ja.wikipedia.org/wiki/3月11日" xlink:type="simple">3月11日</text:a>）</text:p>
          </table:table-cell>
          <table:table-cell office:value-type="string" calcext:value-type="string" table:number-columns-spanned="1" table:number-rows-spanned="2">
            <text:p>9年</text:p>
          </table:table-cell>
          <table:covered-table-cell/>
          <table:table-cell office:value-type="string" calcext:value-type="string" table:number-columns-spanned="1" table:number-rows-spanned="2">
            <text:p>陽成天皇即位、白雉・白鹿献上の瑞祥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光孝天皇" xlink:type="simple">光孝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仁和" xlink:type="simple">仁和</text:a> </text:p>
          </table:table-cell>
          <table:table-cell office:value-type="string" calcext:value-type="string">
            <text:p>にんな</text:p>
          </table:table-cell>
          <table:table-cell office:value-type="string" calcext:value-type="string" table:number-columns-spanned="1" table:number-rows-spanned="2">
            <text:p>元慶9年2月21日</text:p>
            <text:p>（885年3月11日）</text:p>
          </table:table-cell>
          <table:table-cell office:value-type="string" calcext:value-type="string" table:number-columns-spanned="1" table:number-rows-spanned="2">
            <text:p>仁和5年<text:a xlink:href="https://ja.wikipedia.org/wiki/4月27日_(旧暦)" xlink:type="simple">4月27日</text:a></text:p>
            <text:p>（<text:a xlink:href="https://ja.wikipedia.org/wiki/889年" xlink:type="simple">889年</text:a><text:a xlink:href="https://ja.wikipedia.org/wiki/5月30日" xlink:type="simple">5月30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光孝天皇即位による改元。 </text:p>
          </table:table-cell>
          <table:table-cell table:number-columns-repeated="3"/>
        </table:table-row>
        <table:table-row table:style-name="ro2">
          <table:covered-table-cell table:style-name="Default"/>
          <table:table-cell office:value-type="string" calcext:value-type="string">
            <text:p>にんわ</text:p>
          </table:table-cell>
          <table:covered-table-cell table:number-columns-repeated="3" table:style-name="Default"/>
          <table:table-cell table:style-name="ce3" office:value-type="string" calcext:value-type="string" table:number-columns-spanned="1" table:number-rows-spanned="3">
            <text:p><text:a xlink:href="https://ja.wikipedia.org/wiki/宇多天皇" xlink:type="simple">宇多天皇</text:a> </text:p>
          </table:table-cell>
          <table:covered-table-cell table:style-name="Default"/>
          <table:table-cell table:number-columns-repeated="3"/>
        </table:table-row>
        <table:table-row table:style-name="ro2">
          <table:table-cell office:value-type="string" calcext:value-type="string" table:number-columns-spanned="1" table:number-rows-spanned="3">
            <text:p><text:a xlink:href="https://ja.wikipedia.org/wiki/寛平" xlink:type="simple">寛平</text:a> </text:p>
          </table:table-cell>
          <table:table-cell office:value-type="string" calcext:value-type="string">
            <text:p>かんぴょう</text:p>
          </table:table-cell>
          <table:table-cell office:value-type="string" calcext:value-type="string" table:number-columns-spanned="1" table:number-rows-spanned="3">
            <text:p>仁和5年4月27日</text:p>
            <text:p>（889年5月30日）</text:p>
          </table:table-cell>
          <table:table-cell office:value-type="string" calcext:value-type="string" table:number-columns-spanned="1" table:number-rows-spanned="3">
            <text:p>寛平10年<text:a xlink:href="https://ja.wikipedia.org/wiki/4月26日_(旧暦)" xlink:type="simple">4月26日</text:a></text:p>
            <text:p>（<text:a xlink:href="https://ja.wikipedia.org/wiki/898年" xlink:type="simple">898年</text:a>5月20日）<text:a xlink:href="https://ja.wikipedia.org/wiki/元号一覧_(日本)#cite_note-kanpyou-2" xlink:type="simple">[2]</text:a></text:p>
          </table:table-cell>
          <table:table-cell office:value-type="string" calcext:value-type="string" table:number-columns-spanned="1" table:number-rows-spanned="3">
            <text:p>10年</text:p>
          </table:table-cell>
          <table:covered-table-cell/>
          <table:table-cell office:value-type="string" calcext:value-type="string" table:number-columns-spanned="1" table:number-rows-spanned="3">
            <text:p>宇多天皇即位による改元。 </text:p>
          </table:table-cell>
          <table:table-cell table:number-columns-repeated="3"/>
        </table:table-row>
        <table:table-row table:style-name="ro2">
          <table:covered-table-cell table:style-name="Default"/>
          <table:table-cell office:value-type="string" calcext:value-type="string">
            <text:p>かんぺい </text:p>
          </table:table-cell>
          <table:covered-table-cell table:number-columns-repeated="3" table:style-name="Default"/>
          <table:covered-table-cell/>
          <table:covered-table-cell table:style-name="Default"/>
          <table:table-cell table:number-columns-repeated="3"/>
        </table:table-row>
        <table:table-row table:style-name="ro2">
          <table:covered-table-cell table:style-name="Default"/>
          <table:table-cell office:value-type="string" calcext:value-type="string">
            <text:p>かんへい</text:p>
          </table:table-cell>
          <table:covered-table-cell table:number-columns-repeated="3" table:style-name="Default"/>
          <table:table-cell table:style-name="ce3" office:value-type="string" calcext:value-type="string" table:number-columns-spanned="1" table:number-rows-spanned="4">
            <text:p><text:a xlink:href="https://ja.wikipedia.org/wiki/醍醐天皇" xlink:type="simple">醍醐天皇</text:a> </text:p>
          </table:table-cell>
          <table:covered-table-cell table:style-name="Default"/>
          <table:table-cell table:number-columns-repeated="3"/>
        </table:table-row>
        <table:table-row table:style-name="ro1">
          <table:table-cell office:value-type="string" calcext:value-type="string">
            <text:p><text:a xlink:href="https://ja.wikipedia.org/wiki/昌泰" xlink:type="simple">昌泰</text:a> </text:p>
          </table:table-cell>
          <table:table-cell office:value-type="string" calcext:value-type="string">
            <text:p>しょうたい</text:p>
          </table:table-cell>
          <table:table-cell office:value-type="string" calcext:value-type="string">
            <text:p>寛平10年4月26日</text:p>
            <text:p>（898年5月20日）<text:a xlink:href="https://ja.wikipedia.org/wiki/元号一覧_(日本)#cite_note-kanpyou-2" xlink:type="simple">[2]</text:a></text:p>
          </table:table-cell>
          <table:table-cell office:value-type="string" calcext:value-type="string">
            <text:p>昌泰4年<text:a xlink:href="https://ja.wikipedia.org/wiki/7月15日_(旧暦)" xlink:type="simple">7月15日</text:a></text:p>
            <text:p>（<text:a xlink:href="https://ja.wikipedia.org/wiki/901年" xlink:type="simple">901年</text:a><text:a xlink:href="https://ja.wikipedia.org/wiki/8月31日" xlink:type="simple">8月31日</text:a>）</text:p>
          </table:table-cell>
          <table:table-cell office:value-type="string" calcext:value-type="string">
            <text:p>4年</text:p>
          </table:table-cell>
          <table:covered-table-cell/>
          <table:table-cell office:value-type="string" calcext:value-type="string">
            <text:p>醍醐天皇即位による改元。 </text:p>
          </table:table-cell>
          <table:table-cell table:number-columns-repeated="3"/>
        </table:table-row>
        <table:table-row table:style-name="ro1">
          <table:table-cell office:value-type="string" calcext:value-type="string">
            <text:p><text:a xlink:href="https://ja.wikipedia.org/wiki/延喜" xlink:type="simple">延喜</text:a> </text:p>
          </table:table-cell>
          <table:table-cell office:value-type="string" calcext:value-type="string">
            <text:p>えんぎ</text:p>
          </table:table-cell>
          <table:table-cell office:value-type="string" calcext:value-type="string">
            <text:p>昌泰4年7月15日</text:p>
            <text:p>（901年8月31日）</text:p>
          </table:table-cell>
          <table:table-cell office:value-type="string" calcext:value-type="string">
            <text:p>延喜23年<text:a xlink:href="https://ja.wikipedia.org/wiki/4月11日_(旧暦)" xlink:type="simple">閏4月11日</text:a></text:p>
            <text:p>（<text:a xlink:href="https://ja.wikipedia.org/wiki/923年" xlink:type="simple">923年</text:a><text:a xlink:href="https://ja.wikipedia.org/wiki/5月29日" xlink:type="simple">5月29日</text:a>）</text:p>
          </table:table-cell>
          <table:table-cell office:value-type="string" calcext:value-type="string">
            <text:p>23年</text:p>
          </table:table-cell>
          <table:covered-table-cell/>
          <table:table-cell office:value-type="string" calcext:value-type="string">
            <text:p><text:a xlink:href="https://ja.wikipedia.org/wiki/辛酉" xlink:type="simple">辛酉革命</text:a>、天変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延長_(元号)" xlink:type="simple">延長</text:a> </text:p>
          </table:table-cell>
          <table:table-cell office:value-type="string" calcext:value-type="string" table:number-columns-spanned="1" table:number-rows-spanned="2">
            <text:p>えんちょう</text:p>
          </table:table-cell>
          <table:table-cell office:value-type="string" calcext:value-type="string" table:number-columns-spanned="1" table:number-rows-spanned="2">
            <text:p>延喜23年閏4月11日</text:p>
            <text:p>（923年5月29日）</text:p>
          </table:table-cell>
          <table:table-cell office:value-type="string" calcext:value-type="string" table:number-columns-spanned="1" table:number-rows-spanned="2">
            <text:p>延長9年4月26日</text:p>
            <text:p>（<text:a xlink:href="https://ja.wikipedia.org/wiki/931年" xlink:type="simple">931年</text:a><text:a xlink:href="https://ja.wikipedia.org/wiki/5月16日" xlink:type="simple">5月16日</text:a>）</text:p>
          </table:table-cell>
          <table:table-cell office:value-type="string" calcext:value-type="string" table:number-columns-spanned="1" table:number-rows-spanned="2">
            <text:p>9年</text:p>
          </table:table-cell>
          <table:covered-table-cell/>
          <table:table-cell office:value-type="string" calcext:value-type="string" table:number-columns-spanned="1" table:number-rows-spanned="2">
            <text:p>水潦、疾疫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朱雀天皇" xlink:type="simple">朱雀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承平_(日本)" xlink:type="simple">承平</text:a> </text:p>
          </table:table-cell>
          <table:table-cell office:value-type="string" calcext:value-type="string">
            <text:p>じょうへい</text:p>
          </table:table-cell>
          <table:table-cell office:value-type="string" calcext:value-type="string" table:number-columns-spanned="1" table:number-rows-spanned="2">
            <text:p>延長9年4月26日</text:p>
            <text:p>（931年5月16日）</text:p>
          </table:table-cell>
          <table:table-cell office:value-type="string" calcext:value-type="string" table:number-columns-spanned="1" table:number-rows-spanned="2">
            <text:p>承平8年<text:a xlink:href="https://ja.wikipedia.org/wiki/5月22日_(旧暦)" xlink:type="simple">5月22日</text:a></text:p>
            <text:p>（<text:a xlink:href="https://ja.wikipedia.org/wiki/938年" xlink:type="simple">938年</text:a><text:a xlink:href="https://ja.wikipedia.org/wiki/6月22日" xlink:type="simple">6月22日</text:a>）</text:p>
          </table:table-cell>
          <table:table-cell office:value-type="string" calcext:value-type="string" table:number-columns-spanned="1" table:number-rows-spanned="2">
            <text:p>8年</text:p>
          </table:table-cell>
          <table:covered-table-cell/>
          <table:table-cell office:value-type="string" calcext:value-type="string" table:number-columns-spanned="1" table:number-rows-spanned="2">
            <text:p>朱雀天皇即位による改元。 </text:p>
          </table:table-cell>
          <table:table-cell table:number-columns-repeated="3"/>
        </table:table-row>
        <table:table-row table:style-name="ro2">
          <table:covered-table-cell table:style-name="Default"/>
          <table:table-cell office:value-type="string" calcext:value-type="string">
            <text:p>しょうへい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天慶" xlink:type="simple">天慶</text:a> </text:p>
          </table:table-cell>
          <table:table-cell office:value-type="string" calcext:value-type="string">
            <text:p>てんぎょう</text:p>
          </table:table-cell>
          <table:table-cell office:value-type="string" calcext:value-type="string" table:number-columns-spanned="1" table:number-rows-spanned="2">
            <text:p>承平8年5月22日</text:p>
            <text:p>（938年6月22日）</text:p>
          </table:table-cell>
          <table:table-cell office:value-type="string" calcext:value-type="string" table:number-columns-spanned="1" table:number-rows-spanned="2">
            <text:p>天慶10年<text:a xlink:href="https://ja.wikipedia.org/wiki/4月22日_(旧暦)" xlink:type="simple">4月22日</text:a></text:p>
            <text:p>（<text:a xlink:href="https://ja.wikipedia.org/wiki/947年" xlink:type="simple">947年</text:a><text:a xlink:href="https://ja.wikipedia.org/wiki/5月15日" xlink:type="simple">5月15日</text:a>）</text:p>
          </table:table-cell>
          <table:table-cell office:value-type="string" calcext:value-type="string" table:number-columns-spanned="1" table:number-rows-spanned="2">
            <text:p>10年</text:p>
          </table:table-cell>
          <table:covered-table-cell/>
          <table:table-cell office:value-type="string" calcext:value-type="string" table:number-columns-spanned="1" table:number-rows-spanned="2">
            <text:p>厄運、地震、御慎による改元。 </text:p>
          </table:table-cell>
          <table:table-cell table:number-columns-repeated="3"/>
        </table:table-row>
        <table:table-row table:style-name="ro2">
          <table:covered-table-cell table:style-name="Default"/>
          <table:table-cell office:value-type="string" calcext:value-type="string">
            <text:p>てんきょう</text:p>
          </table:table-cell>
          <table:covered-table-cell table:number-columns-repeated="3" table:style-name="Default"/>
          <table:table-cell table:style-name="ce3" office:value-type="string" calcext:value-type="string" table:number-columns-spanned="1" table:number-rows-spanned="5">
            <text:p><text:a xlink:href="https://ja.wikipedia.org/wiki/村上天皇" xlink:type="simple">村上天皇</text:a> </text:p>
          </table:table-cell>
          <table:covered-table-cell table:style-name="Default"/>
          <table:table-cell table:number-columns-repeated="3"/>
        </table:table-row>
        <table:table-row table:style-name="ro1">
          <table:table-cell office:value-type="string" calcext:value-type="string">
            <text:p><text:a xlink:href="https://ja.wikipedia.org/wiki/天暦" xlink:type="simple">天暦</text:a> </text:p>
          </table:table-cell>
          <table:table-cell office:value-type="string" calcext:value-type="string">
            <text:p>てんりゃく</text:p>
          </table:table-cell>
          <table:table-cell office:value-type="string" calcext:value-type="string">
            <text:p>天慶10年4月22日</text:p>
            <text:p>（947年5月15日）</text:p>
          </table:table-cell>
          <table:table-cell office:value-type="string" calcext:value-type="string">
            <text:p>天暦11年<text:a xlink:href="https://ja.wikipedia.org/wiki/10月27日_(旧暦)" xlink:type="simple">10月27日</text:a></text:p>
            <text:p>（<text:a xlink:href="https://ja.wikipedia.org/wiki/957年" xlink:type="simple">957年</text:a><text:a xlink:href="https://ja.wikipedia.org/wiki/11月21日" xlink:type="simple">11月21日</text:a>）</text:p>
          </table:table-cell>
          <table:table-cell office:value-type="string" calcext:value-type="string">
            <text:p>11年</text:p>
          </table:table-cell>
          <table:covered-table-cell/>
          <table:table-cell office:value-type="string" calcext:value-type="string">
            <text:p>村上天皇即位による改元。 </text:p>
          </table:table-cell>
          <table:table-cell table:number-columns-repeated="3"/>
        </table:table-row>
        <table:table-row table:style-name="ro1">
          <table:table-cell office:value-type="string" calcext:value-type="string">
            <text:p><text:a xlink:href="https://ja.wikipedia.org/wiki/天徳_(日本)" xlink:type="simple">天徳</text:a> </text:p>
          </table:table-cell>
          <table:table-cell office:value-type="string" calcext:value-type="string">
            <text:p>てんとく</text:p>
          </table:table-cell>
          <table:table-cell office:value-type="string" calcext:value-type="string">
            <text:p>天暦11年10月27日</text:p>
            <text:p>（957年11月21日）</text:p>
          </table:table-cell>
          <table:table-cell office:value-type="string" calcext:value-type="string">
            <text:p>天徳5年<text:a xlink:href="https://ja.wikipedia.org/wiki/2月16日_(旧暦)" xlink:type="simple">2月16日</text:a></text:p>
            <text:p>（<text:a xlink:href="https://ja.wikipedia.org/wiki/961年" xlink:type="simple">961年</text:a><text:a xlink:href="https://ja.wikipedia.org/wiki/3月5日" xlink:type="simple">3月5日</text:a>）</text:p>
          </table:table-cell>
          <table:table-cell office:value-type="string" calcext:value-type="string">
            <text:p>5年</text:p>
          </table:table-cell>
          <table:covered-table-cell/>
          <table:table-cell office:value-type="string" calcext:value-type="string">
            <text:p>水旱による改元。 </text:p>
          </table:table-cell>
          <table:table-cell table:number-columns-repeated="3"/>
        </table:table-row>
        <table:table-row table:style-name="ro1">
          <table:table-cell office:value-type="string" calcext:value-type="string">
            <text:p><text:a xlink:href="https://ja.wikipedia.org/wiki/応和" xlink:type="simple">応和</text:a> </text:p>
          </table:table-cell>
          <table:table-cell office:value-type="string" calcext:value-type="string">
            <text:p>おうわ</text:p>
          </table:table-cell>
          <table:table-cell office:value-type="string" calcext:value-type="string">
            <text:p>天徳5年2月16日</text:p>
            <text:p>（961年3月5日）</text:p>
          </table:table-cell>
          <table:table-cell office:value-type="string" calcext:value-type="string">
            <text:p>応和4年<text:a xlink:href="https://ja.wikipedia.org/wiki/7月10日_(旧暦)" xlink:type="simple">7月10日</text:a></text:p>
            <text:p>（<text:a xlink:href="https://ja.wikipedia.org/wiki/964年" xlink:type="simple">964年</text:a>8月19日）</text:p>
          </table:table-cell>
          <table:table-cell office:value-type="string" calcext:value-type="string">
            <text:p>4年</text:p>
          </table:table-cell>
          <table:covered-table-cell/>
          <table:table-cell office:value-type="string" calcext:value-type="string">
            <text:p>辛酉革命、皇居火災など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康保" xlink:type="simple">康保</text:a> </text:p>
          </table:table-cell>
          <table:table-cell office:value-type="string" calcext:value-type="string" table:number-columns-spanned="1" table:number-rows-spanned="2">
            <text:p>こうほう</text:p>
          </table:table-cell>
          <table:table-cell office:value-type="string" calcext:value-type="string" table:number-columns-spanned="1" table:number-rows-spanned="2">
            <text:p>応和4年7月10日</text:p>
            <text:p>（964年8月19日）</text:p>
          </table:table-cell>
          <table:table-cell office:value-type="string" calcext:value-type="string" table:number-columns-spanned="1" table:number-rows-spanned="2">
            <text:p>康保5年<text:a xlink:href="https://ja.wikipedia.org/wiki/8月13日_(旧暦)" xlink:type="simple">8月13日</text:a></text:p>
            <text:p>（<text:a xlink:href="https://ja.wikipedia.org/wiki/968年" xlink:type="simple">968年</text:a><text:a xlink:href="https://ja.wikipedia.org/wiki/9月8日" xlink:type="simple">9月8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text:a xlink:href="https://ja.wikipedia.org/wiki/甲子" xlink:type="simple">甲子革令</text:a>、旱魃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冷泉天皇" xlink:type="simple">冷泉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安和" xlink:type="simple">安和</text:a> </text:p>
          </table:table-cell>
          <table:table-cell office:value-type="string" calcext:value-type="string">
            <text:p>あんな</text:p>
          </table:table-cell>
          <table:table-cell office:value-type="string" calcext:value-type="string" table:number-columns-spanned="1" table:number-rows-spanned="2">
            <text:p>康保5年8月13日</text:p>
            <text:p>（968年9月8日）</text:p>
          </table:table-cell>
          <table:table-cell office:value-type="string" calcext:value-type="string" table:number-columns-spanned="1" table:number-rows-spanned="2">
            <text:p>安和3年<text:a xlink:href="https://ja.wikipedia.org/wiki/3月25日_(旧暦)" xlink:type="simple">3月25日</text:a></text:p>
            <text:p>（<text:a xlink:href="https://ja.wikipedia.org/wiki/970年" xlink:type="simple">970年</text:a>5月3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冷泉天皇即位による改元。 </text:p>
          </table:table-cell>
          <table:table-cell table:number-columns-repeated="3"/>
        </table:table-row>
        <table:table-row table:style-name="ro2">
          <table:covered-table-cell table:style-name="Default"/>
          <table:table-cell office:value-type="string" calcext:value-type="string">
            <text:p>あんわ</text:p>
          </table:table-cell>
          <table:covered-table-cell table:number-columns-repeated="3" table:style-name="Default"/>
          <table:table-cell table:style-name="ce3" office:value-type="string" calcext:value-type="string" table:number-columns-spanned="1" table:number-rows-spanned="6">
            <text:p><text:a xlink:href="https://ja.wikipedia.org/wiki/円融天皇" xlink:type="simple">円融天皇</text:a> </text:p>
          </table:table-cell>
          <table:covered-table-cell table:style-name="Default"/>
          <table:table-cell table:number-columns-repeated="3"/>
        </table:table-row>
        <table:table-row table:style-name="ro1">
          <table:table-cell office:value-type="string" calcext:value-type="string">
            <text:p><text:a xlink:href="https://ja.wikipedia.org/wiki/天禄" xlink:type="simple">天禄</text:a> </text:p>
          </table:table-cell>
          <table:table-cell office:value-type="string" calcext:value-type="string">
            <text:p>てんろく</text:p>
          </table:table-cell>
          <table:table-cell office:value-type="string" calcext:value-type="string">
            <text:p>安和3年3月25日</text:p>
            <text:p>（970年5月3日）</text:p>
          </table:table-cell>
          <table:table-cell office:value-type="string" calcext:value-type="string">
            <text:p>天禄4年<text:a xlink:href="https://ja.wikipedia.org/wiki/12月20日_(旧暦)" xlink:type="simple">12月20日</text:a></text:p>
            <text:p>（<text:a xlink:href="https://ja.wikipedia.org/wiki/974年" xlink:type="simple">974年</text:a><text:a xlink:href="https://ja.wikipedia.org/wiki/1月16日" xlink:type="simple">1月16日</text:a>）</text:p>
          </table:table-cell>
          <table:table-cell office:value-type="string" calcext:value-type="string">
            <text:p>4年</text:p>
          </table:table-cell>
          <table:covered-table-cell/>
          <table:table-cell office:value-type="string" calcext:value-type="string">
            <text:p>円融天皇即位による改元。 </text:p>
          </table:table-cell>
          <table:table-cell table:number-columns-repeated="3"/>
        </table:table-row>
        <table:table-row table:style-name="ro1">
          <table:table-cell office:value-type="string" calcext:value-type="string">
            <text:p><text:a xlink:href="https://ja.wikipedia.org/wiki/天延" xlink:type="simple">天延</text:a> </text:p>
          </table:table-cell>
          <table:table-cell office:value-type="string" calcext:value-type="string">
            <text:p>てんえん</text:p>
          </table:table-cell>
          <table:table-cell office:value-type="string" calcext:value-type="string">
            <text:p>天禄4年12月20日</text:p>
            <text:p>（974年1月16日）</text:p>
          </table:table-cell>
          <table:table-cell office:value-type="string" calcext:value-type="string">
            <text:p>天延4年<text:a xlink:href="https://ja.wikipedia.org/wiki/7月13日_(旧暦)" xlink:type="simple">7月13日</text:a></text:p>
            <text:p>（<text:a xlink:href="https://ja.wikipedia.org/wiki/976年" xlink:type="simple">976年</text:a><text:a xlink:href="https://ja.wikipedia.org/wiki/8月11日" xlink:type="simple">8月11日</text:a>）</text:p>
          </table:table-cell>
          <table:table-cell office:value-type="string" calcext:value-type="string">
            <text:p>4年</text:p>
          </table:table-cell>
          <table:covered-table-cell/>
          <table:table-cell office:value-type="string" calcext:value-type="string">
            <text:p>天変、地震による改元。 </text:p>
          </table:table-cell>
          <table:table-cell table:number-columns-repeated="3"/>
        </table:table-row>
        <table:table-row table:style-name="ro1">
          <table:table-cell office:value-type="string" calcext:value-type="string">
            <text:p><text:a xlink:href="https://ja.wikipedia.org/wiki/貞元_(日本)" xlink:type="simple">貞元</text:a> </text:p>
          </table:table-cell>
          <table:table-cell office:value-type="string" calcext:value-type="string">
            <text:p>じょうげん</text:p>
          </table:table-cell>
          <table:table-cell office:value-type="string" calcext:value-type="string">
            <text:p>天延4年7月13日</text:p>
            <text:p>（976年8月11日）</text:p>
          </table:table-cell>
          <table:table-cell office:value-type="string" calcext:value-type="string">
            <text:p>貞元3年<text:a xlink:href="https://ja.wikipedia.org/wiki/11月29日_(旧暦)" xlink:type="simple">11月29日</text:a></text:p>
            <text:p>（<text:a xlink:href="https://ja.wikipedia.org/wiki/978年" xlink:type="simple">978年</text:a><text:a xlink:href="https://ja.wikipedia.org/wiki/12月31日" xlink:type="simple">12月31日</text:a>）</text:p>
          </table:table-cell>
          <table:table-cell office:value-type="string" calcext:value-type="string">
            <text:p>3年</text:p>
          </table:table-cell>
          <table:covered-table-cell/>
          <table:table-cell office:value-type="string" calcext:value-type="string">
            <text:p><text:a xlink:href="https://ja.wikipedia.org/wiki/火災" xlink:type="simple">火災</text:a>、地震による改元。 </text:p>
          </table:table-cell>
          <table:table-cell table:number-columns-repeated="3"/>
        </table:table-row>
        <table:table-row table:style-name="ro1">
          <table:table-cell office:value-type="string" calcext:value-type="string">
            <text:p><text:a xlink:href="https://ja.wikipedia.org/wiki/天元_(日本)" xlink:type="simple">天元</text:a> </text:p>
          </table:table-cell>
          <table:table-cell office:value-type="string" calcext:value-type="string">
            <text:p>てんげん</text:p>
          </table:table-cell>
          <table:table-cell office:value-type="string" calcext:value-type="string">
            <text:p>貞元3年11月29日</text:p>
            <text:p>（978年12月31日）</text:p>
          </table:table-cell>
          <table:table-cell office:value-type="string" calcext:value-type="string">
            <text:p>天元6年4月15日</text:p>
            <text:p>（<text:a xlink:href="https://ja.wikipedia.org/wiki/983年" xlink:type="simple">983年</text:a>5月29日）</text:p>
          </table:table-cell>
          <table:table-cell office:value-type="string" calcext:value-type="string">
            <text:p>6年</text:p>
          </table:table-cell>
          <table:covered-table-cell/>
          <table:table-cell office:value-type="string" calcext:value-type="string">
            <text:p>災変、陽五厄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永観" xlink:type="simple">永観</text:a> </text:p>
          </table:table-cell>
          <table:table-cell office:value-type="string" calcext:value-type="string" table:number-columns-spanned="1" table:number-rows-spanned="2">
            <text:p>えいかん</text:p>
          </table:table-cell>
          <table:table-cell office:value-type="string" calcext:value-type="string" table:number-columns-spanned="1" table:number-rows-spanned="2">
            <text:p>天元6年4月15日</text:p>
            <text:p>（983年5月29日）</text:p>
          </table:table-cell>
          <table:table-cell office:value-type="string" calcext:value-type="string" table:number-columns-spanned="1" table:number-rows-spanned="2">
            <text:p>永観3年4月27日</text:p>
            <text:p>（<text:a xlink:href="https://ja.wikipedia.org/wiki/985年" xlink:type="simple">985年</text:a><text:a xlink:href="https://ja.wikipedia.org/wiki/5月19日" xlink:type="simple">5月19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干魃、皇居火災など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花山天皇" xlink:type="simple">花山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寛和" xlink:type="simple">寛和</text:a> </text:p>
          </table:table-cell>
          <table:table-cell office:value-type="string" calcext:value-type="string">
            <text:p>かんな</text:p>
          </table:table-cell>
          <table:table-cell office:value-type="string" calcext:value-type="string" table:number-columns-spanned="1" table:number-rows-spanned="2">
            <text:p>永観3年4月27日</text:p>
            <text:p>（985年5月19日）</text:p>
          </table:table-cell>
          <table:table-cell office:value-type="string" calcext:value-type="string" table:number-columns-spanned="1" table:number-rows-spanned="2">
            <text:p>寛和3年<text:a xlink:href="https://ja.wikipedia.org/wiki/4月5日_(旧暦)" xlink:type="simple">4月5日</text:a></text:p>
            <text:p>（<text:a xlink:href="https://ja.wikipedia.org/wiki/987年" xlink:type="simple">987年</text:a><text:a xlink:href="https://ja.wikipedia.org/wiki/5月5日" xlink:type="simple">5月5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花山天皇即位による改元。 </text:p>
          </table:table-cell>
          <table:table-cell table:number-columns-repeated="3"/>
        </table:table-row>
        <table:table-row table:style-name="ro2">
          <table:covered-table-cell table:style-name="Default"/>
          <table:table-cell office:value-type="string" calcext:value-type="string">
            <text:p>かんわ</text:p>
          </table:table-cell>
          <table:covered-table-cell table:number-columns-repeated="3" table:style-name="Default"/>
          <table:table-cell table:style-name="ce3" office:value-type="string" calcext:value-type="string" table:number-columns-spanned="1" table:number-rows-spanned="7">
            <text:p><text:a xlink:href="https://ja.wikipedia.org/wiki/一条天皇" xlink:type="simple">一条天皇</text:a> </text:p>
          </table:table-cell>
          <table:covered-table-cell table:style-name="Default"/>
          <table:table-cell table:number-columns-repeated="3"/>
        </table:table-row>
        <table:table-row table:style-name="ro1">
          <table:table-cell office:value-type="string" calcext:value-type="string">
            <text:p><text:a xlink:href="https://ja.wikipedia.org/wiki/永延" xlink:type="simple">永延</text:a> </text:p>
          </table:table-cell>
          <table:table-cell office:value-type="string" calcext:value-type="string">
            <text:p>えいえん</text:p>
          </table:table-cell>
          <table:table-cell office:value-type="string" calcext:value-type="string">
            <text:p>寛和3年4月5日</text:p>
            <text:p>（987年5月5日）</text:p>
          </table:table-cell>
          <table:table-cell office:value-type="string" calcext:value-type="string">
            <text:p>永延3年<text:a xlink:href="https://ja.wikipedia.org/wiki/8月8日_(旧暦)" xlink:type="simple">8月8日</text:a></text:p>
            <text:p>（<text:a xlink:href="https://ja.wikipedia.org/wiki/989年" xlink:type="simple">989年</text:a><text:a xlink:href="https://ja.wikipedia.org/wiki/9月10日" xlink:type="simple">9月10日</text:a>）</text:p>
          </table:table-cell>
          <table:table-cell office:value-type="string" calcext:value-type="string">
            <text:p>3年</text:p>
          </table:table-cell>
          <table:covered-table-cell/>
          <table:table-cell office:value-type="string" calcext:value-type="string">
            <text:p>一条天皇即位による改元。 </text:p>
          </table:table-cell>
          <table:table-cell table:number-columns-repeated="3"/>
        </table:table-row>
        <table:table-row table:style-name="ro1">
          <table:table-cell office:value-type="string" calcext:value-type="string">
            <text:p><text:a xlink:href="https://ja.wikipedia.org/wiki/永祚_(日本)" xlink:type="simple">永祚</text:a> </text:p>
          </table:table-cell>
          <table:table-cell office:value-type="string" calcext:value-type="string">
            <text:p>えいそ</text:p>
          </table:table-cell>
          <table:table-cell office:value-type="string" calcext:value-type="string">
            <text:p>永延3年8月8日</text:p>
            <text:p>（989年9月10日）</text:p>
          </table:table-cell>
          <table:table-cell office:value-type="string" calcext:value-type="string">
            <text:p>永祚2年<text:a xlink:href="https://ja.wikipedia.org/wiki/11月7日_(旧暦)" xlink:type="simple">11月7日</text:a></text:p>
            <text:p>（<text:a xlink:href="https://ja.wikipedia.org/wiki/990年" xlink:type="simple">990年</text:a><text:a xlink:href="https://ja.wikipedia.org/wiki/11月26日" xlink:type="simple">11月26日</text:a>）</text:p>
          </table:table-cell>
          <table:table-cell office:value-type="string" calcext:value-type="string">
            <text:p>2年</text:p>
          </table:table-cell>
          <table:covered-table-cell/>
          <table:table-cell office:value-type="string" calcext:value-type="string">
            <text:p>彗星、地震など天変災異による改元。 </text:p>
          </table:table-cell>
          <table:table-cell table:number-columns-repeated="3"/>
        </table:table-row>
        <table:table-row table:style-name="ro1">
          <table:table-cell office:value-type="string" calcext:value-type="string">
            <text:p><text:a xlink:href="https://ja.wikipedia.org/wiki/正暦" xlink:type="simple">正暦</text:a> </text:p>
          </table:table-cell>
          <table:table-cell office:value-type="string" calcext:value-type="string">
            <text:p>しょうりゃく</text:p>
          </table:table-cell>
          <table:table-cell office:value-type="string" calcext:value-type="string">
            <text:p>永祚2年11月7日</text:p>
            <text:p>（990年11月26日）</text:p>
          </table:table-cell>
          <table:table-cell office:value-type="string" calcext:value-type="string">
            <text:p>正暦6年<text:a xlink:href="https://ja.wikipedia.org/wiki/2月22日_(旧暦)" xlink:type="simple">2月22日</text:a></text:p>
            <text:p>（<text:a xlink:href="https://ja.wikipedia.org/wiki/995年" xlink:type="simple">995年</text:a><text:a xlink:href="https://ja.wikipedia.org/wiki/3月25日" xlink:type="simple">3月25日</text:a>）</text:p>
          </table:table-cell>
          <table:table-cell office:value-type="string" calcext:value-type="string">
            <text:p>6年</text:p>
          </table:table-cell>
          <table:covered-table-cell/>
          <table:table-cell office:value-type="string" calcext:value-type="string">
            <text:p>大風、天変による改元。 </text:p>
          </table:table-cell>
          <table:table-cell table:number-columns-repeated="3"/>
        </table:table-row>
        <table:table-row table:style-name="ro1">
          <table:table-cell office:value-type="string" calcext:value-type="string">
            <text:p><text:a xlink:href="https://ja.wikipedia.org/wiki/長徳" xlink:type="simple">長徳</text:a> </text:p>
          </table:table-cell>
          <table:table-cell office:value-type="string" calcext:value-type="string">
            <text:p>ちょうとく</text:p>
          </table:table-cell>
          <table:table-cell office:value-type="string" calcext:value-type="string">
            <text:p>正暦6年2月22日</text:p>
            <text:p>（995年3月25日）</text:p>
          </table:table-cell>
          <table:table-cell office:value-type="string" calcext:value-type="string">
            <text:p>長徳5年<text:a xlink:href="https://ja.wikipedia.org/wiki/1月13日_(旧暦)" xlink:type="simple">1月13日</text:a></text:p>
            <text:p>（<text:a xlink:href="https://ja.wikipedia.org/wiki/999年" xlink:type="simple">999年</text:a>2月1日）</text:p>
          </table:table-cell>
          <table:table-cell office:value-type="string" calcext:value-type="string">
            <text:p>5年</text:p>
          </table:table-cell>
          <table:covered-table-cell/>
          <table:table-cell office:value-type="string" calcext:value-type="string">
            <text:p>疾疫、天変による改元。 </text:p>
          </table:table-cell>
          <table:table-cell table:number-columns-repeated="3"/>
        </table:table-row>
        <table:table-row table:style-name="ro1">
          <table:table-cell office:value-type="string" calcext:value-type="string">
            <text:p><text:a xlink:href="https://ja.wikipedia.org/wiki/長保" xlink:type="simple">長保</text:a> </text:p>
          </table:table-cell>
          <table:table-cell office:value-type="string" calcext:value-type="string">
            <text:p>ちょうほう</text:p>
          </table:table-cell>
          <table:table-cell office:value-type="string" calcext:value-type="string">
            <text:p>長徳5年1月13日</text:p>
            <text:p>（999年2月1日）</text:p>
          </table:table-cell>
          <table:table-cell office:value-type="string" calcext:value-type="string">
            <text:p>長保6年<text:a xlink:href="https://ja.wikipedia.org/wiki/7月20日_(旧暦)" xlink:type="simple">7月20日</text:a></text:p>
            <text:p>（<text:a xlink:href="https://ja.wikipedia.org/wiki/1004年" xlink:type="simple">1004年</text:a><text:a xlink:href="https://ja.wikipedia.org/wiki/8月8日" xlink:type="simple">8月8日</text:a>）</text:p>
          </table:table-cell>
          <table:table-cell office:value-type="string" calcext:value-type="string">
            <text:p>6年</text:p>
          </table:table-cell>
          <table:covered-table-cell/>
          <table:table-cell office:value-type="string" calcext:value-type="string">
            <text:p>天変、炎旱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寛弘" xlink:type="simple">寛弘</text:a> </text:p>
          </table:table-cell>
          <table:table-cell office:value-type="string" calcext:value-type="string" table:number-columns-spanned="1" table:number-rows-spanned="2">
            <text:p>かんこう</text:p>
          </table:table-cell>
          <table:table-cell office:value-type="string" calcext:value-type="string" table:number-columns-spanned="1" table:number-rows-spanned="2">
            <text:p>長保6年7月20日</text:p>
            <text:p>（1004年8月8日）</text:p>
          </table:table-cell>
          <table:table-cell office:value-type="string" calcext:value-type="string" table:number-columns-spanned="1" table:number-rows-spanned="2">
            <text:p>寛弘9年<text:a xlink:href="https://ja.wikipedia.org/wiki/12月25日_(旧暦)" xlink:type="simple">12月25日</text:a></text:p>
            <text:p>（<text:a xlink:href="https://ja.wikipedia.org/wiki/1013年" xlink:type="simple">1013年</text:a>2月8日）</text:p>
          </table:table-cell>
          <table:table-cell office:value-type="string" calcext:value-type="string" table:number-columns-spanned="1" table:number-rows-spanned="2">
            <text:p>9年</text:p>
          </table:table-cell>
          <table:covered-table-cell/>
          <table:table-cell office:value-type="string" calcext:value-type="string" table:number-columns-spanned="1" table:number-rows-spanned="2">
            <text:p>天変地妖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三条天皇" xlink:type="simple">三条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長和" xlink:type="simple">長和</text:a> </text:p>
          </table:table-cell>
          <table:table-cell office:value-type="string" calcext:value-type="string" table:number-columns-spanned="1" table:number-rows-spanned="2">
            <text:p>ちょうわ</text:p>
          </table:table-cell>
          <table:table-cell office:value-type="string" calcext:value-type="string" table:number-columns-spanned="1" table:number-rows-spanned="2">
            <text:p>寛弘9年12月25日</text:p>
            <text:p>（1013年2月8日）</text:p>
          </table:table-cell>
          <table:table-cell office:value-type="string" calcext:value-type="string" table:number-columns-spanned="1" table:number-rows-spanned="2">
            <text:p>長和6年<text:a xlink:href="https://ja.wikipedia.org/wiki/4月23日_(旧暦)" xlink:type="simple">4月23日</text:a></text:p>
            <text:p>（<text:a xlink:href="https://ja.wikipedia.org/wiki/1017年" xlink:type="simple">1017年</text:a><text:a xlink:href="https://ja.wikipedia.org/wiki/5月21日" xlink:type="simple">5月21日</text:a>）</text:p>
          </table:table-cell>
          <table:table-cell office:value-type="string" calcext:value-type="string" table:number-columns-spanned="1" table:number-rows-spanned="2">
            <text:p>6年</text:p>
          </table:table-cell>
          <table:covered-table-cell/>
          <table:table-cell office:value-type="string" calcext:value-type="string" table:number-columns-spanned="1" table:number-rows-spanned="2">
            <text:p>三条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5">
            <text:p><text:a xlink:href="https://ja.wikipedia.org/wiki/後一条天皇" xlink:type="simple">後一条天皇</text:a> </text:p>
          </table:table-cell>
          <table:covered-table-cell table:style-name="Default"/>
          <table:table-cell table:number-columns-repeated="3"/>
        </table:table-row>
        <table:table-row table:style-name="ro1">
          <table:table-cell office:value-type="string" calcext:value-type="string">
            <text:p><text:a xlink:href="https://ja.wikipedia.org/wiki/寛仁" xlink:type="simple">寛仁</text:a> </text:p>
          </table:table-cell>
          <table:table-cell office:value-type="string" calcext:value-type="string">
            <text:p>かんにん</text:p>
          </table:table-cell>
          <table:table-cell office:value-type="string" calcext:value-type="string">
            <text:p>長和6年4月23日</text:p>
            <text:p>（1017年5月21日）</text:p>
          </table:table-cell>
          <table:table-cell office:value-type="string" calcext:value-type="string">
            <text:p>寛仁5年<text:a xlink:href="https://ja.wikipedia.org/wiki/2月2日_(旧暦)" xlink:type="simple">2月2日</text:a></text:p>
            <text:p>（<text:a xlink:href="https://ja.wikipedia.org/wiki/1021年" xlink:type="simple">1021年</text:a><text:a xlink:href="https://ja.wikipedia.org/wiki/3月17日" xlink:type="simple">3月17日</text:a>）</text:p>
          </table:table-cell>
          <table:table-cell office:value-type="string" calcext:value-type="string">
            <text:p>5年</text:p>
          </table:table-cell>
          <table:covered-table-cell/>
          <table:table-cell office:value-type="string" calcext:value-type="string">
            <text:p>後一条天皇即位による改元。 </text:p>
          </table:table-cell>
          <table:table-cell table:number-columns-repeated="3"/>
        </table:table-row>
        <table:table-row table:style-name="ro1">
          <table:table-cell office:value-type="string" calcext:value-type="string">
            <text:p><text:a xlink:href="https://ja.wikipedia.org/wiki/治安_(元号)" xlink:type="simple">治安</text:a> </text:p>
          </table:table-cell>
          <table:table-cell office:value-type="string" calcext:value-type="string">
            <text:p>じあん</text:p>
          </table:table-cell>
          <table:table-cell office:value-type="string" calcext:value-type="string">
            <text:p>寛仁5年2月2日</text:p>
            <text:p>（1021年3月17日）</text:p>
          </table:table-cell>
          <table:table-cell office:value-type="string" calcext:value-type="string">
            <text:p>治安4年7月13日</text:p>
            <text:p>（<text:a xlink:href="https://ja.wikipedia.org/wiki/1024年" xlink:type="simple">1024年</text:a><text:a xlink:href="https://ja.wikipedia.org/wiki/8月19日" xlink:type="simple">8月19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1">
          <table:table-cell office:value-type="string" calcext:value-type="string">
            <text:p><text:a xlink:href="https://ja.wikipedia.org/wiki/万寿" xlink:type="simple">万寿</text:a> </text:p>
          </table:table-cell>
          <table:table-cell office:value-type="string" calcext:value-type="string">
            <text:p>まんじゅ</text:p>
          </table:table-cell>
          <table:table-cell office:value-type="string" calcext:value-type="string">
            <text:p>治安4年7月13日</text:p>
            <text:p>（1024年8月19日）</text:p>
          </table:table-cell>
          <table:table-cell office:value-type="string" calcext:value-type="string">
            <text:p>万寿5年<text:a xlink:href="https://ja.wikipedia.org/wiki/7月25日_(旧暦)" xlink:type="simple">7月25日</text:a></text:p>
            <text:p>（<text:a xlink:href="https://ja.wikipedia.org/wiki/1028年" xlink:type="simple">1028年</text:a><text:a xlink:href="https://ja.wikipedia.org/wiki/8月18日" xlink:type="simple">8月18日</text:a>）</text:p>
          </table:table-cell>
          <table:table-cell office:value-type="string" calcext:value-type="string">
            <text:p>5年</text:p>
          </table:table-cell>
          <table:covered-table-cell/>
          <table:table-cell office:value-type="string" calcext:value-type="string">
            <text:p>甲子革令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長元" xlink:type="simple">長元</text:a> </text:p>
          </table:table-cell>
          <table:table-cell office:value-type="string" calcext:value-type="string" table:number-columns-spanned="1" table:number-rows-spanned="2">
            <text:p>ちょうげん</text:p>
          </table:table-cell>
          <table:table-cell office:value-type="string" calcext:value-type="string" table:number-columns-spanned="1" table:number-rows-spanned="2">
            <text:p>万寿5年7月25日</text:p>
            <text:p>（1028年8月18日）</text:p>
          </table:table-cell>
          <table:table-cell office:value-type="string" calcext:value-type="string" table:number-columns-spanned="1" table:number-rows-spanned="2">
            <text:p>長元10年<text:a xlink:href="https://ja.wikipedia.org/wiki/4月21日_(旧暦)" xlink:type="simple">4月21日</text:a></text:p>
            <text:p>（<text:a xlink:href="https://ja.wikipedia.org/wiki/1037年" xlink:type="simple">1037年</text:a><text:a xlink:href="https://ja.wikipedia.org/wiki/5月9日" xlink:type="simple">5月9日</text:a>）</text:p>
          </table:table-cell>
          <table:table-cell office:value-type="string" calcext:value-type="string" table:number-columns-spanned="1" table:number-rows-spanned="2">
            <text:p>10年</text:p>
          </table:table-cell>
          <table:covered-table-cell/>
          <table:table-cell office:value-type="string" calcext:value-type="string" table:number-columns-spanned="1" table:number-rows-spanned="2">
            <text:p>疫病、炎旱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朱雀天皇" xlink:type="simple">後朱雀天皇</text:a> </text:p>
          </table:table-cell>
          <table:covered-table-cell table:style-name="Default"/>
          <table:table-cell table:number-columns-repeated="3"/>
        </table:table-row>
        <table:table-row table:style-name="ro1">
          <table:table-cell office:value-type="string" calcext:value-type="string">
            <text:p><text:a xlink:href="https://ja.wikipedia.org/wiki/長暦" xlink:type="simple">長暦</text:a> </text:p>
          </table:table-cell>
          <table:table-cell office:value-type="string" calcext:value-type="string">
            <text:p>ちょうりゃく</text:p>
          </table:table-cell>
          <table:table-cell office:value-type="string" calcext:value-type="string">
            <text:p>長元10年4月21日</text:p>
            <text:p>（1037年5月9日）</text:p>
          </table:table-cell>
          <table:table-cell office:value-type="string" calcext:value-type="string">
            <text:p>長暦4年<text:a xlink:href="https://ja.wikipedia.org/wiki/11月10日_(旧暦)" xlink:type="simple">11月10日</text:a></text:p>
            <text:p>（<text:a xlink:href="https://ja.wikipedia.org/wiki/1040年" xlink:type="simple">1040年</text:a><text:a xlink:href="https://ja.wikipedia.org/wiki/12月16日" xlink:type="simple">12月16日</text:a>）</text:p>
          </table:table-cell>
          <table:table-cell office:value-type="string" calcext:value-type="string">
            <text:p>4年</text:p>
          </table:table-cell>
          <table:covered-table-cell/>
          <table:table-cell office:value-type="string" calcext:value-type="string">
            <text:p>後朱雀天皇即位による改元。 </text:p>
          </table:table-cell>
          <table:table-cell table:number-columns-repeated="3"/>
        </table:table-row>
        <table:table-row table:style-name="ro1">
          <table:table-cell office:value-type="string" calcext:value-type="string">
            <text:p><text:a xlink:href="https://ja.wikipedia.org/wiki/長久" xlink:type="simple">長久</text:a> </text:p>
          </table:table-cell>
          <table:table-cell office:value-type="string" calcext:value-type="string">
            <text:p>ちょうきゅう</text:p>
          </table:table-cell>
          <table:table-cell office:value-type="string" calcext:value-type="string">
            <text:p>長暦4年11月10日</text:p>
            <text:p>（1040年12月16日）</text:p>
          </table:table-cell>
          <table:table-cell office:value-type="string" calcext:value-type="string">
            <text:p>長久5年<text:a xlink:href="https://ja.wikipedia.org/wiki/11月24日_(旧暦)" xlink:type="simple">11月24日</text:a></text:p>
            <text:p>（<text:a xlink:href="https://ja.wikipedia.org/wiki/1044年" xlink:type="simple">1044年</text:a>12月16日）</text:p>
          </table:table-cell>
          <table:table-cell office:value-type="string" calcext:value-type="string">
            <text:p>5年</text:p>
          </table:table-cell>
          <table:covered-table-cell/>
          <table:table-cell office:value-type="string" calcext:value-type="string">
            <text:p>災変、<text:a xlink:href="https://ja.wikipedia.org/wiki/内裏" xlink:type="simple">内裏</text:a>焼失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寛徳" xlink:type="simple">寛徳</text:a> </text:p>
          </table:table-cell>
          <table:table-cell office:value-type="string" calcext:value-type="string" table:number-columns-spanned="1" table:number-rows-spanned="2">
            <text:p>かんとく</text:p>
          </table:table-cell>
          <table:table-cell office:value-type="string" calcext:value-type="string" table:number-columns-spanned="1" table:number-rows-spanned="2">
            <text:p>長久5年11月24日</text:p>
            <text:p>（1044年12月16日）</text:p>
          </table:table-cell>
          <table:table-cell office:value-type="string" calcext:value-type="string" table:number-columns-spanned="1" table:number-rows-spanned="2">
            <text:p>寛徳3年4月14日</text:p>
            <text:p>（<text:a xlink:href="https://ja.wikipedia.org/wiki/1046年" xlink:type="simple">1046年</text:a><text:a xlink:href="https://ja.wikipedia.org/wiki/5月22日" xlink:type="simple">5月22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疾疫、干魃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後冷泉天皇" xlink:type="simple">後冷泉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永承" xlink:type="simple">永承</text:a> </text:p>
          </table:table-cell>
          <table:table-cell office:value-type="string" calcext:value-type="string">
            <text:p>えいしょう</text:p>
          </table:table-cell>
          <table:table-cell office:value-type="string" calcext:value-type="string" table:number-columns-spanned="1" table:number-rows-spanned="2">
            <text:p>寛徳3年4月14日</text:p>
            <text:p>（1046年5月22日）</text:p>
          </table:table-cell>
          <table:table-cell office:value-type="string" calcext:value-type="string" table:number-columns-spanned="1" table:number-rows-spanned="2">
            <text:p>永承8年1月11日</text:p>
            <text:p>（<text:a xlink:href="https://ja.wikipedia.org/wiki/1053年" xlink:type="simple">1053年</text:a><text:a xlink:href="https://ja.wikipedia.org/wiki/2月2日" xlink:type="simple">2月2日</text:a>）</text:p>
          </table:table-cell>
          <table:table-cell office:value-type="string" calcext:value-type="string" table:number-columns-spanned="1" table:number-rows-spanned="2">
            <text:p>8年</text:p>
          </table:table-cell>
          <table:covered-table-cell/>
          <table:table-cell office:value-type="string" calcext:value-type="string" table:number-columns-spanned="1" table:number-rows-spanned="2">
            <text:p>後冷泉天皇即位による改元。 </text:p>
          </table:table-cell>
          <table:table-cell table:number-columns-repeated="3"/>
        </table:table-row>
        <table:table-row table:style-name="ro2">
          <table:covered-table-cell table:style-name="Default"/>
          <table:table-cell office:value-type="string" calcext:value-type="string">
            <text:p>えいじょう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天喜" xlink:type="simple">天喜</text:a> </text:p>
          </table:table-cell>
          <table:table-cell office:value-type="string" calcext:value-type="string">
            <text:p>てんき</text:p>
          </table:table-cell>
          <table:table-cell office:value-type="string" calcext:value-type="string" table:number-columns-spanned="1" table:number-rows-spanned="2">
            <text:p>永承8年1月11日</text:p>
            <text:p>（1053年2月2日）</text:p>
          </table:table-cell>
          <table:table-cell office:value-type="string" calcext:value-type="string" table:number-columns-spanned="1" table:number-rows-spanned="2">
            <text:p>天喜6年<text:a xlink:href="https://ja.wikipedia.org/wiki/8月29日_(旧暦)" xlink:type="simple">8月29日</text:a></text:p>
            <text:p>（<text:a xlink:href="https://ja.wikipedia.org/wiki/1058年" xlink:type="simple">1058年</text:a><text:a xlink:href="https://ja.wikipedia.org/wiki/9月19日" xlink:type="simple">9月19日</text:a>）</text:p>
          </table:table-cell>
          <table:table-cell office:value-type="string" calcext:value-type="string" table:number-columns-spanned="1" table:number-rows-spanned="2">
            <text:p>6年</text:p>
          </table:table-cell>
          <table:covered-table-cell/>
          <table:table-cell office:value-type="string" calcext:value-type="string" table:number-columns-spanned="1" table:number-rows-spanned="2">
            <text:p>天変、怪異による改元。 </text:p>
          </table:table-cell>
          <table:table-cell table:number-columns-repeated="3"/>
        </table:table-row>
        <table:table-row table:style-name="ro2">
          <table:covered-table-cell table:style-name="Default"/>
          <table:table-cell office:value-type="string" calcext:value-type="string">
            <text:p>てんぎ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康平" xlink:type="simple">康平</text:a> </text:p>
          </table:table-cell>
          <table:table-cell office:value-type="string" calcext:value-type="string">
            <text:p>こうへい</text:p>
          </table:table-cell>
          <table:table-cell office:value-type="string" calcext:value-type="string">
            <text:p>天喜6年8月29日</text:p>
            <text:p>（1058年9月19日）</text:p>
          </table:table-cell>
          <table:table-cell office:value-type="string" calcext:value-type="string">
            <text:p>康平8年<text:a xlink:href="https://ja.wikipedia.org/wiki/8月2日_(旧暦)" xlink:type="simple">8月2日</text:a></text:p>
            <text:p>（<text:a xlink:href="https://ja.wikipedia.org/wiki/1065年" xlink:type="simple">1065年</text:a><text:a xlink:href="https://ja.wikipedia.org/wiki/9月4日" xlink:type="simple">9月4日</text:a>）</text:p>
          </table:table-cell>
          <table:table-cell office:value-type="string" calcext:value-type="string">
            <text:p>8年</text:p>
          </table:table-cell>
          <table:covered-table-cell/>
          <table:table-cell office:value-type="string" calcext:value-type="string">
            <text:p><text:a xlink:href="https://ja.wikipedia.org/wiki/大極殿" xlink:type="simple">大極殿</text:a>、<text:a xlink:href="https://ja.wikipedia.org/wiki/法成寺" xlink:type="simple">法成寺</text:a>の火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治暦" xlink:type="simple">治暦</text:a> </text:p>
          </table:table-cell>
          <table:table-cell office:value-type="string" calcext:value-type="string" table:number-columns-spanned="1" table:number-rows-spanned="2">
            <text:p>じりゃく</text:p>
          </table:table-cell>
          <table:table-cell office:value-type="string" calcext:value-type="string" table:number-columns-spanned="1" table:number-rows-spanned="2">
            <text:p>康平8年8月2日</text:p>
            <text:p>（1065年9月4日）</text:p>
          </table:table-cell>
          <table:table-cell office:value-type="string" calcext:value-type="string" table:number-columns-spanned="1" table:number-rows-spanned="2">
            <text:p>治暦5年<text:a xlink:href="https://ja.wikipedia.org/wiki/4月13日_(旧暦)" xlink:type="simple">4月13日</text:a></text:p>
            <text:p>（<text:a xlink:href="https://ja.wikipedia.org/wiki/1069年" xlink:type="simple">1069年</text:a><text:a xlink:href="https://ja.wikipedia.org/wiki/5月6日" xlink:type="simple">5月6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旱魃、三合厄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三条天皇" xlink:type="simple">後三条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延久" xlink:type="simple">延久</text:a> </text:p>
          </table:table-cell>
          <table:table-cell office:value-type="string" calcext:value-type="string" table:number-columns-spanned="1" table:number-rows-spanned="2">
            <text:p>えんきゅう</text:p>
          </table:table-cell>
          <table:table-cell office:value-type="string" calcext:value-type="string" table:number-columns-spanned="1" table:number-rows-spanned="2">
            <text:p>治暦5年4月13日</text:p>
            <text:p>（1069年5月6日）</text:p>
          </table:table-cell>
          <table:table-cell office:value-type="string" calcext:value-type="string" table:number-columns-spanned="1" table:number-rows-spanned="2">
            <text:p>延久6年<text:a xlink:href="https://ja.wikipedia.org/wiki/8月23日_(旧暦)" xlink:type="simple">8月23日</text:a></text:p>
            <text:p>（<text:a xlink:href="https://ja.wikipedia.org/wiki/1074年" xlink:type="simple">1074年</text:a><text:a xlink:href="https://ja.wikipedia.org/wiki/9月16日" xlink:type="simple">9月16日</text:a>）</text:p>
          </table:table-cell>
          <table:table-cell office:value-type="string" calcext:value-type="string" table:number-columns-spanned="1" table:number-rows-spanned="2">
            <text:p>6年</text:p>
          </table:table-cell>
          <table:covered-table-cell/>
          <table:table-cell office:value-type="string" calcext:value-type="string" table:number-columns-spanned="1" table:number-rows-spanned="2">
            <text:p>後三条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白河天皇" xlink:type="simple">白河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承保" xlink:type="simple">承保</text:a> </text:p>
          </table:table-cell>
          <table:table-cell office:value-type="string" calcext:value-type="string">
            <text:p>じょうほう</text:p>
          </table:table-cell>
          <table:table-cell office:value-type="string" calcext:value-type="string" table:number-columns-spanned="1" table:number-rows-spanned="2">
            <text:p>延久6年8月23日</text:p>
            <text:p>（1074年9月16日）</text:p>
          </table:table-cell>
          <table:table-cell office:value-type="string" calcext:value-type="string" table:number-columns-spanned="1" table:number-rows-spanned="2">
            <text:p>承保4年11月17日</text:p>
            <text:p>（<text:a xlink:href="https://ja.wikipedia.org/wiki/1077年" xlink:type="simple">1077年</text:a><text:a xlink:href="https://ja.wikipedia.org/wiki/12月5日" xlink:type="simple">12月5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白河天皇即位、三合厄による改元。 </text:p>
          </table:table-cell>
          <table:table-cell table:number-columns-repeated="3"/>
        </table:table-row>
        <table:table-row table:style-name="ro2">
          <table:covered-table-cell table:style-name="Default"/>
          <table:table-cell office:value-type="string" calcext:value-type="string">
            <text:p>しょうほう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承暦" xlink:type="simple">承暦</text:a> </text:p>
          </table:table-cell>
          <table:table-cell office:value-type="string" calcext:value-type="string">
            <text:p>じょうりゃく</text:p>
          </table:table-cell>
          <table:table-cell office:value-type="string" calcext:value-type="string" table:number-columns-spanned="1" table:number-rows-spanned="2">
            <text:p>承保4年11月17日</text:p>
            <text:p>（1077年12月5日）</text:p>
          </table:table-cell>
          <table:table-cell office:value-type="string" calcext:value-type="string" table:number-columns-spanned="1" table:number-rows-spanned="2">
            <text:p>承暦5年<text:a xlink:href="https://ja.wikipedia.org/wiki/2月10日_(旧暦)" xlink:type="simple">2月10日</text:a></text:p>
            <text:p>（<text:a xlink:href="https://ja.wikipedia.org/wiki/1081年" xlink:type="simple">1081年</text:a>3月22日）</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旱魃、疱瘡の流行による改元。 </text:p>
          </table:table-cell>
          <table:table-cell table:number-columns-repeated="3"/>
        </table:table-row>
        <table:table-row table:style-name="ro2">
          <table:covered-table-cell table:style-name="Default"/>
          <table:table-cell office:value-type="string" calcext:value-type="string">
            <text:p>しょうりゃく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永保" xlink:type="simple">永保</text:a> </text:p>
          </table:table-cell>
          <table:table-cell office:value-type="string" calcext:value-type="string">
            <text:p>えいほう</text:p>
          </table:table-cell>
          <table:table-cell office:value-type="string" calcext:value-type="string">
            <text:p>承暦5年2月10日</text:p>
            <text:p>（1081年3月22日）</text:p>
          </table:table-cell>
          <table:table-cell office:value-type="string" calcext:value-type="string">
            <text:p>永保4年<text:a xlink:href="https://ja.wikipedia.org/wiki/2月7日_(旧暦)" xlink:type="simple">2月7日</text:a></text:p>
            <text:p>（<text:a xlink:href="https://ja.wikipedia.org/wiki/1084年" xlink:type="simple">1084年</text:a><text:a xlink:href="https://ja.wikipedia.org/wiki/3月15日" xlink:type="simple">3月15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応徳" xlink:type="simple">応徳</text:a> </text:p>
          </table:table-cell>
          <table:table-cell office:value-type="string" calcext:value-type="string" table:number-columns-spanned="1" table:number-rows-spanned="2">
            <text:p>おうとく</text:p>
          </table:table-cell>
          <table:table-cell office:value-type="string" calcext:value-type="string" table:number-columns-spanned="1" table:number-rows-spanned="2">
            <text:p>永保4年2月7日</text:p>
            <text:p>（1084年3月15日）</text:p>
          </table:table-cell>
          <table:table-cell office:value-type="string" calcext:value-type="string" table:number-columns-spanned="1" table:number-rows-spanned="2">
            <text:p>応徳4年<text:a xlink:href="https://ja.wikipedia.org/wiki/4月7日_(旧暦)" xlink:type="simple">4月7日</text:a></text:p>
            <text:p>（<text:a xlink:href="https://ja.wikipedia.org/wiki/1087年" xlink:type="simple">1087年</text:a><text:a xlink:href="https://ja.wikipedia.org/wiki/5月11日" xlink:type="simple">5月11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甲子革令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9">
            <text:p><text:a xlink:href="https://ja.wikipedia.org/wiki/堀河天皇" xlink:type="simple">堀河天皇</text:a> </text:p>
          </table:table-cell>
          <table:covered-table-cell table:style-name="Default"/>
          <table:table-cell table:number-columns-repeated="3"/>
        </table:table-row>
        <table:table-row table:style-name="ro1">
          <table:table-cell office:value-type="string" calcext:value-type="string">
            <text:p><text:a xlink:href="https://ja.wikipedia.org/wiki/寛治" xlink:type="simple">寛治</text:a> </text:p>
          </table:table-cell>
          <table:table-cell office:value-type="string" calcext:value-type="string">
            <text:p>かんじ</text:p>
          </table:table-cell>
          <table:table-cell office:value-type="string" calcext:value-type="string">
            <text:p>応徳4年4月7日</text:p>
            <text:p>（1087年5月11日）</text:p>
          </table:table-cell>
          <table:table-cell office:value-type="string" calcext:value-type="string">
            <text:p>寛治8年<text:a xlink:href="https://ja.wikipedia.org/wiki/12月15日_(旧暦)" xlink:type="simple">12月15日</text:a></text:p>
            <text:p>（<text:a xlink:href="https://ja.wikipedia.org/wiki/1095年" xlink:type="simple">1095年</text:a><text:a xlink:href="https://ja.wikipedia.org/wiki/1月23日" xlink:type="simple">1月23日</text:a>）</text:p>
          </table:table-cell>
          <table:table-cell office:value-type="string" calcext:value-type="string">
            <text:p>8年</text:p>
          </table:table-cell>
          <table:covered-table-cell/>
          <table:table-cell office:value-type="string" calcext:value-type="string">
            <text:p>堀河天皇即位による改元。 </text:p>
          </table:table-cell>
          <table:table-cell table:number-columns-repeated="3"/>
        </table:table-row>
        <table:table-row table:style-name="ro1">
          <table:table-cell office:value-type="string" calcext:value-type="string">
            <text:p><text:a xlink:href="https://ja.wikipedia.org/wiki/嘉保" xlink:type="simple">嘉保</text:a> </text:p>
          </table:table-cell>
          <table:table-cell office:value-type="string" calcext:value-type="string">
            <text:p>かほう</text:p>
          </table:table-cell>
          <table:table-cell office:value-type="string" calcext:value-type="string">
            <text:p>寛治8年12月15日</text:p>
            <text:p>（1095年1月23日）</text:p>
          </table:table-cell>
          <table:table-cell office:value-type="string" calcext:value-type="string">
            <text:p>嘉保3年<text:a xlink:href="https://ja.wikipedia.org/wiki/12月17日_(旧暦)" xlink:type="simple">12月17日</text:a></text:p>
            <text:p>（<text:a xlink:href="https://ja.wikipedia.org/wiki/1097年" xlink:type="simple">1097年</text:a><text:a xlink:href="https://ja.wikipedia.org/wiki/1月3日" xlink:type="simple">1月3日</text:a>）</text:p>
          </table:table-cell>
          <table:table-cell office:value-type="string" calcext:value-type="string">
            <text:p>3年</text:p>
          </table:table-cell>
          <table:covered-table-cell/>
          <table:table-cell office:value-type="string" calcext:value-type="string">
            <text:p>疱瘡の流行による改元。 </text:p>
          </table:table-cell>
          <table:table-cell table:number-columns-repeated="3"/>
        </table:table-row>
        <table:table-row table:style-name="ro1">
          <table:table-cell office:value-type="string" calcext:value-type="string">
            <text:p><text:a xlink:href="https://ja.wikipedia.org/wiki/永長" xlink:type="simple">永長</text:a> </text:p>
          </table:table-cell>
          <table:table-cell office:value-type="string" calcext:value-type="string">
            <text:p>えいちょう</text:p>
          </table:table-cell>
          <table:table-cell office:value-type="string" calcext:value-type="string">
            <text:p>嘉保3年12月17日</text:p>
            <text:p>（1097年1月3日）</text:p>
          </table:table-cell>
          <table:table-cell office:value-type="string" calcext:value-type="string">
            <text:p>永長2年<text:a xlink:href="https://ja.wikipedia.org/wiki/11月21日_(旧暦)" xlink:type="simple">11月21日</text:a></text:p>
            <text:p>（1097年<text:a xlink:href="https://ja.wikipedia.org/wiki/12月27日" xlink:type="simple">12月27日</text:a>）</text:p>
          </table:table-cell>
          <table:table-cell office:value-type="string" calcext:value-type="string">
            <text:p>2年</text:p>
          </table:table-cell>
          <table:covered-table-cell/>
          <table:table-cell office:value-type="string" calcext:value-type="string">
            <text:p>天変、地震（<text:a xlink:href="https://ja.wikipedia.org/wiki/永長地震" xlink:type="simple">永長地震</text:a>）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承徳" xlink:type="simple">承徳</text:a> </text:p>
          </table:table-cell>
          <table:table-cell office:value-type="string" calcext:value-type="string">
            <text:p>じょうとく</text:p>
          </table:table-cell>
          <table:table-cell office:value-type="string" calcext:value-type="string" table:number-columns-spanned="1" table:number-rows-spanned="2">
            <text:p>永長2年11月21日</text:p>
            <text:p>（1097年12月27日）</text:p>
          </table:table-cell>
          <table:table-cell office:value-type="string" calcext:value-type="string" table:number-columns-spanned="1" table:number-rows-spanned="2">
            <text:p>承徳3年<text:a xlink:href="https://ja.wikipedia.org/wiki/8月28日_(旧暦)" xlink:type="simple">8月28日</text:a></text:p>
            <text:p>（<text:a xlink:href="https://ja.wikipedia.org/wiki/1099年" xlink:type="simple">1099年</text:a><text:a xlink:href="https://ja.wikipedia.org/wiki/9月15日" xlink:type="simple">9月15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天変、地震による改元。 </text:p>
          </table:table-cell>
          <table:table-cell table:number-columns-repeated="3"/>
        </table:table-row>
        <table:table-row table:style-name="ro2">
          <table:covered-table-cell table:style-name="Default"/>
          <table:table-cell office:value-type="string" calcext:value-type="string">
            <text:p>しょうとく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康和" xlink:type="simple">康和</text:a> </text:p>
          </table:table-cell>
          <table:table-cell office:value-type="string" calcext:value-type="string">
            <text:p>こうわ</text:p>
          </table:table-cell>
          <table:table-cell office:value-type="string" calcext:value-type="string">
            <text:p>承徳3年8月28日</text:p>
            <text:p>（1099年9月15日）</text:p>
          </table:table-cell>
          <table:table-cell office:value-type="string" calcext:value-type="string">
            <text:p>康和6年2月10日</text:p>
            <text:p>（<text:a xlink:href="https://ja.wikipedia.org/wiki/1104年" xlink:type="simple">1104年</text:a><text:a xlink:href="https://ja.wikipedia.org/wiki/3月8日" xlink:type="simple">3月8日</text:a>）</text:p>
          </table:table-cell>
          <table:table-cell office:value-type="string" calcext:value-type="string">
            <text:p>6年</text:p>
          </table:table-cell>
          <table:covered-table-cell/>
          <table:table-cell office:value-type="string" calcext:value-type="string">
            <text:p>地震（<text:a xlink:href="https://ja.wikipedia.org/wiki/康和地震" xlink:type="simple">康和地震</text:a>）、疾病による改元。 </text:p>
          </table:table-cell>
          <table:table-cell table:number-columns-repeated="3"/>
        </table:table-row>
        <table:table-row table:style-name="ro1">
          <table:table-cell office:value-type="string" calcext:value-type="string">
            <text:p><text:a xlink:href="https://ja.wikipedia.org/wiki/長治" xlink:type="simple">長治</text:a> </text:p>
          </table:table-cell>
          <table:table-cell office:value-type="string" calcext:value-type="string">
            <text:p>ちょうじ</text:p>
          </table:table-cell>
          <table:table-cell office:value-type="string" calcext:value-type="string">
            <text:p>康和6年2月10日</text:p>
            <text:p>（1104年3月8日）</text:p>
          </table:table-cell>
          <table:table-cell office:value-type="string" calcext:value-type="string">
            <text:p>長治3年<text:a xlink:href="https://ja.wikipedia.org/wiki/4月9日_(旧暦)" xlink:type="simple">4月9日</text:a></text:p>
            <text:p>（<text:a xlink:href="https://ja.wikipedia.org/wiki/1106年" xlink:type="simple">1106年</text:a><text:a xlink:href="https://ja.wikipedia.org/wiki/5月13日" xlink:type="simple">5月13日</text:a>）</text:p>
          </table:table-cell>
          <table:table-cell office:value-type="string" calcext:value-type="string">
            <text:p>3年</text:p>
          </table:table-cell>
          <table:covered-table-cell/>
          <table:table-cell office:value-type="string" calcext:value-type="string">
            <text:p>天変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嘉承" xlink:type="simple">嘉承</text:a> </text:p>
          </table:table-cell>
          <table:table-cell office:value-type="string" calcext:value-type="string">
            <text:p>かしょう</text:p>
          </table:table-cell>
          <table:table-cell office:value-type="string" calcext:value-type="string" table:number-columns-spanned="1" table:number-rows-spanned="2">
            <text:p>長治3年4月9日</text:p>
            <text:p>（1106年5月13日）</text:p>
          </table:table-cell>
          <table:table-cell office:value-type="string" calcext:value-type="string" table:number-columns-spanned="1" table:number-rows-spanned="2">
            <text:p>嘉承3年<text:a xlink:href="https://ja.wikipedia.org/wiki/8月3日_(旧暦)" xlink:type="simple">8月3日</text:a></text:p>
            <text:p>（<text:a xlink:href="https://ja.wikipedia.org/wiki/1108年" xlink:type="simple">1108年</text:a><text:a xlink:href="https://ja.wikipedia.org/wiki/9月9日" xlink:type="simple">9月9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彗星による改元。 </text:p>
          </table:table-cell>
          <table:table-cell table:number-columns-repeated="3"/>
        </table:table-row>
        <table:table-row table:style-name="ro2">
          <table:covered-table-cell table:style-name="Default"/>
          <table:table-cell office:value-type="string" calcext:value-type="string">
            <text:p>かじょう</text:p>
          </table:table-cell>
          <table:covered-table-cell table:number-columns-repeated="3" table:style-name="Default"/>
          <table:table-cell table:style-name="ce3" office:value-type="string" calcext:value-type="string" table:number-columns-spanned="1" table:number-rows-spanned="6">
            <text:p><text:a xlink:href="https://ja.wikipedia.org/wiki/鳥羽天皇" xlink:type="simple">鳥羽天皇</text:a> </text:p>
          </table:table-cell>
          <table:covered-table-cell table:style-name="Default"/>
          <table:table-cell table:number-columns-repeated="3"/>
        </table:table-row>
        <table:table-row table:style-name="ro1">
          <table:table-cell office:value-type="string" calcext:value-type="string">
            <text:p><text:a xlink:href="https://ja.wikipedia.org/wiki/天仁" xlink:type="simple">天仁</text:a> </text:p>
          </table:table-cell>
          <table:table-cell office:value-type="string" calcext:value-type="string">
            <text:p>てんにん</text:p>
          </table:table-cell>
          <table:table-cell office:value-type="string" calcext:value-type="string">
            <text:p>嘉承3年8月3日</text:p>
            <text:p>（1108年9月9日）</text:p>
          </table:table-cell>
          <table:table-cell office:value-type="string" calcext:value-type="string">
            <text:p>天仁3年7月13日</text:p>
            <text:p>（<text:a xlink:href="https://ja.wikipedia.org/wiki/1110年" xlink:type="simple">1110年</text:a><text:a xlink:href="https://ja.wikipedia.org/wiki/7月31日" xlink:type="simple">7月31日</text:a>）</text:p>
          </table:table-cell>
          <table:table-cell office:value-type="string" calcext:value-type="string">
            <text:p>3年</text:p>
          </table:table-cell>
          <table:covered-table-cell/>
          <table:table-cell office:value-type="string" calcext:value-type="string">
            <text:p>鳥羽天皇即位による改元。 </text:p>
          </table:table-cell>
          <table:table-cell table:number-columns-repeated="3"/>
        </table:table-row>
        <table:table-row table:style-name="ro1">
          <table:table-cell office:value-type="string" calcext:value-type="string">
            <text:p><text:a xlink:href="https://ja.wikipedia.org/wiki/天永" xlink:type="simple">天永</text:a> </text:p>
          </table:table-cell>
          <table:table-cell office:value-type="string" calcext:value-type="string">
            <text:p>てんえい</text:p>
          </table:table-cell>
          <table:table-cell office:value-type="string" calcext:value-type="string">
            <text:p>天仁3年7月13日</text:p>
            <text:p>（1110年7月31日）</text:p>
          </table:table-cell>
          <table:table-cell office:value-type="string" calcext:value-type="string">
            <text:p>天永4年7月13日</text:p>
            <text:p>（<text:a xlink:href="https://ja.wikipedia.org/wiki/1113年" xlink:type="simple">1113年</text:a><text:a xlink:href="https://ja.wikipedia.org/wiki/8月25日" xlink:type="simple">8月25日</text:a>）</text:p>
          </table:table-cell>
          <table:table-cell office:value-type="string" calcext:value-type="string">
            <text:p>4年</text:p>
          </table:table-cell>
          <table:covered-table-cell/>
          <table:table-cell office:value-type="string" calcext:value-type="string">
            <text:p>彗星の出現による改元。 </text:p>
          </table:table-cell>
          <table:table-cell table:number-columns-repeated="3"/>
        </table:table-row>
        <table:table-row table:style-name="ro1">
          <table:table-cell office:value-type="string" calcext:value-type="string">
            <text:p><text:a xlink:href="https://ja.wikipedia.org/wiki/永久_(元号)" xlink:type="simple">永久</text:a> </text:p>
          </table:table-cell>
          <table:table-cell office:value-type="string" calcext:value-type="string">
            <text:p>えいきゅう</text:p>
          </table:table-cell>
          <table:table-cell office:value-type="string" calcext:value-type="string">
            <text:p>天永4年7月13日</text:p>
            <text:p>（1113年8月25日）</text:p>
          </table:table-cell>
          <table:table-cell office:value-type="string" calcext:value-type="string">
            <text:p>永久6年<text:a xlink:href="https://ja.wikipedia.org/wiki/4月3日_(旧暦)" xlink:type="simple">4月3日</text:a></text:p>
            <text:p>（<text:a xlink:href="https://ja.wikipedia.org/wiki/1118年" xlink:type="simple">1118年</text:a><text:a xlink:href="https://ja.wikipedia.org/wiki/4月25日" xlink:type="simple">4月25日</text:a>）</text:p>
          </table:table-cell>
          <table:table-cell office:value-type="string" calcext:value-type="string">
            <text:p>6年</text:p>
          </table:table-cell>
          <table:covered-table-cell/>
          <table:table-cell office:value-type="string" calcext:value-type="string">
            <text:p>天変、兵革、疫疾などによる改元。 </text:p>
          </table:table-cell>
          <table:table-cell table:number-columns-repeated="3"/>
        </table:table-row>
        <table:table-row table:style-name="ro1">
          <table:table-cell office:value-type="string" calcext:value-type="string">
            <text:p><text:a xlink:href="https://ja.wikipedia.org/wiki/元永" xlink:type="simple">元永</text:a> </text:p>
          </table:table-cell>
          <table:table-cell office:value-type="string" calcext:value-type="string">
            <text:p>げんえい</text:p>
          </table:table-cell>
          <table:table-cell office:value-type="string" calcext:value-type="string">
            <text:p>永久6年4月3日</text:p>
            <text:p>（1118年4月25日）</text:p>
          </table:table-cell>
          <table:table-cell office:value-type="string" calcext:value-type="string">
            <text:p>元永3年<text:a xlink:href="https://ja.wikipedia.org/wiki/4月10日_(旧暦)" xlink:type="simple">4月10日</text:a></text:p>
            <text:p>（<text:a xlink:href="https://ja.wikipedia.org/wiki/1120年" xlink:type="simple">1120年</text:a>5月9日）</text:p>
          </table:table-cell>
          <table:table-cell office:value-type="string" calcext:value-type="string">
            <text:p>3年</text:p>
          </table:table-cell>
          <table:covered-table-cell/>
          <table:table-cell office:value-type="string" calcext:value-type="string">
            <text:p>天変、疾疫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保安_(元号)" xlink:type="simple">保安</text:a> </text:p>
          </table:table-cell>
          <table:table-cell office:value-type="string" calcext:value-type="string" table:number-columns-spanned="1" table:number-rows-spanned="2">
            <text:p>ほうあん</text:p>
          </table:table-cell>
          <table:table-cell office:value-type="string" calcext:value-type="string" table:number-columns-spanned="1" table:number-rows-spanned="2">
            <text:p>元永3年4月10日</text:p>
            <text:p>（1120年5月9日）</text:p>
          </table:table-cell>
          <table:table-cell office:value-type="string" calcext:value-type="string" table:number-columns-spanned="1" table:number-rows-spanned="2">
            <text:p>保安5年4月3日</text:p>
            <text:p>（<text:a xlink:href="https://ja.wikipedia.org/wiki/1124年" xlink:type="simple">1124年</text:a><text:a xlink:href="https://ja.wikipedia.org/wiki/5月18日" xlink:type="simple">5月18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天変、厄運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8">
            <text:p><text:a xlink:href="https://ja.wikipedia.org/wiki/崇徳天皇" xlink:type="simple">崇徳天皇</text:a> </text:p>
          </table:table-cell>
          <table:covered-table-cell table:style-name="Default"/>
          <table:table-cell table:number-columns-repeated="3"/>
        </table:table-row>
        <table:table-row table:style-name="ro1">
          <table:table-cell office:value-type="string" calcext:value-type="string">
            <text:p><text:a xlink:href="https://ja.wikipedia.org/wiki/天治" xlink:type="simple">天治</text:a> </text:p>
          </table:table-cell>
          <table:table-cell office:value-type="string" calcext:value-type="string">
            <text:p>てんじ</text:p>
          </table:table-cell>
          <table:table-cell office:value-type="string" calcext:value-type="string">
            <text:p>保安5年4月3日</text:p>
            <text:p>（1124年5月18日）</text:p>
          </table:table-cell>
          <table:table-cell office:value-type="string" calcext:value-type="string">
            <text:p>天治3年<text:a xlink:href="https://ja.wikipedia.org/wiki/1月22日_(旧暦)" xlink:type="simple">1月22日</text:a></text:p>
            <text:p>（<text:a xlink:href="https://ja.wikipedia.org/wiki/1126年" xlink:type="simple">1126年</text:a>2月15日）</text:p>
          </table:table-cell>
          <table:table-cell office:value-type="string" calcext:value-type="string">
            <text:p>3年</text:p>
          </table:table-cell>
          <table:covered-table-cell/>
          <table:table-cell office:value-type="string" calcext:value-type="string">
            <text:p>崇徳天皇即位による改元。 </text:p>
          </table:table-cell>
          <table:table-cell table:number-columns-repeated="3"/>
        </table:table-row>
        <table:table-row table:style-name="ro1">
          <table:table-cell office:value-type="string" calcext:value-type="string">
            <text:p><text:a xlink:href="https://ja.wikipedia.org/wiki/大治_(日本)" xlink:type="simple">大治</text:a> </text:p>
          </table:table-cell>
          <table:table-cell office:value-type="string" calcext:value-type="string">
            <text:p>だいじ</text:p>
          </table:table-cell>
          <table:table-cell office:value-type="string" calcext:value-type="string">
            <text:p>天治3年1月22日</text:p>
            <text:p>（1126年2月15日）</text:p>
          </table:table-cell>
          <table:table-cell office:value-type="string" calcext:value-type="string">
            <text:p>大治6年<text:a xlink:href="https://ja.wikipedia.org/wiki/1月29日_(旧暦)" xlink:type="simple">1月29日</text:a></text:p>
            <text:p>（<text:a xlink:href="https://ja.wikipedia.org/wiki/1131年" xlink:type="simple">1131年</text:a><text:a xlink:href="https://ja.wikipedia.org/wiki/2月28日" xlink:type="simple">2月28日</text:a>）</text:p>
          </table:table-cell>
          <table:table-cell office:value-type="string" calcext:value-type="string">
            <text:p>6年</text:p>
          </table:table-cell>
          <table:covered-table-cell/>
          <table:table-cell office:value-type="string" calcext:value-type="string">
            <text:p>疱瘡の流行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天承" xlink:type="simple">天承</text:a> </text:p>
          </table:table-cell>
          <table:table-cell office:value-type="string" calcext:value-type="string">
            <text:p>てんしょう</text:p>
          </table:table-cell>
          <table:table-cell office:value-type="string" calcext:value-type="string" table:number-columns-spanned="1" table:number-rows-spanned="2">
            <text:p>大治6年1月29日</text:p>
            <text:p>（1131年2月28日）</text:p>
          </table:table-cell>
          <table:table-cell office:value-type="string" calcext:value-type="string" table:number-columns-spanned="1" table:number-rows-spanned="2">
            <text:p>天承2年<text:a xlink:href="https://ja.wikipedia.org/wiki/8月11日_(旧暦)" xlink:type="simple">8月11日</text:a></text:p>
            <text:p>（<text:a xlink:href="https://ja.wikipedia.org/wiki/1132年" xlink:type="simple">1132年</text:a><text:a xlink:href="https://ja.wikipedia.org/wiki/9月21日" xlink:type="simple">9月21日</text:a>）</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炎旱、天変による改元。 </text:p>
          </table:table-cell>
          <table:table-cell table:number-columns-repeated="3"/>
        </table:table-row>
        <table:table-row table:style-name="ro2">
          <table:covered-table-cell table:style-name="Default"/>
          <table:table-cell office:value-type="string" calcext:value-type="string">
            <text:p>てんじょう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長承" xlink:type="simple">長承</text:a> </text:p>
          </table:table-cell>
          <table:table-cell office:value-type="string" calcext:value-type="string">
            <text:p>ちょうしょう</text:p>
          </table:table-cell>
          <table:table-cell office:value-type="string" calcext:value-type="string">
            <text:p>天承2年8月11日</text:p>
            <text:p>（1132年9月21日）</text:p>
          </table:table-cell>
          <table:table-cell office:value-type="string" calcext:value-type="string">
            <text:p>長承4年4月27日</text:p>
            <text:p>（<text:a xlink:href="https://ja.wikipedia.org/wiki/1135年" xlink:type="simple">1135年</text:a><text:a xlink:href="https://ja.wikipedia.org/wiki/6月10日" xlink:type="simple">6月10日</text:a>）</text:p>
          </table:table-cell>
          <table:table-cell office:value-type="string" calcext:value-type="string">
            <text:p>4年</text:p>
          </table:table-cell>
          <table:covered-table-cell/>
          <table:table-cell office:value-type="string" calcext:value-type="string">
            <text:p>疾疫、怪異による改元。 </text:p>
          </table:table-cell>
          <table:table-cell table:number-columns-repeated="3"/>
        </table:table-row>
        <table:table-row table:style-name="ro1">
          <table:table-cell office:value-type="string" calcext:value-type="string">
            <text:p><text:a xlink:href="https://ja.wikipedia.org/wiki/保延" xlink:type="simple">保延</text:a> </text:p>
          </table:table-cell>
          <table:table-cell office:value-type="string" calcext:value-type="string">
            <text:p>ほうえん</text:p>
          </table:table-cell>
          <table:table-cell office:value-type="string" calcext:value-type="string">
            <text:p>長承4年4月27日</text:p>
            <text:p>（1135年6月10日）</text:p>
          </table:table-cell>
          <table:table-cell office:value-type="string" calcext:value-type="string">
            <text:p>保延7年7月10日</text:p>
            <text:p>（<text:a xlink:href="https://ja.wikipedia.org/wiki/1141年" xlink:type="simple">1141年</text:a><text:a xlink:href="https://ja.wikipedia.org/wiki/8月13日" xlink:type="simple">8月13日</text:a>）</text:p>
          </table:table-cell>
          <table:table-cell office:value-type="string" calcext:value-type="string">
            <text:p>7年</text:p>
          </table:table-cell>
          <table:covered-table-cell/>
          <table:table-cell office:value-type="string" calcext:value-type="string">
            <text:p>飢饉、疫疾、洪水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永治" xlink:type="simple">永治</text:a> </text:p>
          </table:table-cell>
          <table:table-cell office:value-type="string" calcext:value-type="string" table:number-columns-spanned="1" table:number-rows-spanned="2">
            <text:p>えいじ</text:p>
          </table:table-cell>
          <table:table-cell office:value-type="string" calcext:value-type="string" table:number-columns-spanned="1" table:number-rows-spanned="2">
            <text:p>保延7年7月10日</text:p>
            <text:p>（1141年8月13日）</text:p>
          </table:table-cell>
          <table:table-cell office:value-type="string" calcext:value-type="string" table:number-columns-spanned="1" table:number-rows-spanned="2">
            <text:p>永治2年4月28日</text:p>
            <text:p>（<text:a xlink:href="https://ja.wikipedia.org/wiki/1142年" xlink:type="simple">1142年</text:a><text:a xlink:href="https://ja.wikipedia.org/wiki/5月25日" xlink:type="simple">5月25日</text:a>）</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辛酉革命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近衛天皇" xlink:type="simple">近衛天皇</text:a> </text:p>
          </table:table-cell>
          <table:covered-table-cell table:style-name="Default"/>
          <table:table-cell table:number-columns-repeated="3"/>
        </table:table-row>
        <table:table-row table:style-name="ro1">
          <table:table-cell office:value-type="string" calcext:value-type="string">
            <text:p><text:a xlink:href="https://ja.wikipedia.org/wiki/康治" xlink:type="simple">康治</text:a> </text:p>
          </table:table-cell>
          <table:table-cell office:value-type="string" calcext:value-type="string">
            <text:p>こうじ</text:p>
          </table:table-cell>
          <table:table-cell office:value-type="string" calcext:value-type="string">
            <text:p>永治2年4月28日</text:p>
            <text:p>（1142年5月25日）</text:p>
          </table:table-cell>
          <table:table-cell office:value-type="string" calcext:value-type="string">
            <text:p>康治3年<text:a xlink:href="https://ja.wikipedia.org/wiki/2月23日_(旧暦)" xlink:type="simple">2月23日</text:a></text:p>
            <text:p>（<text:a xlink:href="https://ja.wikipedia.org/wiki/1144年" xlink:type="simple">1144年</text:a><text:a xlink:href="https://ja.wikipedia.org/wiki/3月28日" xlink:type="simple">3月28日</text:a>）</text:p>
          </table:table-cell>
          <table:table-cell office:value-type="string" calcext:value-type="string">
            <text:p>3年</text:p>
          </table:table-cell>
          <table:covered-table-cell/>
          <table:table-cell office:value-type="string" calcext:value-type="string">
            <text:p>近衛天皇即位による改元。 </text:p>
          </table:table-cell>
          <table:table-cell table:number-columns-repeated="3"/>
        </table:table-row>
        <table:table-row table:style-name="ro1">
          <table:table-cell office:value-type="string" calcext:value-type="string">
            <text:p><text:a xlink:href="https://ja.wikipedia.org/wiki/天養" xlink:type="simple">天養</text:a> </text:p>
          </table:table-cell>
          <table:table-cell office:value-type="string" calcext:value-type="string">
            <text:p>てんよう</text:p>
          </table:table-cell>
          <table:table-cell office:value-type="string" calcext:value-type="string">
            <text:p>康治3年2月23日</text:p>
            <text:p>（1144年3月28日）</text:p>
          </table:table-cell>
          <table:table-cell office:value-type="string" calcext:value-type="string">
            <text:p>天養2年<text:a xlink:href="https://ja.wikipedia.org/wiki/7月22日_(旧暦)" xlink:type="simple">7月22日</text:a></text:p>
            <text:p>（<text:a xlink:href="https://ja.wikipedia.org/wiki/1145年" xlink:type="simple">1145年</text:a><text:a xlink:href="https://ja.wikipedia.org/wiki/8月12日" xlink:type="simple">8月12日</text:a>）</text:p>
          </table:table-cell>
          <table:table-cell office:value-type="string" calcext:value-type="string">
            <text:p>2年</text:p>
          </table:table-cell>
          <table:covered-table-cell/>
          <table:table-cell office:value-type="string" calcext:value-type="string">
            <text:p>甲子革令による改元。 </text:p>
          </table:table-cell>
          <table:table-cell table:number-columns-repeated="3"/>
        </table:table-row>
        <table:table-row table:style-name="ro1">
          <table:table-cell office:value-type="string" calcext:value-type="string">
            <text:p><text:a xlink:href="https://ja.wikipedia.org/wiki/久安" xlink:type="simple">久安</text:a> </text:p>
          </table:table-cell>
          <table:table-cell office:value-type="string" calcext:value-type="string">
            <text:p>きゅうあん</text:p>
          </table:table-cell>
          <table:table-cell office:value-type="string" calcext:value-type="string">
            <text:p>天養2年7月22日</text:p>
            <text:p>（1145年8月12日）</text:p>
          </table:table-cell>
          <table:table-cell office:value-type="string" calcext:value-type="string">
            <text:p>久安7年<text:a xlink:href="https://ja.wikipedia.org/wiki/1月26日_(旧暦)" xlink:type="simple">1月26日</text:a></text:p>
            <text:p>（<text:a xlink:href="https://ja.wikipedia.org/wiki/1151年" xlink:type="simple">1151年</text:a>2月14日）</text:p>
          </table:table-cell>
          <table:table-cell office:value-type="string" calcext:value-type="string">
            <text:p>7年</text:p>
          </table:table-cell>
          <table:covered-table-cell/>
          <table:table-cell office:value-type="string" calcext:value-type="string">
            <text:p>彗星の出現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仁平" xlink:type="simple">仁平</text:a> </text:p>
          </table:table-cell>
          <table:table-cell office:value-type="string" calcext:value-type="string">
            <text:p>にんぺい</text:p>
          </table:table-cell>
          <table:table-cell office:value-type="string" calcext:value-type="string" table:number-columns-spanned="1" table:number-rows-spanned="2">
            <text:p>久安7年1月26日</text:p>
            <text:p>（1151年2月14日）</text:p>
          </table:table-cell>
          <table:table-cell office:value-type="string" calcext:value-type="string" table:number-columns-spanned="1" table:number-rows-spanned="2">
            <text:p>仁平4年<text:a xlink:href="https://ja.wikipedia.org/wiki/10月28日_(旧暦)" xlink:type="simple">10月28日</text:a></text:p>
            <text:p>（<text:a xlink:href="https://ja.wikipedia.org/wiki/1154年" xlink:type="simple">1154年</text:a><text:a xlink:href="https://ja.wikipedia.org/wiki/12月4日" xlink:type="simple">12月4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彗星の出現による改元。 </text:p>
          </table:table-cell>
          <table:table-cell table:number-columns-repeated="3"/>
        </table:table-row>
        <table:table-row table:style-name="ro2">
          <table:covered-table-cell table:style-name="Default"/>
          <table:table-cell office:value-type="string" calcext:value-type="string">
            <text:p>にんぴょう </text:p>
          </table:table-cell>
          <table:covered-table-cell table:number-columns-repeated="3" table:style-name="Default"/>
          <table:covered-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久寿" xlink:type="simple">久寿</text:a> </text:p>
          </table:table-cell>
          <table:table-cell office:value-type="string" calcext:value-type="string" table:number-columns-spanned="1" table:number-rows-spanned="2">
            <text:p>きゅうじゅ</text:p>
          </table:table-cell>
          <table:table-cell office:value-type="string" calcext:value-type="string" table:number-columns-spanned="1" table:number-rows-spanned="2">
            <text:p>仁平4年10月28日</text:p>
            <text:p>（1154年12月4日）</text:p>
          </table:table-cell>
          <table:table-cell office:value-type="string" calcext:value-type="string" table:number-columns-spanned="1" table:number-rows-spanned="2">
            <text:p>久寿3年4月27日</text:p>
            <text:p>（<text:a xlink:href="https://ja.wikipedia.org/wiki/1156年" xlink:type="simple">1156年</text:a>5月18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変異、厄運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白河天皇" xlink:type="simple">後白河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保元" xlink:type="simple">保元</text:a> </text:p>
          </table:table-cell>
          <table:table-cell office:value-type="string" calcext:value-type="string" table:number-columns-spanned="1" table:number-rows-spanned="2">
            <text:p>ほうげん</text:p>
          </table:table-cell>
          <table:table-cell office:value-type="string" calcext:value-type="string" table:number-columns-spanned="1" table:number-rows-spanned="2">
            <text:p>久寿3年4月27日</text:p>
            <text:p>（1156年5月18日）</text:p>
          </table:table-cell>
          <table:table-cell office:value-type="string" calcext:value-type="string" table:number-columns-spanned="1" table:number-rows-spanned="2">
            <text:p>保元4年<text:a xlink:href="https://ja.wikipedia.org/wiki/4月20日_(旧暦)" xlink:type="simple">4月20日</text:a></text:p>
            <text:p>（<text:a xlink:href="https://ja.wikipedia.org/wiki/1159年" xlink:type="simple">1159年</text:a>5月9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後白河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二条天皇" xlink:type="simple">二条天皇</text:a> </text:p>
          </table:table-cell>
          <table:covered-table-cell table:style-name="Default"/>
          <table:table-cell table:number-columns-repeated="3"/>
        </table:table-row>
        <table:table-row table:style-name="ro1">
          <table:table-cell office:value-type="string" calcext:value-type="string">
            <text:p><text:a xlink:href="https://ja.wikipedia.org/wiki/平治" xlink:type="simple">平治</text:a> </text:p>
          </table:table-cell>
          <table:table-cell office:value-type="string" calcext:value-type="string">
            <text:p>へいじ</text:p>
          </table:table-cell>
          <table:table-cell office:value-type="string" calcext:value-type="string">
            <text:p>保元4年4月20日</text:p>
            <text:p>（1159年5月9日）</text:p>
          </table:table-cell>
          <table:table-cell office:value-type="string" calcext:value-type="string">
            <text:p>平治2年<text:a xlink:href="https://ja.wikipedia.org/wiki/1月10日_(旧暦)" xlink:type="simple">1月10日</text:a></text:p>
            <text:p>（<text:a xlink:href="https://ja.wikipedia.org/wiki/1160年" xlink:type="simple">1160年</text:a><text:a xlink:href="https://ja.wikipedia.org/wiki/2月18日" xlink:type="simple">2月18日</text:a>）</text:p>
          </table:table-cell>
          <table:table-cell office:value-type="string" calcext:value-type="string">
            <text:p>2年</text:p>
          </table:table-cell>
          <table:covered-table-cell/>
          <table:table-cell office:value-type="string" calcext:value-type="string">
            <text:p>二条天皇即位による改元。 </text:p>
          </table:table-cell>
          <table:table-cell table:number-columns-repeated="3"/>
        </table:table-row>
        <table:table-row table:style-name="ro1">
          <table:table-cell office:value-type="string" calcext:value-type="string">
            <text:p><text:a xlink:href="https://ja.wikipedia.org/wiki/永暦" xlink:type="simple">永暦</text:a> </text:p>
          </table:table-cell>
          <table:table-cell office:value-type="string" calcext:value-type="string">
            <text:p>えいりゃく</text:p>
          </table:table-cell>
          <table:table-cell office:value-type="string" calcext:value-type="string">
            <text:p>平治2年1月10日</text:p>
            <text:p>（1160年2月18日）</text:p>
          </table:table-cell>
          <table:table-cell office:value-type="string" calcext:value-type="string">
            <text:p>永暦2年<text:a xlink:href="https://ja.wikipedia.org/wiki/9月4日_(旧暦)" xlink:type="simple">9月4日</text:a></text:p>
            <text:p>（<text:a xlink:href="https://ja.wikipedia.org/wiki/1161年" xlink:type="simple">1161年</text:a><text:a xlink:href="https://ja.wikipedia.org/wiki/9月24日" xlink:type="simple">9月24日</text:a>）</text:p>
          </table:table-cell>
          <table:table-cell office:value-type="string" calcext:value-type="string">
            <text:p>2年</text:p>
          </table:table-cell>
          <table:covered-table-cell/>
          <table:table-cell office:value-type="string" calcext:value-type="string">
            <text:p>兵乱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応保" xlink:type="simple">応保</text:a> </text:p>
          </table:table-cell>
          <table:table-cell office:value-type="string" calcext:value-type="string">
            <text:p>おうほう</text:p>
          </table:table-cell>
          <table:table-cell office:value-type="string" calcext:value-type="string" table:number-columns-spanned="1" table:number-rows-spanned="2">
            <text:p>永暦2年9月4日</text:p>
            <text:p>（1161年9月24日）</text:p>
          </table:table-cell>
          <table:table-cell office:value-type="string" calcext:value-type="string" table:number-columns-spanned="1" table:number-rows-spanned="2">
            <text:p>応保3年<text:a xlink:href="https://ja.wikipedia.org/wiki/3月29日_(旧暦)" xlink:type="simple">3月29日</text:a></text:p>
            <text:p>（<text:a xlink:href="https://ja.wikipedia.org/wiki/1163年" xlink:type="simple">1163年</text:a>5月4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疱瘡の流行による改元。 </text:p>
          </table:table-cell>
          <table:table-cell table:number-columns-repeated="3"/>
        </table:table-row>
        <table:table-row table:style-name="ro2">
          <table:covered-table-cell table:style-name="Default"/>
          <table:table-cell office:value-type="string" calcext:value-type="string">
            <text:p>おうほ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長寛" xlink:type="simple">長寛</text:a> </text:p>
          </table:table-cell>
          <table:table-cell office:value-type="string" calcext:value-type="string">
            <text:p>ちょうかん</text:p>
          </table:table-cell>
          <table:table-cell office:value-type="string" calcext:value-type="string">
            <text:p>応保3年3月29日</text:p>
            <text:p>（1163年5月4日）</text:p>
          </table:table-cell>
          <table:table-cell office:value-type="string" calcext:value-type="string">
            <text:p>長寛3年<text:a xlink:href="https://ja.wikipedia.org/wiki/6月5日_(旧暦)" xlink:type="simple">6月5日</text:a></text:p>
            <text:p>（<text:a xlink:href="https://ja.wikipedia.org/wiki/1165年" xlink:type="simple">1165年</text:a><text:a xlink:href="https://ja.wikipedia.org/wiki/7月14日" xlink:type="simple">7月14日</text:a>）</text:p>
          </table:table-cell>
          <table:table-cell office:value-type="string" calcext:value-type="string">
            <text:p>3年</text:p>
          </table:table-cell>
          <table:covered-table-cell/>
          <table:table-cell office:value-type="string" calcext:value-type="string">
            <text:p>天変、疱瘡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永万" xlink:type="simple">永万</text:a> </text:p>
          </table:table-cell>
          <table:table-cell office:value-type="string" calcext:value-type="string" table:number-columns-spanned="1" table:number-rows-spanned="2">
            <text:p>えいまん</text:p>
          </table:table-cell>
          <table:table-cell office:value-type="string" calcext:value-type="string" table:number-columns-spanned="1" table:number-rows-spanned="2">
            <text:p>長寛3年6月5日</text:p>
            <text:p>（1165年7月14日）</text:p>
          </table:table-cell>
          <table:table-cell office:value-type="string" calcext:value-type="string" table:number-columns-spanned="1" table:number-rows-spanned="2">
            <text:p>永万2年<text:a xlink:href="https://ja.wikipedia.org/wiki/8月27日_(旧暦)" xlink:type="simple">8月27日</text:a></text:p>
            <text:p>（<text:a xlink:href="https://ja.wikipedia.org/wiki/1166年" xlink:type="simple">1166年</text:a><text:a xlink:href="https://ja.wikipedia.org/wiki/9月23日" xlink:type="simple">9月23日</text:a>）</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天変、怪異、疾疫など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六条天皇" xlink:type="simple">六条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仁安_(日本)" xlink:type="simple">仁安</text:a> </text:p>
          </table:table-cell>
          <table:table-cell office:value-type="string" calcext:value-type="string" table:number-columns-spanned="1" table:number-rows-spanned="2">
            <text:p>にんあん</text:p>
          </table:table-cell>
          <table:table-cell office:value-type="string" calcext:value-type="string" table:number-columns-spanned="1" table:number-rows-spanned="2">
            <text:p>永万2年8月27日</text:p>
            <text:p>（1166年9月23日）</text:p>
          </table:table-cell>
          <table:table-cell office:value-type="string" calcext:value-type="string" table:number-columns-spanned="1" table:number-rows-spanned="2">
            <text:p>仁安4年<text:a xlink:href="https://ja.wikipedia.org/wiki/4月8日_(旧暦)" xlink:type="simple">4月8日</text:a></text:p>
            <text:p>（<text:a xlink:href="https://ja.wikipedia.org/wiki/1169年" xlink:type="simple">1169年</text:a>5月6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六条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5">
            <text:p><text:a xlink:href="https://ja.wikipedia.org/wiki/高倉天皇" xlink:type="simple">高倉天皇</text:a> </text:p>
          </table:table-cell>
          <table:covered-table-cell table:style-name="Default"/>
          <table:table-cell table:number-columns-repeated="3"/>
        </table:table-row>
        <table:table-row table:style-name="ro1">
          <table:table-cell office:value-type="string" calcext:value-type="string">
            <text:p><text:a xlink:href="https://ja.wikipedia.org/wiki/嘉応" xlink:type="simple">嘉応</text:a> </text:p>
          </table:table-cell>
          <table:table-cell office:value-type="string" calcext:value-type="string">
            <text:p>かおう</text:p>
          </table:table-cell>
          <table:table-cell office:value-type="string" calcext:value-type="string">
            <text:p>仁安4年4月8日</text:p>
            <text:p>（1169年5月6日）</text:p>
          </table:table-cell>
          <table:table-cell office:value-type="string" calcext:value-type="string">
            <text:p>嘉応3年4月21日</text:p>
            <text:p>（<text:a xlink:href="https://ja.wikipedia.org/wiki/1171年" xlink:type="simple">1171年</text:a><text:a xlink:href="https://ja.wikipedia.org/wiki/5月27日" xlink:type="simple">5月27日</text:a>）</text:p>
          </table:table-cell>
          <table:table-cell office:value-type="string" calcext:value-type="string">
            <text:p>3年</text:p>
          </table:table-cell>
          <table:covered-table-cell/>
          <table:table-cell office:value-type="string" calcext:value-type="string">
            <text:p>高倉天皇即位による改元。 </text:p>
          </table:table-cell>
          <table:table-cell table:number-columns-repeated="3"/>
        </table:table-row>
        <table:table-row table:style-name="ro1">
          <table:table-cell office:value-type="string" calcext:value-type="string">
            <text:p><text:a xlink:href="https://ja.wikipedia.org/wiki/承安_(日本)" xlink:type="simple">承安</text:a> </text:p>
          </table:table-cell>
          <table:table-cell office:value-type="string" calcext:value-type="string">
            <text:p>しょうあん</text:p>
          </table:table-cell>
          <table:table-cell office:value-type="string" calcext:value-type="string">
            <text:p>嘉応3年4月21日</text:p>
            <text:p>（1171年5月27日）</text:p>
          </table:table-cell>
          <table:table-cell office:value-type="string" calcext:value-type="string">
            <text:p>承安5年<text:a xlink:href="https://ja.wikipedia.org/wiki/7月28日_(旧暦)" xlink:type="simple">7月28日</text:a></text:p>
            <text:p>（<text:a xlink:href="https://ja.wikipedia.org/wiki/1175年" xlink:type="simple">1175年</text:a><text:a xlink:href="https://ja.wikipedia.org/wiki/8月16日" xlink:type="simple">8月16日</text:a>）</text:p>
          </table:table-cell>
          <table:table-cell office:value-type="string" calcext:value-type="string">
            <text:p>5年</text:p>
          </table:table-cell>
          <table:covered-table-cell/>
          <table:table-cell office:value-type="string" calcext:value-type="string">
            <text:p>災変、厄会による改元。 </text:p>
          </table:table-cell>
          <table:table-cell table:number-columns-repeated="3"/>
        </table:table-row>
        <table:table-row table:style-name="ro1">
          <table:table-cell office:value-type="string" calcext:value-type="string">
            <text:p><text:a xlink:href="https://ja.wikipedia.org/wiki/安元" xlink:type="simple">安元</text:a> </text:p>
          </table:table-cell>
          <table:table-cell office:value-type="string" calcext:value-type="string">
            <text:p>あんげん</text:p>
          </table:table-cell>
          <table:table-cell office:value-type="string" calcext:value-type="string">
            <text:p>承安5年7月28日</text:p>
            <text:p>（1175年8月16日）</text:p>
          </table:table-cell>
          <table:table-cell office:value-type="string" calcext:value-type="string">
            <text:p>安元3年<text:a xlink:href="https://ja.wikipedia.org/wiki/8月4日_(旧暦)" xlink:type="simple">8月4日</text:a></text:p>
            <text:p>（<text:a xlink:href="https://ja.wikipedia.org/wiki/1177年" xlink:type="simple">1177年</text:a><text:a xlink:href="https://ja.wikipedia.org/wiki/8月29日" xlink:type="simple">8月29日</text:a>）</text:p>
          </table:table-cell>
          <table:table-cell office:value-type="string" calcext:value-type="string">
            <text:p>3年</text:p>
          </table:table-cell>
          <table:covered-table-cell/>
          <table:table-cell office:value-type="string" calcext:value-type="string">
            <text:p>疱瘡の流行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治承" xlink:type="simple">治承</text:a> </text:p>
          </table:table-cell>
          <table:table-cell office:value-type="string" calcext:value-type="string" table:number-columns-spanned="1" table:number-rows-spanned="2">
            <text:p>じしょう</text:p>
          </table:table-cell>
          <table:table-cell office:value-type="string" calcext:value-type="string" table:number-columns-spanned="1" table:number-rows-spanned="2">
            <text:p>安元3年8月4日</text:p>
            <text:p>（1177年8月29日）</text:p>
          </table:table-cell>
          <table:table-cell office:value-type="string" calcext:value-type="string" table:number-columns-spanned="1" table:number-rows-spanned="2">
            <text:p>治承5年<text:a xlink:href="https://ja.wikipedia.org/wiki/7月14日_(旧暦)" xlink:type="simple">7月14日</text:a></text:p>
            <text:p>（<text:a xlink:href="https://ja.wikipedia.org/wiki/1181年" xlink:type="simple">1181年</text:a>8月25日）</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大極殿の火災、天変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安徳天皇" xlink:type="simple">安徳天皇</text:a> </text:p>
          </table:table-cell>
          <table:covered-table-cell table:style-name="Default"/>
          <table:table-cell table:number-columns-repeated="3"/>
        </table:table-row>
        <table:table-row table:style-name="ro1">
          <table:table-cell office:value-type="string" calcext:value-type="string">
            <text:p><text:a xlink:href="https://ja.wikipedia.org/wiki/養和" xlink:type="simple">養和</text:a> </text:p>
          </table:table-cell>
          <table:table-cell office:value-type="string" calcext:value-type="string">
            <text:p>ようわ</text:p>
          </table:table-cell>
          <table:table-cell office:value-type="string" calcext:value-type="string">
            <text:p>治承5年7月14日</text:p>
            <text:p>（1181年8月25日）</text:p>
          </table:table-cell>
          <table:table-cell office:value-type="string" calcext:value-type="string">
            <text:p>養和2年<text:a xlink:href="https://ja.wikipedia.org/wiki/5月27日_(旧暦)" xlink:type="simple">5月27日</text:a></text:p>
            <text:p>（<text:a xlink:href="https://ja.wikipedia.org/wiki/1182年" xlink:type="simple">1182年</text:a><text:a xlink:href="https://ja.wikipedia.org/wiki/6月29日" xlink:type="simple">6月29日</text:a>）</text:p>
          </table:table-cell>
          <table:table-cell office:value-type="string" calcext:value-type="string">
            <text:p>2年</text:p>
          </table:table-cell>
          <table:covered-table-cell/>
          <table:table-cell office:value-type="string" calcext:value-type="string">
            <text:p>安徳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寿永" xlink:type="simple">寿永</text:a> </text:p>
          </table:table-cell>
          <table:table-cell office:value-type="string" calcext:value-type="string" table:number-columns-spanned="1" table:number-rows-spanned="2">
            <text:p>じゅえい</text:p>
          </table:table-cell>
          <table:table-cell office:value-type="string" calcext:value-type="string" table:number-columns-spanned="1" table:number-rows-spanned="2">
            <text:p>養和2年5月27日</text:p>
            <text:p>（1182年6月29日）</text:p>
          </table:table-cell>
          <table:table-cell office:value-type="string" calcext:value-type="string" table:number-columns-spanned="1" table:number-rows-spanned="2">
            <text:p>寿永3年4月16日</text:p>
            <text:p>（<text:a xlink:href="https://ja.wikipedia.org/wiki/1184年" xlink:type="simple">1184年</text:a>5月27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飢饉、兵革、病事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鳥羽天皇" xlink:type="simple">後鳥羽天皇</text:a> </text:p>
          </table:table-cell>
          <table:covered-table-cell table:style-name="Default"/>
          <table:table-cell table:number-columns-repeated="3"/>
        </table:table-row>
        <table:table-row table:style-name="ro1">
          <table:table-cell office:value-type="string" calcext:value-type="string">
            <text:p><text:a xlink:href="https://ja.wikipedia.org/wiki/元暦" xlink:type="simple">元暦</text:a> </text:p>
          </table:table-cell>
          <table:table-cell office:value-type="string" calcext:value-type="string">
            <text:p>げんりゃく</text:p>
          </table:table-cell>
          <table:table-cell office:value-type="string" calcext:value-type="string">
            <text:p>寿永3年4月16日</text:p>
            <text:p>（1184年5月27日）</text:p>
          </table:table-cell>
          <table:table-cell office:value-type="string" calcext:value-type="string">
            <text:p>元暦2年<text:a xlink:href="https://ja.wikipedia.org/wiki/8月14日_(旧暦)" xlink:type="simple">8月14日</text:a></text:p>
            <text:p>（<text:a xlink:href="https://ja.wikipedia.org/wiki/1185年" xlink:type="simple">1185年</text:a>9月9日）</text:p>
          </table:table-cell>
          <table:table-cell office:value-type="string" calcext:value-type="string">
            <text:p>2年</text:p>
          </table:table-cell>
          <table:covered-table-cell/>
          <table:table-cell office:value-type="string" calcext:value-type="string">
            <text:p>後鳥羽天皇即位による改元。 </text:p>
          </table:table-cell>
          <table:table-cell table:number-columns-repeated="3"/>
        </table:table-row>
        <table:table-row table:style-name="ro4">
          <table:table-cell office:value-type="string" calcext:value-type="string">
            <text:p><text:a xlink:href="https://ja.wikipedia.org/wiki/文治" xlink:type="simple">文治</text:a> </text:p>
          </table:table-cell>
          <table:table-cell office:value-type="string" calcext:value-type="string">
            <text:p>ぶんじ</text:p>
          </table:table-cell>
          <table:table-cell office:value-type="string" calcext:value-type="string">
            <text:p>元暦2年8月14日</text:p>
            <text:p>（1185年9月9日）</text:p>
          </table:table-cell>
          <table:table-cell office:value-type="string" calcext:value-type="string">
            <text:p>文治6年4月11日</text:p>
            <text:p>（<text:a xlink:href="https://ja.wikipedia.org/wiki/1190年" xlink:type="simple">1190年</text:a>5月16日）</text:p>
          </table:table-cell>
          <table:table-cell office:value-type="string" calcext:value-type="string">
            <text:p>6年</text:p>
          </table:table-cell>
          <table:table-cell table:style-name="ce3" office:value-type="string" calcext:value-type="string" table:number-columns-spanned="1" table:number-rows-spanned="2">
            <text:p>後鳥羽天皇</text:p>
          </table:table-cell>
          <table:table-cell office:value-type="string" calcext:value-type="string">
            <text:p>地震（<text:a xlink:href="https://ja.wikipedia.org/wiki/文治地震" xlink:type="simple">文治地震</text:a>）による改元。</text:p>
            <text:p>兵革を理由とする説もあり。 </text:p>
          </table:table-cell>
          <table:table-cell table:number-columns-repeated="3"/>
        </table:table-row>
        <table:table-row table:style-name="ro5">
          <table:table-cell office:value-type="string" calcext:value-type="string" table:number-columns-spanned="1" table:number-rows-spanned="2">
            <text:p><text:a xlink:href="https://ja.wikipedia.org/wiki/建久" xlink:type="simple">建久</text:a> </text:p>
          </table:table-cell>
          <table:table-cell office:value-type="string" calcext:value-type="string" table:number-columns-spanned="1" table:number-rows-spanned="2">
            <text:p>けんきゅう</text:p>
          </table:table-cell>
          <table:table-cell office:value-type="string" calcext:value-type="string" table:number-columns-spanned="1" table:number-rows-spanned="2">
            <text:p>文治6年4月11日</text:p>
            <text:p>（1190年5月16日）</text:p>
          </table:table-cell>
          <table:table-cell office:value-type="string" calcext:value-type="string" table:number-columns-spanned="1" table:number-rows-spanned="2">
            <text:p>建久10年4月27日</text:p>
            <text:p>（<text:a xlink:href="https://ja.wikipedia.org/wiki/1199年" xlink:type="simple">1199年</text:a><text:a xlink:href="https://ja.wikipedia.org/wiki/5月23日" xlink:type="simple">5月23日</text:a>）</text:p>
          </table:table-cell>
          <table:table-cell office:value-type="string" calcext:value-type="string" table:number-columns-spanned="1" table:number-rows-spanned="2">
            <text:p>10年</text:p>
          </table:table-cell>
          <table:covered-table-cell/>
          <table:table-cell office:value-type="string" calcext:value-type="string" table:number-columns-spanned="1" table:number-rows-spanned="2">
            <text:p>三合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6">
            <text:p><text:a xlink:href="https://ja.wikipedia.org/wiki/土御門天皇" xlink:type="simple">土御門天皇</text:a> </text:p>
          </table:table-cell>
          <table:covered-table-cell table:style-name="Default"/>
          <table:table-cell table:number-columns-repeated="3"/>
        </table:table-row>
        <table:table-row table:style-name="ro1">
          <table:table-cell office:value-type="string" calcext:value-type="string">
            <text:p><text:a xlink:href="https://ja.wikipedia.org/wiki/正治" xlink:type="simple">正治</text:a> </text:p>
          </table:table-cell>
          <table:table-cell office:value-type="string" calcext:value-type="string">
            <text:p>しょうじ</text:p>
          </table:table-cell>
          <table:table-cell office:value-type="string" calcext:value-type="string">
            <text:p>建久10年4月27日</text:p>
            <text:p>（1199年5月23日）</text:p>
          </table:table-cell>
          <table:table-cell office:value-type="string" calcext:value-type="string">
            <text:p>正治3年<text:a xlink:href="https://ja.wikipedia.org/wiki/2月13日_(旧暦)" xlink:type="simple">2月13日</text:a></text:p>
            <text:p>（<text:a xlink:href="https://ja.wikipedia.org/wiki/1201年" xlink:type="simple">1201年</text:a><text:a xlink:href="https://ja.wikipedia.org/wiki/3月19日" xlink:type="simple">3月19日</text:a>）</text:p>
          </table:table-cell>
          <table:table-cell office:value-type="string" calcext:value-type="string">
            <text:p>3年</text:p>
          </table:table-cell>
          <table:covered-table-cell/>
          <table:table-cell office:value-type="string" calcext:value-type="string">
            <text:p>土御門天皇即位による改元。 </text:p>
          </table:table-cell>
          <table:table-cell table:number-columns-repeated="3"/>
        </table:table-row>
        <table:table-row table:style-name="ro1">
          <table:table-cell office:value-type="string" calcext:value-type="string">
            <text:p><text:a xlink:href="https://ja.wikipedia.org/wiki/建仁" xlink:type="simple">建仁</text:a> </text:p>
          </table:table-cell>
          <table:table-cell office:value-type="string" calcext:value-type="string">
            <text:p>けんにん</text:p>
          </table:table-cell>
          <table:table-cell office:value-type="string" calcext:value-type="string">
            <text:p>正治3年2月13日</text:p>
            <text:p>（1201年3月19日）</text:p>
          </table:table-cell>
          <table:table-cell office:value-type="string" calcext:value-type="string">
            <text:p>建仁4年<text:a xlink:href="https://ja.wikipedia.org/wiki/2月20日_(旧暦)" xlink:type="simple">2月20日</text:a></text:p>
            <text:p>（<text:a xlink:href="https://ja.wikipedia.org/wiki/1204年" xlink:type="simple">1204年</text:a><text:a xlink:href="https://ja.wikipedia.org/wiki/3月23日" xlink:type="simple">3月23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1">
          <table:table-cell office:value-type="string" calcext:value-type="string">
            <text:p><text:a xlink:href="https://ja.wikipedia.org/wiki/元久" xlink:type="simple">元久</text:a> </text:p>
          </table:table-cell>
          <table:table-cell office:value-type="string" calcext:value-type="string">
            <text:p>げんきゅう</text:p>
          </table:table-cell>
          <table:table-cell office:value-type="string" calcext:value-type="string">
            <text:p>建仁4年2月20日</text:p>
            <text:p>（1204年3月23日）</text:p>
          </table:table-cell>
          <table:table-cell office:value-type="string" calcext:value-type="string">
            <text:p>元久3年4月27日</text:p>
            <text:p>（<text:a xlink:href="https://ja.wikipedia.org/wiki/1206年" xlink:type="simple">1206年</text:a><text:a xlink:href="https://ja.wikipedia.org/wiki/6月5日" xlink:type="simple">6月5日</text:a>）</text:p>
          </table:table-cell>
          <table:table-cell office:value-type="string" calcext:value-type="string">
            <text:p>3年</text:p>
          </table:table-cell>
          <table:covered-table-cell/>
          <table:table-cell office:value-type="string" calcext:value-type="string">
            <text:p>甲子革令による改元。 </text:p>
          </table:table-cell>
          <table:table-cell table:number-columns-repeated="3"/>
        </table:table-row>
        <table:table-row table:style-name="ro6">
          <table:table-cell office:value-type="string" calcext:value-type="string">
            <text:p><text:a xlink:href="https://ja.wikipedia.org/wiki/建永" xlink:type="simple">建永</text:a> </text:p>
          </table:table-cell>
          <table:table-cell office:value-type="string" calcext:value-type="string">
            <text:p>けんえい</text:p>
          </table:table-cell>
          <table:table-cell office:value-type="string" calcext:value-type="string">
            <text:p>元久3年4月27日</text:p>
            <text:p>（1206年6月5日）</text:p>
          </table:table-cell>
          <table:table-cell office:value-type="string" calcext:value-type="string">
            <text:p>建永2年<text:a xlink:href="https://ja.wikipedia.org/wiki/10月25日_(旧暦)" xlink:type="simple">10月25日</text:a></text:p>
            <text:p>（<text:a xlink:href="https://ja.wikipedia.org/wiki/1207年" xlink:type="simple">1207年</text:a><text:a xlink:href="https://ja.wikipedia.org/wiki/11月16日" xlink:type="simple">11月16日</text:a>）</text:p>
          </table:table-cell>
          <table:table-cell office:value-type="string" calcext:value-type="string">
            <text:p>2年</text:p>
          </table:table-cell>
          <table:covered-table-cell/>
          <table:table-cell office:value-type="string" calcext:value-type="string">
            <text:p>改元は以下の説によるものとみられている。 </text:p>
            <text:p><text:a xlink:href="https://ja.wikipedia.org/wiki/麻疹" xlink:type="simple">赤斑瘡</text:a>を原因とする説</text:p>
            <text:p><text:a xlink:href="https://ja.wikipedia.org/wiki/摂政" xlink:type="simple">摂政</text:a>・<text:a xlink:href="https://ja.wikipedia.org/wiki/九条良通" xlink:type="simple">九条良通</text:a>の急死を原因とする説</text:p>
          </table:table-cell>
          <table:table-cell table:number-columns-repeated="3"/>
        </table:table-row>
        <table:table-row table:style-name="ro5">
          <table:table-cell office:value-type="string" calcext:value-type="string" table:number-columns-spanned="1" table:number-rows-spanned="2">
            <text:p><text:a xlink:href="https://ja.wikipedia.org/wiki/承元" xlink:type="simple">承元</text:a> </text:p>
          </table:table-cell>
          <table:table-cell office:value-type="string" calcext:value-type="string" table:number-columns-spanned="1" table:number-rows-spanned="2">
            <text:p>じょうげん</text:p>
          </table:table-cell>
          <table:table-cell office:value-type="string" calcext:value-type="string" table:number-columns-spanned="1" table:number-rows-spanned="2">
            <text:p>建永2年10月25日</text:p>
            <text:p>（1207年11月16日）</text:p>
          </table:table-cell>
          <table:table-cell office:value-type="string" calcext:value-type="string" table:number-columns-spanned="1" table:number-rows-spanned="2">
            <text:p>承元5年<text:a xlink:href="https://ja.wikipedia.org/wiki/3月9日_(旧暦)" xlink:type="simple">3月9日</text:a></text:p>
            <text:p>（<text:a xlink:href="https://ja.wikipedia.org/wiki/1211年" xlink:type="simple">1211年</text:a><text:a xlink:href="https://ja.wikipedia.org/wiki/4月23日" xlink:type="simple">4月23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改元の原因には以下の説がある。 </text:p>
            <text:p>三合を原因とする説</text:p>
            <text:p><text:a xlink:href="https://ja.wikipedia.org/wiki/天然痘" xlink:type="simple">疱瘡</text:a>を原因とする説</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順徳天皇" xlink:type="simple">順徳天皇</text:a> </text:p>
          </table:table-cell>
          <table:covered-table-cell table:style-name="Default"/>
          <table:table-cell table:number-columns-repeated="3"/>
        </table:table-row>
        <table:table-row table:style-name="ro1">
          <table:table-cell office:value-type="string" calcext:value-type="string">
            <text:p><text:a xlink:href="https://ja.wikipedia.org/wiki/建暦" xlink:type="simple">建暦</text:a> </text:p>
          </table:table-cell>
          <table:table-cell office:value-type="string" calcext:value-type="string">
            <text:p>けんりゃく</text:p>
          </table:table-cell>
          <table:table-cell office:value-type="string" calcext:value-type="string">
            <text:p>承元5年3月9日</text:p>
            <text:p>（1211年4月23日）</text:p>
          </table:table-cell>
          <table:table-cell office:value-type="string" calcext:value-type="string">
            <text:p>建暦3年<text:a xlink:href="https://ja.wikipedia.org/wiki/12月6日_(旧暦)" xlink:type="simple">12月6日</text:a></text:p>
            <text:p>（<text:a xlink:href="https://ja.wikipedia.org/wiki/1214年" xlink:type="simple">1214年</text:a><text:a xlink:href="https://ja.wikipedia.org/wiki/1月18日" xlink:type="simple">1月18日</text:a>）</text:p>
          </table:table-cell>
          <table:table-cell office:value-type="string" calcext:value-type="string">
            <text:p>3年</text:p>
          </table:table-cell>
          <table:covered-table-cell/>
          <table:table-cell office:value-type="string" calcext:value-type="string">
            <text:p>順徳天皇即位による改元。 </text:p>
          </table:table-cell>
          <table:table-cell table:number-columns-repeated="3"/>
        </table:table-row>
        <table:table-row table:style-name="ro1">
          <table:table-cell office:value-type="string" calcext:value-type="string">
            <text:p><text:a xlink:href="https://ja.wikipedia.org/wiki/建保" xlink:type="simple">建保</text:a> </text:p>
          </table:table-cell>
          <table:table-cell office:value-type="string" calcext:value-type="string">
            <text:p>けんぽう</text:p>
          </table:table-cell>
          <table:table-cell office:value-type="string" calcext:value-type="string">
            <text:p>建暦3年12月6日</text:p>
            <text:p>（1214年1月18日）</text:p>
          </table:table-cell>
          <table:table-cell office:value-type="string" calcext:value-type="string">
            <text:p>建保7年<text:a xlink:href="https://ja.wikipedia.org/wiki/4月12日_(旧暦)" xlink:type="simple">4月12日</text:a></text:p>
            <text:p>（<text:a xlink:href="https://ja.wikipedia.org/wiki/1219年" xlink:type="simple">1219年</text:a>5月27日）</text:p>
          </table:table-cell>
          <table:table-cell office:value-type="string" calcext:value-type="string">
            <text:p>7年</text:p>
          </table:table-cell>
          <table:covered-table-cell/>
          <table:table-cell office:value-type="string" calcext:value-type="string">
            <text:p>地震による改元と見られている。 </text:p>
          </table:table-cell>
          <table:table-cell table:number-columns-repeated="3"/>
        </table:table-row>
        <table:table-row table:style-name="ro5">
          <table:table-cell office:value-type="string" calcext:value-type="string" table:number-columns-spanned="1" table:number-rows-spanned="3">
            <text:p><text:a xlink:href="https://ja.wikipedia.org/wiki/承久" xlink:type="simple">承久</text:a> </text:p>
          </table:table-cell>
          <table:table-cell office:value-type="string" calcext:value-type="string" table:number-columns-spanned="1" table:number-rows-spanned="3">
            <text:p>じょうきゅう</text:p>
          </table:table-cell>
          <table:table-cell office:value-type="string" calcext:value-type="string" table:number-columns-spanned="1" table:number-rows-spanned="3">
            <text:p>建保7年4月12日</text:p>
            <text:p>（1219年5月27日）</text:p>
          </table:table-cell>
          <table:table-cell office:value-type="string" calcext:value-type="string" table:number-columns-spanned="1" table:number-rows-spanned="3">
            <text:p>承久4年4月13日</text:p>
            <text:p>（<text:a xlink:href="https://ja.wikipedia.org/wiki/1222年" xlink:type="simple">1222年</text:a>5月25日）</text:p>
          </table:table-cell>
          <table:table-cell office:value-type="string" calcext:value-type="string" table:number-columns-spanned="1" table:number-rows-spanned="3">
            <text:p>4年</text:p>
          </table:table-cell>
          <table:covered-table-cell/>
          <table:table-cell office:value-type="string" calcext:value-type="string" table:number-columns-spanned="1" table:number-rows-spanned="3">
            <text:p><text:a xlink:href="https://ja.wikipedia.org/wiki/旱魃" xlink:type="simple">旱魃</text:a>と三合による改元。 </text:p>
          </table:table-cell>
          <table:table-cell table:number-columns-repeated="3"/>
        </table:table-row>
        <table:table-row table:style-name="ro2">
          <table:covered-table-cell table:number-columns-repeated="5" table:style-name="Default"/>
          <table:table-cell table:style-name="ce3" office:value-type="string" calcext:value-type="string">
            <text:p><text:a xlink:href="https://ja.wikipedia.org/wiki/仲恭天皇" xlink:type="simple">仲恭天皇</text:a> </text:p>
          </table:table-cell>
          <table:covered-table-cell table:style-name="Default"/>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後堀河天皇" xlink:type="simple">後堀河天皇</text:a> </text:p>
          </table:table-cell>
          <table:covered-table-cell table:style-name="Default"/>
          <table:table-cell table:number-columns-repeated="3"/>
        </table:table-row>
        <table:table-row table:style-name="ro1">
          <table:table-cell office:value-type="string" calcext:value-type="string">
            <text:p><text:a xlink:href="https://ja.wikipedia.org/wiki/貞応" xlink:type="simple">貞応</text:a> </text:p>
          </table:table-cell>
          <table:table-cell office:value-type="string" calcext:value-type="string">
            <text:p>じょうおう</text:p>
          </table:table-cell>
          <table:table-cell office:value-type="string" calcext:value-type="string">
            <text:p>承久4年4月13日</text:p>
            <text:p>（1222年5月25日）</text:p>
          </table:table-cell>
          <table:table-cell office:value-type="string" calcext:value-type="string">
            <text:p>貞応3年<text:a xlink:href="https://ja.wikipedia.org/wiki/11月20日_(旧暦)" xlink:type="simple">11月20日</text:a></text:p>
            <text:p>（<text:a xlink:href="https://ja.wikipedia.org/wiki/1224年" xlink:type="simple">1224年</text:a>12月31日）</text:p>
          </table:table-cell>
          <table:table-cell office:value-type="string" calcext:value-type="string">
            <text:p>3年</text:p>
          </table:table-cell>
          <table:covered-table-cell/>
          <table:table-cell office:value-type="string" calcext:value-type="string">
            <text:p>後堀河天皇即位による改元。 </text:p>
          </table:table-cell>
          <table:table-cell table:number-columns-repeated="3"/>
        </table:table-row>
        <table:table-row table:style-name="ro1">
          <table:table-cell office:value-type="string" calcext:value-type="string">
            <text:p><text:a xlink:href="https://ja.wikipedia.org/wiki/元仁" xlink:type="simple">元仁</text:a> </text:p>
          </table:table-cell>
          <table:table-cell office:value-type="string" calcext:value-type="string">
            <text:p>げんにん</text:p>
          </table:table-cell>
          <table:table-cell office:value-type="string" calcext:value-type="string">
            <text:p>貞応3年11月20日</text:p>
            <text:p>（1224年12月31日）</text:p>
          </table:table-cell>
          <table:table-cell office:value-type="string" calcext:value-type="string">
            <text:p>元仁2年4月20日</text:p>
            <text:p>（<text:a xlink:href="https://ja.wikipedia.org/wiki/1225年" xlink:type="simple">1225年</text:a><text:a xlink:href="https://ja.wikipedia.org/wiki/5月28日" xlink:type="simple">5月28日</text:a>）</text:p>
          </table:table-cell>
          <table:table-cell office:value-type="string" calcext:value-type="string">
            <text:p>2年</text:p>
          </table:table-cell>
          <table:covered-table-cell/>
          <table:table-cell office:value-type="string" calcext:value-type="string">
            <text:p>天変炎旱による改元。 </text:p>
          </table:table-cell>
          <table:table-cell table:number-columns-repeated="3"/>
        </table:table-row>
        <table:table-row table:style-name="ro1">
          <table:table-cell office:value-type="string" calcext:value-type="string">
            <text:p><text:a xlink:href="https://ja.wikipedia.org/wiki/嘉禄" xlink:type="simple">嘉禄</text:a> </text:p>
          </table:table-cell>
          <table:table-cell office:value-type="string" calcext:value-type="string">
            <text:p>かろく</text:p>
          </table:table-cell>
          <table:table-cell office:value-type="string" calcext:value-type="string">
            <text:p>元仁2年4月20日</text:p>
            <text:p>（1225年5月28日）</text:p>
          </table:table-cell>
          <table:table-cell office:value-type="string" calcext:value-type="string">
            <text:p>嘉禄3年<text:a xlink:href="https://ja.wikipedia.org/wiki/12月10日_(旧暦)" xlink:type="simple">12月10日</text:a></text:p>
            <text:p>（<text:a xlink:href="https://ja.wikipedia.org/wiki/1228年" xlink:type="simple">1228年</text:a>1月18日）</text:p>
          </table:table-cell>
          <table:table-cell office:value-type="string" calcext:value-type="string">
            <text:p>3年</text:p>
          </table:table-cell>
          <table:covered-table-cell/>
          <table:table-cell office:value-type="string" calcext:value-type="string">
            <text:p>改元の理由は「<text:a xlink:href="https://ja.wikipedia.org/wiki/嘉禄" xlink:type="simple">嘉禄</text:a>」の項目を参照。 </text:p>
          </table:table-cell>
          <table:table-cell table:number-columns-repeated="3"/>
        </table:table-row>
        <table:table-row table:style-name="ro3">
          <table:table-cell office:value-type="string" calcext:value-type="string">
            <text:p><text:a xlink:href="https://ja.wikipedia.org/wiki/安貞" xlink:type="simple">安貞</text:a> </text:p>
          </table:table-cell>
          <table:table-cell office:value-type="string" calcext:value-type="string">
            <text:p>あんてい</text:p>
          </table:table-cell>
          <table:table-cell office:value-type="string" calcext:value-type="string">
            <text:p>嘉禄3年12月10日</text:p>
            <text:p>（1228年1月18日）</text:p>
          </table:table-cell>
          <table:table-cell office:value-type="string" calcext:value-type="string">
            <text:p>安貞3年<text:a xlink:href="https://ja.wikipedia.org/wiki/3月5日_(旧暦)" xlink:type="simple">3月5日</text:a></text:p>
            <text:p>（<text:a xlink:href="https://ja.wikipedia.org/wiki/1229年" xlink:type="simple">1229年</text:a><text:a xlink:href="https://ja.wikipedia.org/wiki/3月31日" xlink:type="simple">3月31日</text:a>）</text:p>
          </table:table-cell>
          <table:table-cell office:value-type="string" calcext:value-type="string">
            <text:p>3年</text:p>
          </table:table-cell>
          <table:covered-table-cell/>
          <table:table-cell office:value-type="string" calcext:value-type="string">
            <text:p>天変が相次いだため、また、三合や疱瘡の流行による改元。 </text:p>
          </table:table-cell>
          <table:table-cell table:number-columns-repeated="3"/>
        </table:table-row>
        <table:table-row table:style-name="ro1">
          <table:table-cell office:value-type="string" calcext:value-type="string">
            <text:p><text:a xlink:href="https://ja.wikipedia.org/wiki/寛喜" xlink:type="simple">寛喜</text:a> </text:p>
          </table:table-cell>
          <table:table-cell office:value-type="string" calcext:value-type="string">
            <text:p>かんき</text:p>
          </table:table-cell>
          <table:table-cell office:value-type="string" calcext:value-type="string">
            <text:p>安貞3年3月5日</text:p>
            <text:p>（1229年3月31日）</text:p>
          </table:table-cell>
          <table:table-cell office:value-type="string" calcext:value-type="string">
            <text:p>寛喜4年<text:a xlink:href="https://ja.wikipedia.org/wiki/4月2日_(旧暦)" xlink:type="simple">4月2日</text:a></text:p>
            <text:p>（<text:a xlink:href="https://ja.wikipedia.org/wiki/1232年" xlink:type="simple">1232年</text:a>4月23日）</text:p>
          </table:table-cell>
          <table:table-cell office:value-type="string" calcext:value-type="string">
            <text:p>4年</text:p>
          </table:table-cell>
          <table:covered-table-cell/>
          <table:table-cell office:value-type="string" calcext:value-type="string">
            <text:p><text:a xlink:href="https://ja.wikipedia.org/wiki/天災" xlink:type="simple">天災</text:a>、<text:a xlink:href="https://ja.wikipedia.org/wiki/飢饉" xlink:type="simple">飢饉</text:a>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貞永" xlink:type="simple">貞永</text:a> </text:p>
          </table:table-cell>
          <table:table-cell office:value-type="string" calcext:value-type="string" table:number-columns-spanned="1" table:number-rows-spanned="2">
            <text:p>じょうえい</text:p>
          </table:table-cell>
          <table:table-cell office:value-type="string" calcext:value-type="string" table:number-columns-spanned="1" table:number-rows-spanned="2">
            <text:p>寛喜4年4月2日</text:p>
            <text:p>（1232年4月23日）</text:p>
          </table:table-cell>
          <table:table-cell office:value-type="string" calcext:value-type="string" table:number-columns-spanned="1" table:number-rows-spanned="2">
            <text:p>貞永2年4月15日</text:p>
            <text:p>（<text:a xlink:href="https://ja.wikipedia.org/wiki/1233年" xlink:type="simple">1233年</text:a>5月25日）</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不明）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四条天皇" xlink:type="simple">四条天皇</text:a> </text:p>
          </table:table-cell>
          <table:covered-table-cell table:style-name="Default"/>
          <table:table-cell table:number-columns-repeated="3"/>
        </table:table-row>
        <table:table-row table:style-name="ro1">
          <table:table-cell office:value-type="string" calcext:value-type="string">
            <text:p><text:a xlink:href="https://ja.wikipedia.org/wiki/天福_(日本)" xlink:type="simple">天福</text:a> </text:p>
          </table:table-cell>
          <table:table-cell office:value-type="string" calcext:value-type="string">
            <text:p>てんぷく</text:p>
          </table:table-cell>
          <table:table-cell office:value-type="string" calcext:value-type="string">
            <text:p>貞永2年4月15日</text:p>
            <text:p>（1233年5月25日）</text:p>
          </table:table-cell>
          <table:table-cell office:value-type="string" calcext:value-type="string">
            <text:p>天福2年<text:a xlink:href="https://ja.wikipedia.org/wiki/11月5日_(旧暦)" xlink:type="simple">11月5日</text:a></text:p>
            <text:p>（<text:a xlink:href="https://ja.wikipedia.org/wiki/1234年" xlink:type="simple">1234年</text:a><text:a xlink:href="https://ja.wikipedia.org/wiki/11月27日" xlink:type="simple">11月27日</text:a>）</text:p>
          </table:table-cell>
          <table:table-cell office:value-type="string" calcext:value-type="string">
            <text:p>2年</text:p>
          </table:table-cell>
          <table:covered-table-cell/>
          <table:table-cell office:value-type="string" calcext:value-type="string">
            <text:p>（不明） </text:p>
          </table:table-cell>
          <table:table-cell table:number-columns-repeated="3"/>
        </table:table-row>
        <table:table-row table:style-name="ro1">
          <table:table-cell office:value-type="string" calcext:value-type="string">
            <text:p><text:a xlink:href="https://ja.wikipedia.org/wiki/文暦" xlink:type="simple">文暦</text:a> </text:p>
          </table:table-cell>
          <table:table-cell office:value-type="string" calcext:value-type="string">
            <text:p>ぶんりゃく</text:p>
          </table:table-cell>
          <table:table-cell office:value-type="string" calcext:value-type="string">
            <text:p>天福2年11月5日</text:p>
            <text:p>（1234年11月27日）</text:p>
          </table:table-cell>
          <table:table-cell office:value-type="string" calcext:value-type="string">
            <text:p>文暦2年9月19日</text:p>
            <text:p>（<text:a xlink:href="https://ja.wikipedia.org/wiki/1235年" xlink:type="simple">1235年</text:a><text:a xlink:href="https://ja.wikipedia.org/wiki/11月1日" xlink:type="simple">11月1日</text:a>）</text:p>
          </table:table-cell>
          <table:table-cell office:value-type="string" calcext:value-type="string">
            <text:p>2年</text:p>
          </table:table-cell>
          <table:covered-table-cell/>
          <table:table-cell office:value-type="string" calcext:value-type="string">
            <text:p>天変地震による改元。 </text:p>
          </table:table-cell>
          <table:table-cell table:number-columns-repeated="3"/>
        </table:table-row>
        <table:table-row table:style-name="ro1">
          <table:table-cell office:value-type="string" calcext:value-type="string">
            <text:p><text:a xlink:href="https://ja.wikipedia.org/wiki/嘉禎" xlink:type="simple">嘉禎</text:a> </text:p>
          </table:table-cell>
          <table:table-cell office:value-type="string" calcext:value-type="string">
            <text:p>かてい</text:p>
          </table:table-cell>
          <table:table-cell office:value-type="string" calcext:value-type="string">
            <text:p>文暦2年9月19日</text:p>
            <text:p>（1235年11月1日）</text:p>
          </table:table-cell>
          <table:table-cell office:value-type="string" calcext:value-type="string">
            <text:p>嘉禎4年<text:a xlink:href="https://ja.wikipedia.org/wiki/11月23日_(旧暦)" xlink:type="simple">11月23日</text:a></text:p>
            <text:p>（<text:a xlink:href="https://ja.wikipedia.org/wiki/1238年" xlink:type="simple">1238年</text:a><text:a xlink:href="https://ja.wikipedia.org/wiki/12月30日" xlink:type="simple">12月30日</text:a>）</text:p>
          </table:table-cell>
          <table:table-cell office:value-type="string" calcext:value-type="string">
            <text:p>4年</text:p>
          </table:table-cell>
          <table:covered-table-cell/>
          <table:table-cell office:value-type="string" calcext:value-type="string">
            <text:p>地震頻発による改元。 </text:p>
          </table:table-cell>
          <table:table-cell table:number-columns-repeated="3"/>
        </table:table-row>
        <table:table-row table:style-name="ro1">
          <table:table-cell office:value-type="string" calcext:value-type="string">
            <text:p><text:a xlink:href="https://ja.wikipedia.org/wiki/暦仁" xlink:type="simple">暦仁</text:a> </text:p>
          </table:table-cell>
          <table:table-cell office:value-type="string" calcext:value-type="string">
            <text:p>りゃくにん</text:p>
          </table:table-cell>
          <table:table-cell office:value-type="string" calcext:value-type="string">
            <text:p>嘉禎4年11月23日</text:p>
            <text:p>（1238年12月30日）</text:p>
          </table:table-cell>
          <table:table-cell office:value-type="string" calcext:value-type="string">
            <text:p>暦仁2年2月7日</text:p>
            <text:p>（<text:a xlink:href="https://ja.wikipedia.org/wiki/1239年" xlink:type="simple">1239年</text:a><text:a xlink:href="https://ja.wikipedia.org/wiki/3月13日" xlink:type="simple">3月13日</text:a>）</text:p>
          </table:table-cell>
          <table:table-cell office:value-type="string" calcext:value-type="string">
            <text:p>2年</text:p>
          </table:table-cell>
          <table:covered-table-cell/>
          <table:table-cell office:value-type="string" calcext:value-type="string">
            <text:p>天変による改元。 </text:p>
          </table:table-cell>
          <table:table-cell table:number-columns-repeated="3"/>
        </table:table-row>
        <table:table-row table:style-name="ro1">
          <table:table-cell office:value-type="string" calcext:value-type="string">
            <text:p><text:a xlink:href="https://ja.wikipedia.org/wiki/延応" xlink:type="simple">延応</text:a> </text:p>
          </table:table-cell>
          <table:table-cell office:value-type="string" calcext:value-type="string">
            <text:p>えんおう</text:p>
          </table:table-cell>
          <table:table-cell office:value-type="string" calcext:value-type="string">
            <text:p>暦仁2年2月7日</text:p>
            <text:p>（1239年3月13日）</text:p>
          </table:table-cell>
          <table:table-cell office:value-type="string" calcext:value-type="string">
            <text:p>延応2年<text:a xlink:href="https://ja.wikipedia.org/wiki/7月16日_(旧暦)" xlink:type="simple">7月16日</text:a></text:p>
            <text:p>（<text:a xlink:href="https://ja.wikipedia.org/wiki/1240年" xlink:type="simple">1240年</text:a><text:a xlink:href="https://ja.wikipedia.org/wiki/8月5日" xlink:type="simple">8月5日</text:a>）</text:p>
          </table:table-cell>
          <table:table-cell office:value-type="string" calcext:value-type="string">
            <text:p>2年</text:p>
          </table:table-cell>
          <table:covered-table-cell/>
          <table:table-cell office:value-type="string" calcext:value-type="string">
            <text:p>天変や地震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仁治" xlink:type="simple">仁治</text:a> </text:p>
          </table:table-cell>
          <table:table-cell office:value-type="string" calcext:value-type="string" table:number-columns-spanned="1" table:number-rows-spanned="2">
            <text:p>にんじ</text:p>
          </table:table-cell>
          <table:table-cell office:value-type="string" calcext:value-type="string" table:number-columns-spanned="1" table:number-rows-spanned="2">
            <text:p>延応2年7月16日</text:p>
            <text:p>（1240年8月5日）</text:p>
          </table:table-cell>
          <table:table-cell office:value-type="string" calcext:value-type="string" table:number-columns-spanned="1" table:number-rows-spanned="2">
            <text:p>仁治4年<text:a xlink:href="https://ja.wikipedia.org/wiki/2月26日_(旧暦)" xlink:type="simple">2月26日</text:a></text:p>
            <text:p>（<text:a xlink:href="https://ja.wikipedia.org/wiki/1243年" xlink:type="simple">1243年</text:a><text:a xlink:href="https://ja.wikipedia.org/wiki/3月18日" xlink:type="simple">3月18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text:a xlink:href="https://ja.wikipedia.org/wiki/彗星" xlink:type="simple">彗星</text:a>、地震、旱魃など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嵯峨天皇" xlink:type="simple">後嵯峨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寛元" xlink:type="simple">寛元</text:a> </text:p>
          </table:table-cell>
          <table:table-cell office:value-type="string" calcext:value-type="string" table:number-columns-spanned="1" table:number-rows-spanned="2">
            <text:p>かんげん</text:p>
          </table:table-cell>
          <table:table-cell office:value-type="string" calcext:value-type="string" table:number-columns-spanned="1" table:number-rows-spanned="2">
            <text:p>仁治4年2月26日</text:p>
            <text:p>（1243年3月18日）</text:p>
          </table:table-cell>
          <table:table-cell office:value-type="string" calcext:value-type="string" table:number-columns-spanned="1" table:number-rows-spanned="2">
            <text:p>寛元5年<text:a xlink:href="https://ja.wikipedia.org/wiki/2月28日_(旧暦)" xlink:type="simple">2月28日</text:a></text:p>
            <text:p>（<text:a xlink:href="https://ja.wikipedia.org/wiki/1247年" xlink:type="simple">1247年</text:a><text:a xlink:href="https://ja.wikipedia.org/wiki/4月5日" xlink:type="simple">4月5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後嵯峨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6">
            <text:p><text:a xlink:href="https://ja.wikipedia.org/wiki/後深草天皇" xlink:type="simple">後深草天皇</text:a> </text:p>
          </table:table-cell>
          <table:covered-table-cell table:style-name="Default"/>
          <table:table-cell table:number-columns-repeated="3"/>
        </table:table-row>
        <table:table-row table:style-name="ro1">
          <table:table-cell office:value-type="string" calcext:value-type="string">
            <text:p><text:a xlink:href="https://ja.wikipedia.org/wiki/宝治" xlink:type="simple">宝治</text:a> </text:p>
          </table:table-cell>
          <table:table-cell office:value-type="string" calcext:value-type="string">
            <text:p>ほうじ</text:p>
          </table:table-cell>
          <table:table-cell office:value-type="string" calcext:value-type="string">
            <text:p>寛元5年2月28日</text:p>
            <text:p>（1247年4月5日）</text:p>
          </table:table-cell>
          <table:table-cell office:value-type="string" calcext:value-type="string">
            <text:p>宝治3年<text:a xlink:href="https://ja.wikipedia.org/wiki/3月18日_(旧暦)" xlink:type="simple">3月18日</text:a></text:p>
            <text:p>（<text:a xlink:href="https://ja.wikipedia.org/wiki/1249年" xlink:type="simple">1249年</text:a><text:a xlink:href="https://ja.wikipedia.org/wiki/5月2日" xlink:type="simple">5月2日</text:a>）</text:p>
          </table:table-cell>
          <table:table-cell office:value-type="string" calcext:value-type="string">
            <text:p>3年</text:p>
          </table:table-cell>
          <table:covered-table-cell/>
          <table:table-cell office:value-type="string" calcext:value-type="string">
            <text:p>後深草天皇即位による改元。 </text:p>
          </table:table-cell>
          <table:table-cell table:number-columns-repeated="3"/>
        </table:table-row>
        <table:table-row table:style-name="ro1">
          <table:table-cell office:value-type="string" calcext:value-type="string">
            <text:p><text:a xlink:href="https://ja.wikipedia.org/wiki/建長" xlink:type="simple">建長</text:a> </text:p>
          </table:table-cell>
          <table:table-cell office:value-type="string" calcext:value-type="string">
            <text:p>けんちょう</text:p>
          </table:table-cell>
          <table:table-cell office:value-type="string" calcext:value-type="string">
            <text:p>宝治3年3月18日</text:p>
            <text:p>（1249年5月2日）</text:p>
          </table:table-cell>
          <table:table-cell office:value-type="string" calcext:value-type="string">
            <text:p>建長8年<text:a xlink:href="https://ja.wikipedia.org/wiki/10月5日_(旧暦)" xlink:type="simple">10月5日</text:a></text:p>
            <text:p>（<text:a xlink:href="https://ja.wikipedia.org/wiki/1256年" xlink:type="simple">1256年</text:a><text:a xlink:href="https://ja.wikipedia.org/wiki/10月24日" xlink:type="simple">10月24日</text:a>）</text:p>
          </table:table-cell>
          <table:table-cell office:value-type="string" calcext:value-type="string">
            <text:p>8年</text:p>
          </table:table-cell>
          <table:covered-table-cell/>
          <table:table-cell office:value-type="string" calcext:value-type="string">
            <text:p>天変や火災による改元。 </text:p>
          </table:table-cell>
          <table:table-cell table:number-columns-repeated="3"/>
        </table:table-row>
        <table:table-row table:style-name="ro1">
          <table:table-cell office:value-type="string" calcext:value-type="string">
            <text:p><text:a xlink:href="https://ja.wikipedia.org/wiki/康元" xlink:type="simple">康元</text:a> </text:p>
          </table:table-cell>
          <table:table-cell office:value-type="string" calcext:value-type="string">
            <text:p>こうげん</text:p>
          </table:table-cell>
          <table:table-cell office:value-type="string" calcext:value-type="string">
            <text:p>建長8年10月5日</text:p>
            <text:p>（1256年10月24日）</text:p>
          </table:table-cell>
          <table:table-cell office:value-type="string" calcext:value-type="string">
            <text:p>康元2年<text:a xlink:href="https://ja.wikipedia.org/wiki/3月14日_(旧暦)" xlink:type="simple">3月14日</text:a></text:p>
            <text:p>（<text:a xlink:href="https://ja.wikipedia.org/wiki/1257年" xlink:type="simple">1257年</text:a>3月31日）</text:p>
          </table:table-cell>
          <table:table-cell office:value-type="string" calcext:value-type="string">
            <text:p>2年</text:p>
          </table:table-cell>
          <table:covered-table-cell/>
          <table:table-cell office:value-type="string" calcext:value-type="string">
            <text:p>赤斑瘡による改元とみられている。 </text:p>
          </table:table-cell>
          <table:table-cell table:number-columns-repeated="3"/>
        </table:table-row>
        <table:table-row table:style-name="ro3">
          <table:table-cell office:value-type="string" calcext:value-type="string">
            <text:p><text:a xlink:href="https://ja.wikipedia.org/wiki/正嘉" xlink:type="simple">正嘉</text:a> </text:p>
          </table:table-cell>
          <table:table-cell office:value-type="string" calcext:value-type="string">
            <text:p>しょうか</text:p>
          </table:table-cell>
          <table:table-cell office:value-type="string" calcext:value-type="string">
            <text:p>康元2年3月14日</text:p>
            <text:p>（1257年3月31日）</text:p>
          </table:table-cell>
          <table:table-cell office:value-type="string" calcext:value-type="string">
            <text:p>正嘉3年<text:a xlink:href="https://ja.wikipedia.org/wiki/3月26日_(旧暦)" xlink:type="simple">3月26日</text:a></text:p>
            <text:p>（<text:a xlink:href="https://ja.wikipedia.org/wiki/1259年" xlink:type="simple">1259年</text:a><text:a xlink:href="https://ja.wikipedia.org/wiki/4月20日" xlink:type="simple">4月20日</text:a>）</text:p>
          </table:table-cell>
          <table:table-cell office:value-type="string" calcext:value-type="string">
            <text:p>3年</text:p>
          </table:table-cell>
          <table:covered-table-cell/>
          <table:table-cell office:value-type="string" calcext:value-type="string">
            <text:p><text:a xlink:href="https://ja.wikipedia.org/wiki/太政官庁" xlink:type="simple">太政官庁</text:a>などの施設の焼失が相次いだこと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正元_(日本)" xlink:type="simple">正元</text:a> </text:p>
          </table:table-cell>
          <table:table-cell office:value-type="string" calcext:value-type="string" table:number-columns-spanned="1" table:number-rows-spanned="2">
            <text:p>しょうげん</text:p>
          </table:table-cell>
          <table:table-cell office:value-type="string" calcext:value-type="string" table:number-columns-spanned="1" table:number-rows-spanned="2">
            <text:p>正嘉3年3月26日</text:p>
            <text:p>（1259年4月20日）</text:p>
          </table:table-cell>
          <table:table-cell office:value-type="string" calcext:value-type="string" table:number-columns-spanned="1" table:number-rows-spanned="2">
            <text:p>正元2年4月13日</text:p>
            <text:p>（<text:a xlink:href="https://ja.wikipedia.org/wiki/1260年" xlink:type="simple">1260年</text:a><text:a xlink:href="https://ja.wikipedia.org/wiki/5月24日" xlink:type="simple">5月24日</text:a>）</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不明）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亀山天皇" xlink:type="simple">亀山天皇</text:a> </text:p>
          </table:table-cell>
          <table:covered-table-cell table:style-name="Default"/>
          <table:table-cell table:number-columns-repeated="3"/>
        </table:table-row>
        <table:table-row table:style-name="ro1">
          <table:table-cell office:value-type="string" calcext:value-type="string">
            <text:p><text:a xlink:href="https://ja.wikipedia.org/wiki/文応" xlink:type="simple">文応</text:a> </text:p>
          </table:table-cell>
          <table:table-cell office:value-type="string" calcext:value-type="string">
            <text:p>ぶんおう</text:p>
          </table:table-cell>
          <table:table-cell office:value-type="string" calcext:value-type="string">
            <text:p>正元2年4月13日</text:p>
            <text:p>（1260年5月24日）</text:p>
          </table:table-cell>
          <table:table-cell office:value-type="string" calcext:value-type="string">
            <text:p>文応2年2月20日</text:p>
            <text:p>（<text:a xlink:href="https://ja.wikipedia.org/wiki/1261年" xlink:type="simple">1261年</text:a>3月22日）</text:p>
          </table:table-cell>
          <table:table-cell office:value-type="string" calcext:value-type="string">
            <text:p>2年</text:p>
          </table:table-cell>
          <table:covered-table-cell/>
          <table:table-cell office:value-type="string" calcext:value-type="string">
            <text:p>亀山天皇即位による改元。 </text:p>
          </table:table-cell>
          <table:table-cell table:number-columns-repeated="3"/>
        </table:table-row>
        <table:table-row table:style-name="ro1">
          <table:table-cell office:value-type="string" calcext:value-type="string">
            <text:p><text:a xlink:href="https://ja.wikipedia.org/wiki/弘長" xlink:type="simple">弘長</text:a> </text:p>
          </table:table-cell>
          <table:table-cell office:value-type="string" calcext:value-type="string">
            <text:p>こうちょう</text:p>
          </table:table-cell>
          <table:table-cell office:value-type="string" calcext:value-type="string">
            <text:p>文応2年2月20日</text:p>
            <text:p>（1261年3月22日）</text:p>
          </table:table-cell>
          <table:table-cell office:value-type="string" calcext:value-type="string">
            <text:p>弘長4年2月28日</text:p>
            <text:p>（<text:a xlink:href="https://ja.wikipedia.org/wiki/1264年" xlink:type="simple">1264年</text:a><text:a xlink:href="https://ja.wikipedia.org/wiki/3月27日" xlink:type="simple">3月27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文永" xlink:type="simple">文永</text:a> </text:p>
          </table:table-cell>
          <table:table-cell office:value-type="string" calcext:value-type="string" table:number-columns-spanned="1" table:number-rows-spanned="2">
            <text:p>ぶんえい</text:p>
          </table:table-cell>
          <table:table-cell office:value-type="string" calcext:value-type="string" table:number-columns-spanned="1" table:number-rows-spanned="2">
            <text:p>弘長4年2月28日</text:p>
            <text:p>（1264年3月27日）</text:p>
          </table:table-cell>
          <table:table-cell office:value-type="string" calcext:value-type="string" table:number-columns-spanned="1" table:number-rows-spanned="2">
            <text:p>文永12年<text:a xlink:href="https://ja.wikipedia.org/wiki/4月25日_(旧暦)" xlink:type="simple">4月25日</text:a></text:p>
            <text:p>（<text:a xlink:href="https://ja.wikipedia.org/wiki/1275年" xlink:type="simple">1275年</text:a>5月22日）</text:p>
          </table:table-cell>
          <table:table-cell office:value-type="string" calcext:value-type="string" table:number-columns-spanned="1" table:number-rows-spanned="2">
            <text:p>12年</text:p>
          </table:table-cell>
          <table:covered-table-cell/>
          <table:table-cell office:value-type="string" calcext:value-type="string" table:number-columns-spanned="1" table:number-rows-spanned="2">
            <text:p>甲子革令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後宇多天皇" xlink:type="simple">後宇多天皇</text:a> </text:p>
          </table:table-cell>
          <table:covered-table-cell table:style-name="Default"/>
          <table:table-cell table:number-columns-repeated="3"/>
        </table:table-row>
        <table:table-row table:style-name="ro1">
          <table:table-cell office:value-type="string" calcext:value-type="string">
            <text:p><text:a xlink:href="https://ja.wikipedia.org/wiki/建治" xlink:type="simple">建治</text:a> </text:p>
          </table:table-cell>
          <table:table-cell office:value-type="string" calcext:value-type="string">
            <text:p>けんじ</text:p>
          </table:table-cell>
          <table:table-cell office:value-type="string" calcext:value-type="string">
            <text:p>文永12年4月25日</text:p>
            <text:p>（1275年5月22日）</text:p>
          </table:table-cell>
          <table:table-cell office:value-type="string" calcext:value-type="string">
            <text:p>建治4年<text:a xlink:href="https://ja.wikipedia.org/wiki/2月29日_(旧暦)" xlink:type="simple">2月29日</text:a></text:p>
            <text:p>（<text:a xlink:href="https://ja.wikipedia.org/wiki/1278年" xlink:type="simple">1278年</text:a>3月23日）</text:p>
          </table:table-cell>
          <table:table-cell office:value-type="string" calcext:value-type="string">
            <text:p>4年</text:p>
          </table:table-cell>
          <table:covered-table-cell/>
          <table:table-cell office:value-type="string" calcext:value-type="string">
            <text:p>（不明） </text:p>
          </table:table-cell>
          <table:table-cell table:number-columns-repeated="3"/>
        </table:table-row>
        <table:table-row table:style-name="ro5">
          <table:table-cell office:value-type="string" calcext:value-type="string" table:number-columns-spanned="1" table:number-rows-spanned="2">
            <text:p><text:a xlink:href="https://ja.wikipedia.org/wiki/弘安" xlink:type="simple">弘安</text:a> </text:p>
          </table:table-cell>
          <table:table-cell office:value-type="string" calcext:value-type="string" table:number-columns-spanned="1" table:number-rows-spanned="2">
            <text:p>こうあん</text:p>
          </table:table-cell>
          <table:table-cell office:value-type="string" calcext:value-type="string" table:number-columns-spanned="1" table:number-rows-spanned="2">
            <text:p>建治4年2月29日</text:p>
            <text:p>（1278年3月23日）</text:p>
          </table:table-cell>
          <table:table-cell office:value-type="string" calcext:value-type="string" table:number-columns-spanned="1" table:number-rows-spanned="2">
            <text:p>弘安11年4月28日</text:p>
            <text:p>（<text:a xlink:href="https://ja.wikipedia.org/wiki/1288年" xlink:type="simple">1288年</text:a>5月29日）</text:p>
          </table:table-cell>
          <table:table-cell office:value-type="string" calcext:value-type="string" table:number-columns-spanned="1" table:number-rows-spanned="2">
            <text:p>11年</text:p>
          </table:table-cell>
          <table:covered-table-cell/>
          <table:table-cell office:value-type="string" calcext:value-type="string" table:number-columns-spanned="1" table:number-rows-spanned="2">
            <text:p>疫病による改元とみられている。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伏見天皇" xlink:type="simple">伏見天皇</text:a> </text:p>
          </table:table-cell>
          <table:covered-table-cell table:style-name="Default"/>
          <table:table-cell table:number-columns-repeated="3"/>
        </table:table-row>
        <table:table-row table:style-name="ro1">
          <table:table-cell office:value-type="string" calcext:value-type="string">
            <text:p><text:a xlink:href="https://ja.wikipedia.org/wiki/正応" xlink:type="simple">正応</text:a> </text:p>
          </table:table-cell>
          <table:table-cell office:value-type="string" calcext:value-type="string">
            <text:p>しょうおう</text:p>
          </table:table-cell>
          <table:table-cell office:value-type="string" calcext:value-type="string">
            <text:p>弘安11年4月28日</text:p>
            <text:p>（1288年5月29日）</text:p>
          </table:table-cell>
          <table:table-cell office:value-type="string" calcext:value-type="string">
            <text:p>正応6年8月5日</text:p>
            <text:p>（<text:a xlink:href="https://ja.wikipedia.org/wiki/1293年" xlink:type="simple">1293年</text:a>9月6日）</text:p>
          </table:table-cell>
          <table:table-cell office:value-type="string" calcext:value-type="string">
            <text:p>6年</text:p>
          </table:table-cell>
          <table:covered-table-cell/>
          <table:table-cell office:value-type="string" calcext:value-type="string">
            <text:p>伏見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永仁" xlink:type="simple">永仁</text:a> </text:p>
          </table:table-cell>
          <table:table-cell office:value-type="string" calcext:value-type="string" table:number-columns-spanned="1" table:number-rows-spanned="2">
            <text:p>えいにん</text:p>
          </table:table-cell>
          <table:table-cell office:value-type="string" calcext:value-type="string" table:number-columns-spanned="1" table:number-rows-spanned="2">
            <text:p>正応6年8月5日</text:p>
            <text:p>（1293年9月6日）</text:p>
          </table:table-cell>
          <table:table-cell office:value-type="string" calcext:value-type="string" table:number-columns-spanned="1" table:number-rows-spanned="2">
            <text:p>永仁7年4月25日</text:p>
            <text:p>（<text:a xlink:href="https://ja.wikipedia.org/wiki/1299年" xlink:type="simple">1299年</text:a>5月25日）</text:p>
          </table:table-cell>
          <table:table-cell office:value-type="string" calcext:value-type="string" table:number-columns-spanned="1" table:number-rows-spanned="2">
            <text:p>7年</text:p>
          </table:table-cell>
          <table:covered-table-cell/>
          <table:table-cell office:value-type="string" calcext:value-type="string" table:number-columns-spanned="1" table:number-rows-spanned="2">
            <text:p>天変と<text:a xlink:href="https://ja.wikipedia.org/wiki/関東" xlink:type="simple">関東</text:a>の地震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伏見天皇" xlink:type="simple">後伏見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正安" xlink:type="simple">正安</text:a> </text:p>
          </table:table-cell>
          <table:table-cell office:value-type="string" calcext:value-type="string" table:number-columns-spanned="1" table:number-rows-spanned="2">
            <text:p>しょうあん</text:p>
          </table:table-cell>
          <table:table-cell office:value-type="string" calcext:value-type="string" table:number-columns-spanned="1" table:number-rows-spanned="2">
            <text:p>永仁7年4月25日</text:p>
            <text:p>（1299年5月25日）</text:p>
          </table:table-cell>
          <table:table-cell office:value-type="string" calcext:value-type="string" table:number-columns-spanned="1" table:number-rows-spanned="2">
            <text:p>正安4年11月21日</text:p>
            <text:p>（<text:a xlink:href="https://ja.wikipedia.org/wiki/1302年" xlink:type="simple">1302年</text:a><text:a xlink:href="https://ja.wikipedia.org/wiki/12月10日" xlink:type="simple">12月10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後伏見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二条天皇" xlink:type="simple">後二条天皇</text:a> </text:p>
          </table:table-cell>
          <table:covered-table-cell table:style-name="Default"/>
          <table:table-cell table:number-columns-repeated="3"/>
        </table:table-row>
        <table:table-row table:style-name="ro1">
          <table:table-cell office:value-type="string" calcext:value-type="string">
            <text:p><text:a xlink:href="https://ja.wikipedia.org/wiki/乾元_(日本)" xlink:type="simple">乾元</text:a> </text:p>
          </table:table-cell>
          <table:table-cell office:value-type="string" calcext:value-type="string">
            <text:p>けんげん</text:p>
          </table:table-cell>
          <table:table-cell office:value-type="string" calcext:value-type="string">
            <text:p>正安4年11月21日</text:p>
            <text:p>（1302年12月10日）</text:p>
          </table:table-cell>
          <table:table-cell office:value-type="string" calcext:value-type="string">
            <text:p>乾元2年8月5日</text:p>
            <text:p>（<text:a xlink:href="https://ja.wikipedia.org/wiki/1303年" xlink:type="simple">1303年</text:a>9月16日）</text:p>
          </table:table-cell>
          <table:table-cell office:value-type="string" calcext:value-type="string">
            <text:p>2年</text:p>
          </table:table-cell>
          <table:covered-table-cell/>
          <table:table-cell office:value-type="string" calcext:value-type="string">
            <text:p>後二条天皇即位による改元。 </text:p>
          </table:table-cell>
          <table:table-cell table:number-columns-repeated="3"/>
        </table:table-row>
        <table:table-row table:style-name="ro1">
          <table:table-cell office:value-type="string" calcext:value-type="string">
            <text:p><text:a xlink:href="https://ja.wikipedia.org/wiki/嘉元" xlink:type="simple">嘉元</text:a> </text:p>
          </table:table-cell>
          <table:table-cell office:value-type="string" calcext:value-type="string">
            <text:p>かげん</text:p>
          </table:table-cell>
          <table:table-cell office:value-type="string" calcext:value-type="string">
            <text:p>乾元2年8月5日</text:p>
            <text:p>（1303年9月16日）</text:p>
          </table:table-cell>
          <table:table-cell office:value-type="string" calcext:value-type="string">
            <text:p>嘉元4年<text:a xlink:href="https://ja.wikipedia.org/wiki/12月14日_(旧暦)" xlink:type="simple">12月14日</text:a></text:p>
            <text:p>（<text:a xlink:href="https://ja.wikipedia.org/wiki/1307年" xlink:type="simple">1307年</text:a>1月18日）</text:p>
          </table:table-cell>
          <table:table-cell office:value-type="string" calcext:value-type="string">
            <text:p>4年</text:p>
          </table:table-cell>
          <table:covered-table-cell/>
          <table:table-cell office:value-type="string" calcext:value-type="string">
            <text:p>彗星と日照り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徳治" xlink:type="simple">徳治</text:a> </text:p>
          </table:table-cell>
          <table:table-cell office:value-type="string" calcext:value-type="string" table:number-columns-spanned="1" table:number-rows-spanned="2">
            <text:p>とくじ</text:p>
          </table:table-cell>
          <table:table-cell office:value-type="string" calcext:value-type="string" table:number-columns-spanned="1" table:number-rows-spanned="2">
            <text:p>嘉元4年12月14日</text:p>
            <text:p>（1307年1月18日）</text:p>
          </table:table-cell>
          <table:table-cell office:value-type="string" calcext:value-type="string" table:number-columns-spanned="1" table:number-rows-spanned="2">
            <text:p>徳治3年<text:a xlink:href="https://ja.wikipedia.org/wiki/10月9日_(旧暦)" xlink:type="simple">10月9日</text:a></text:p>
            <text:p>（<text:a xlink:href="https://ja.wikipedia.org/wiki/1308年" xlink:type="simple">1308年</text:a><text:a xlink:href="https://ja.wikipedia.org/wiki/11月22日" xlink:type="simple">11月22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天変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5">
            <text:p><text:a xlink:href="https://ja.wikipedia.org/wiki/花園天皇" xlink:type="simple">花園天皇</text:a> </text:p>
          </table:table-cell>
          <table:covered-table-cell table:style-name="Default"/>
          <table:table-cell table:number-columns-repeated="3"/>
        </table:table-row>
        <table:table-row table:style-name="ro1">
          <table:table-cell office:value-type="string" calcext:value-type="string">
            <text:p><text:a xlink:href="https://ja.wikipedia.org/wiki/延慶_(日本)" xlink:type="simple">延慶</text:a> </text:p>
          </table:table-cell>
          <table:table-cell office:value-type="string" calcext:value-type="string">
            <text:p>えんきょう</text:p>
          </table:table-cell>
          <table:table-cell office:value-type="string" calcext:value-type="string">
            <text:p>徳治3年10月9日</text:p>
            <text:p>（1308年11月22日）</text:p>
          </table:table-cell>
          <table:table-cell office:value-type="string" calcext:value-type="string">
            <text:p>延慶4年4月28日</text:p>
            <text:p>（<text:a xlink:href="https://ja.wikipedia.org/wiki/1311年" xlink:type="simple">1311年</text:a><text:a xlink:href="https://ja.wikipedia.org/wiki/5月17日" xlink:type="simple">5月17日</text:a>）</text:p>
          </table:table-cell>
          <table:table-cell office:value-type="string" calcext:value-type="string">
            <text:p>4年</text:p>
          </table:table-cell>
          <table:covered-table-cell/>
          <table:table-cell office:value-type="string" calcext:value-type="string">
            <text:p>花園天皇即位による改元。 </text:p>
          </table:table-cell>
          <table:table-cell table:number-columns-repeated="3"/>
        </table:table-row>
        <table:table-row table:style-name="ro1">
          <table:table-cell office:value-type="string" calcext:value-type="string">
            <text:p><text:a xlink:href="https://ja.wikipedia.org/wiki/応長" xlink:type="simple">応長</text:a> </text:p>
          </table:table-cell>
          <table:table-cell office:value-type="string" calcext:value-type="string">
            <text:p>おうちょう</text:p>
          </table:table-cell>
          <table:table-cell office:value-type="string" calcext:value-type="string">
            <text:p>延慶4年4月28日</text:p>
            <text:p>（1311年5月17日）</text:p>
          </table:table-cell>
          <table:table-cell office:value-type="string" calcext:value-type="string">
            <text:p>応長2年<text:a xlink:href="https://ja.wikipedia.org/wiki/3月20日_(旧暦)" xlink:type="simple">3月20日</text:a></text:p>
            <text:p>（<text:a xlink:href="https://ja.wikipedia.org/wiki/1312年" xlink:type="simple">1312年</text:a><text:a xlink:href="https://ja.wikipedia.org/wiki/4月27日" xlink:type="simple">4月27日</text:a>）</text:p>
          </table:table-cell>
          <table:table-cell office:value-type="string" calcext:value-type="string">
            <text:p>2年</text:p>
          </table:table-cell>
          <table:covered-table-cell/>
          <table:table-cell office:value-type="string" calcext:value-type="string">
            <text:p><text:a xlink:href="https://ja.wikipedia.org/wiki/疫病" xlink:type="simple">疫病</text:a>による改元。 </text:p>
          </table:table-cell>
          <table:table-cell table:number-columns-repeated="3"/>
        </table:table-row>
        <table:table-row table:style-name="ro1">
          <table:table-cell office:value-type="string" calcext:value-type="string">
            <text:p><text:a xlink:href="https://ja.wikipedia.org/wiki/正和" xlink:type="simple">正和</text:a> </text:p>
          </table:table-cell>
          <table:table-cell office:value-type="string" calcext:value-type="string">
            <text:p>しょうわ</text:p>
          </table:table-cell>
          <table:table-cell office:value-type="string" calcext:value-type="string">
            <text:p>応長2年3月20日</text:p>
            <text:p>（1312年4月27日）</text:p>
          </table:table-cell>
          <table:table-cell office:value-type="string" calcext:value-type="string">
            <text:p>正和6年<text:a xlink:href="https://ja.wikipedia.org/wiki/2月3日_(旧暦)" xlink:type="simple">2月3日</text:a></text:p>
            <text:p>（<text:a xlink:href="https://ja.wikipedia.org/wiki/1317年" xlink:type="simple">1317年</text:a><text:a xlink:href="https://ja.wikipedia.org/wiki/3月16日" xlink:type="simple">3月16日</text:a>）</text:p>
          </table:table-cell>
          <table:table-cell office:value-type="string" calcext:value-type="string">
            <text:p>6年</text:p>
          </table:table-cell>
          <table:covered-table-cell/>
          <table:table-cell office:value-type="string" calcext:value-type="string">
            <text:p>天変地震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文保" xlink:type="simple">文保</text:a> </text:p>
          </table:table-cell>
          <table:table-cell office:value-type="string" calcext:value-type="string" table:number-columns-spanned="1" table:number-rows-spanned="2">
            <text:p>ぶんぽう</text:p>
          </table:table-cell>
          <table:table-cell office:value-type="string" calcext:value-type="string" table:number-columns-spanned="1" table:number-rows-spanned="2">
            <text:p>正和6年2月3日</text:p>
            <text:p>（1317年3月16日）</text:p>
          </table:table-cell>
          <table:table-cell office:value-type="string" calcext:value-type="string" table:number-columns-spanned="1" table:number-rows-spanned="2">
            <text:p>文保3年4月28日</text:p>
            <text:p>（<text:a xlink:href="https://ja.wikipedia.org/wiki/1319年" xlink:type="simple">1319年</text:a>5月18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大地震など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6">
            <text:p><text:a xlink:href="https://ja.wikipedia.org/wiki/後醍醐天皇" xlink:type="simple">後醍醐天皇</text:a> </text:p>
          </table:table-cell>
          <table:covered-table-cell table:style-name="Default"/>
          <table:table-cell table:number-columns-repeated="3"/>
        </table:table-row>
        <table:table-row table:style-name="ro1">
          <table:table-cell office:value-type="string" calcext:value-type="string">
            <text:p><text:a xlink:href="https://ja.wikipedia.org/wiki/元応" xlink:type="simple">元応</text:a> </text:p>
          </table:table-cell>
          <table:table-cell office:value-type="string" calcext:value-type="string">
            <text:p>げんおう</text:p>
          </table:table-cell>
          <table:table-cell office:value-type="string" calcext:value-type="string">
            <text:p>文保3年4月28日</text:p>
            <text:p>（1319年5月18日）</text:p>
          </table:table-cell>
          <table:table-cell office:value-type="string" calcext:value-type="string">
            <text:p>元応3年2月23日</text:p>
            <text:p>（<text:a xlink:href="https://ja.wikipedia.org/wiki/1321年" xlink:type="simple">1321年</text:a>3月22日）</text:p>
          </table:table-cell>
          <table:table-cell office:value-type="string" calcext:value-type="string">
            <text:p>3年</text:p>
          </table:table-cell>
          <table:covered-table-cell/>
          <table:table-cell office:value-type="string" calcext:value-type="string">
            <text:p>後醍醐天皇即位による改元。 </text:p>
          </table:table-cell>
          <table:table-cell table:number-columns-repeated="3"/>
        </table:table-row>
        <table:table-row table:style-name="ro1">
          <table:table-cell office:value-type="string" calcext:value-type="string">
            <text:p><text:a xlink:href="https://ja.wikipedia.org/wiki/元亨" xlink:type="simple">元亨</text:a> </text:p>
          </table:table-cell>
          <table:table-cell office:value-type="string" calcext:value-type="string">
            <text:p>げんこう</text:p>
          </table:table-cell>
          <table:table-cell office:value-type="string" calcext:value-type="string">
            <text:p>元応3年2月23日</text:p>
            <text:p>（1321年3月22日）</text:p>
          </table:table-cell>
          <table:table-cell office:value-type="string" calcext:value-type="string">
            <text:p>元亨4年<text:a xlink:href="https://ja.wikipedia.org/wiki/12月9日_(旧暦)" xlink:type="simple">12月9日</text:a></text:p>
            <text:p>（<text:a xlink:href="https://ja.wikipedia.org/wiki/1324年" xlink:type="simple">1324年</text:a><text:a xlink:href="https://ja.wikipedia.org/wiki/12月25日" xlink:type="simple">12月25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1">
          <table:table-cell office:value-type="string" calcext:value-type="string">
            <text:p><text:a xlink:href="https://ja.wikipedia.org/wiki/正中_(元号)" xlink:type="simple">正中</text:a> </text:p>
          </table:table-cell>
          <table:table-cell office:value-type="string" calcext:value-type="string">
            <text:p>しょうちゅう</text:p>
          </table:table-cell>
          <table:table-cell office:value-type="string" calcext:value-type="string">
            <text:p>元亨4年12月9日</text:p>
            <text:p>（1324年12月25日）</text:p>
          </table:table-cell>
          <table:table-cell office:value-type="string" calcext:value-type="string">
            <text:p>正中3年4月26日</text:p>
            <text:p>（<text:a xlink:href="https://ja.wikipedia.org/wiki/1326年" xlink:type="simple">1326年</text:a>5月28日）</text:p>
          </table:table-cell>
          <table:table-cell office:value-type="string" calcext:value-type="string">
            <text:p>3年</text:p>
          </table:table-cell>
          <table:covered-table-cell/>
          <table:table-cell office:value-type="string" calcext:value-type="string">
            <text:p>甲子革令による改元。 </text:p>
          </table:table-cell>
          <table:table-cell table:number-columns-repeated="3"/>
        </table:table-row>
        <table:table-row table:style-name="ro1">
          <table:table-cell office:value-type="string" calcext:value-type="string">
            <text:p><text:a xlink:href="https://ja.wikipedia.org/wiki/嘉暦" xlink:type="simple">嘉暦</text:a> </text:p>
          </table:table-cell>
          <table:table-cell office:value-type="string" calcext:value-type="string">
            <text:p>かりゃく</text:p>
          </table:table-cell>
          <table:table-cell office:value-type="string" calcext:value-type="string">
            <text:p>正中3年4月26日</text:p>
            <text:p>（1326年5月28日）</text:p>
          </table:table-cell>
          <table:table-cell office:value-type="string" calcext:value-type="string">
            <text:p>嘉暦4年8月29日</text:p>
            <text:p>（<text:a xlink:href="https://ja.wikipedia.org/wiki/1329年" xlink:type="simple">1329年</text:a><text:a xlink:href="https://ja.wikipedia.org/wiki/9月22日" xlink:type="simple">9月22日</text:a>）</text:p>
          </table:table-cell>
          <table:table-cell office:value-type="string" calcext:value-type="string">
            <text:p>4年</text:p>
          </table:table-cell>
          <table:covered-table-cell/>
          <table:table-cell office:value-type="string" calcext:value-type="string">
            <text:p>疫病と地震による改元。 </text:p>
          </table:table-cell>
          <table:table-cell table:number-columns-repeated="3"/>
        </table:table-row>
        <table:table-row table:style-name="ro7">
          <table:table-cell office:value-type="string" calcext:value-type="string">
            <text:p><text:a xlink:href="https://ja.wikipedia.org/wiki/元徳" xlink:type="simple">元徳</text:a> </text:p>
          </table:table-cell>
          <table:table-cell office:value-type="string" calcext:value-type="string">
            <text:p>げんとく</text:p>
          </table:table-cell>
          <table:table-cell office:value-type="string" calcext:value-type="string">
            <text:p>嘉暦4年8月29日</text:p>
            <text:p>（1329年9月22日）</text:p>
          </table:table-cell>
          <table:table-cell office:value-type="string" calcext:value-type="string">
            <text:p><text:a xlink:href="https://ja.wikipedia.org/wiki/大覚寺統" xlink:type="simple">大覚寺統</text:a>：元徳3年<text:a xlink:href="https://ja.wikipedia.org/wiki/8月9日_(旧暦)" xlink:type="simple">8月9日</text:a></text:p>
            <text:p>（<text:a xlink:href="https://ja.wikipedia.org/wiki/1331年" xlink:type="simple">1331年</text:a><text:a xlink:href="https://ja.wikipedia.org/wiki/9月11日" xlink:type="simple">9月11日</text:a>）</text:p>
            <text:p><text:a xlink:href="https://ja.wikipedia.org/wiki/持明院統" xlink:type="simple">持明院統</text:a>：元徳4年4月28日</text:p>
            <text:p>（<text:a xlink:href="https://ja.wikipedia.org/wiki/1332年" xlink:type="simple">1332年</text:a>5月23日）</text:p>
          </table:table-cell>
          <table:table-cell office:value-type="string" calcext:value-type="string">
            <text:p>大覚寺統：3年</text:p>
            <text:p>持明院統：4年</text:p>
          </table:table-cell>
          <table:covered-table-cell/>
          <table:table-cell office:value-type="string" calcext:value-type="string">
            <text:p>疫病による改元。 </text:p>
          </table:table-cell>
          <table:table-cell table:number-columns-repeated="3"/>
        </table:table-row>
        <table:table-row table:style-name="ro1">
          <table:table-cell office:value-type="string" calcext:value-type="string">
            <text:p><text:a xlink:href="https://ja.wikipedia.org/wiki/元弘" xlink:type="simple">元弘</text:a> </text:p>
          </table:table-cell>
          <table:table-cell office:value-type="string" calcext:value-type="string">
            <text:p>げんこう</text:p>
          </table:table-cell>
          <table:table-cell office:value-type="string" calcext:value-type="string">
            <text:p>元徳3年8月9日</text:p>
            <text:p>（1331年9月11日）</text:p>
          </table:table-cell>
          <table:table-cell office:value-type="string" calcext:value-type="string">
            <text:p>元弘4年1月29日</text:p>
            <text:p>（<text:a xlink:href="https://ja.wikipedia.org/wiki/1334年" xlink:type="simple">1334年</text:a>3月5日）</text:p>
          </table:table-cell>
          <table:table-cell office:value-type="string" calcext:value-type="string">
            <text:p>4年</text:p>
          </table:table-cell>
          <table:table-cell table:style-name="ce3" office:value-type="string" calcext:value-type="string">
            <text:p>後醍醐天皇</text:p>
          </table:table-cell>
          <table:table-cell office:value-type="string" calcext:value-type="string">
            <text:p>（不明） </text:p>
          </table:table-cell>
          <table:table-cell table:number-columns-repeated="3"/>
        </table:table-row>
        <table:table-row table:style-name="ro2">
          <table:table-cell office:value-type="string" calcext:value-type="string" table:number-columns-spanned="1" table:number-rows-spanned="2">
            <text:p><text:a xlink:href="https://ja.wikipedia.org/wiki/正慶" xlink:type="simple">正慶</text:a> </text:p>
          </table:table-cell>
          <table:table-cell office:value-type="string" calcext:value-type="string">
            <text:p>しょうきょう</text:p>
          </table:table-cell>
          <table:table-cell office:value-type="string" calcext:value-type="string" table:number-columns-spanned="1" table:number-rows-spanned="2">
            <text:p>元徳4年4月28日</text:p>
            <text:p>（1332年5月23日）</text:p>
          </table:table-cell>
          <table:table-cell office:value-type="string" calcext:value-type="string" table:number-columns-spanned="1" table:number-rows-spanned="2">
            <text:p>正慶2年<text:a xlink:href="https://ja.wikipedia.org/wiki/5月25日_(旧暦)" xlink:type="simple">5月25日</text:a></text:p>
            <text:p>（<text:a xlink:href="https://ja.wikipedia.org/wiki/1333年" xlink:type="simple">1333年</text:a><text:a xlink:href="https://ja.wikipedia.org/wiki/7月7日" xlink:type="simple">7月7日</text:a>）</text:p>
          </table:table-cell>
          <table:table-cell office:value-type="string" calcext:value-type="string" table:number-columns-spanned="1" table:number-rows-spanned="2">
            <text:p>2年</text:p>
          </table:table-cell>
          <table:table-cell table:style-name="ce3" office:value-type="string" calcext:value-type="string" table:number-columns-spanned="1" table:number-rows-spanned="2">
            <text:p>光厳天皇</text:p>
          </table:table-cell>
          <table:table-cell office:value-type="string" calcext:value-type="string" table:number-columns-spanned="1" table:number-rows-spanned="2">
            <text:p>光厳天皇即位による改元。 </text:p>
          </table:table-cell>
          <table:table-cell table:number-columns-repeated="3"/>
        </table:table-row>
        <table:table-row table:style-name="ro2">
          <table:covered-table-cell table:style-name="Default"/>
          <table:table-cell office:value-type="string" calcext:value-type="string">
            <text:p>しょうけい </text:p>
          </table:table-cell>
          <table:covered-table-cell table:number-columns-repeated="3" table:style-name="Default"/>
          <table:covered-table-cell/>
          <table:covered-table-cell table:style-name="Default"/>
          <table:table-cell table:number-columns-repeated="3"/>
        </table:table-row>
        <table:table-row table:style-name="ro8">
          <table:table-cell office:value-type="string" calcext:value-type="string">
            <text:p><text:a xlink:href="https://ja.wikipedia.org/wiki/建武_(日本)" xlink:type="simple">建武</text:a> </text:p>
          </table:table-cell>
          <table:table-cell office:value-type="string" calcext:value-type="string">
            <text:p>けんむ</text:p>
          </table:table-cell>
          <table:table-cell office:value-type="string" calcext:value-type="string">
            <text:p>元弘4年1月29日</text:p>
            <text:p>（1334年3月5日）</text:p>
          </table:table-cell>
          <table:table-cell office:value-type="string" calcext:value-type="string">
            <text:p>南朝：建武3年2月29日</text:p>
            <text:p>（<text:a xlink:href="https://ja.wikipedia.org/wiki/1336年" xlink:type="simple">1336年</text:a><text:a xlink:href="https://ja.wikipedia.org/wiki/4月11日" xlink:type="simple">4月11日</text:a>）</text:p>
            <text:p>北朝：建武5年8月28日</text:p>
            <text:p>（<text:a xlink:href="https://ja.wikipedia.org/wiki/1338年" xlink:type="simple">1338年</text:a><text:a xlink:href="https://ja.wikipedia.org/wiki/10月11日" xlink:type="simple">10月11日</text:a>）</text:p>
          </table:table-cell>
          <table:table-cell office:value-type="string" calcext:value-type="string">
            <text:p>南朝：3年</text:p>
            <text:p>北朝：5年</text:p>
          </table:table-cell>
          <table:table-cell table:style-name="ce3" office:value-type="string" calcext:value-type="string">
            <text:p>後醍醐天皇</text:p>
          </table:table-cell>
          <table:table-cell office:value-type="string" calcext:value-type="string">
            <text:p>（不明） </text:p>
          </table:table-cell>
          <table:table-cell table:number-columns-repeated="3"/>
        </table:table-row>
        <table:table-row table:style-name="ro2">
          <table:table-cell office:value-type="string" calcext:value-type="string" table:number-columns-spanned="1" table:number-rows-spanned="2">
            <text:p><text:a xlink:href="https://ja.wikipedia.org/wiki/延元" xlink:type="simple">延元</text:a> </text:p>
          </table:table-cell>
          <table:table-cell office:value-type="string" calcext:value-type="string" table:number-columns-spanned="1" table:number-rows-spanned="2">
            <text:p>えんげん</text:p>
          </table:table-cell>
          <table:table-cell office:value-type="string" calcext:value-type="string" table:number-columns-spanned="1" table:number-rows-spanned="2">
            <text:p>建武3年2月29日</text:p>
            <text:p>（1336年4月11日）</text:p>
          </table:table-cell>
          <table:table-cell office:value-type="string" calcext:value-type="string" table:number-columns-spanned="1" table:number-rows-spanned="2">
            <text:p>延元5年<text:a xlink:href="https://ja.wikipedia.org/wiki/4月28日_(旧暦)" xlink:type="simple">4月28日</text:a></text:p>
            <text:p>（<text:a xlink:href="https://ja.wikipedia.org/wiki/1340年" xlink:type="simple">1340年</text:a><text:a xlink:href="https://ja.wikipedia.org/wiki/5月25日" xlink:type="simple">5月25日</text:a>）</text:p>
          </table:table-cell>
          <table:table-cell office:value-type="string" calcext:value-type="string" table:number-columns-spanned="1" table:number-rows-spanned="2">
            <text:p>5年</text:p>
          </table:table-cell>
          <table:table-cell table:style-name="ce3" office:value-type="string" calcext:value-type="string">
            <text:p>後醍醐天皇</text:p>
          </table:table-cell>
          <table:table-cell office:value-type="string" calcext:value-type="string" table:number-columns-spanned="1" table:number-rows-spanned="2">
            <text:p><text:a xlink:href="https://ja.wikipedia.org/wiki/建武の乱" xlink:type="simple">建武の乱</text:a>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後村上天皇" xlink:type="simple">後村上天皇</text:a> </text:p>
          </table:table-cell>
          <table:covered-table-cell table:style-name="Default"/>
          <table:table-cell table:number-columns-repeated="3"/>
        </table:table-row>
        <table:table-row table:style-name="ro7">
          <table:table-cell office:value-type="string" calcext:value-type="string">
            <text:p><text:a xlink:href="https://ja.wikipedia.org/wiki/興国" xlink:type="simple">興国</text:a> </text:p>
          </table:table-cell>
          <table:table-cell office:value-type="string" calcext:value-type="string">
            <text:p>こうこく</text:p>
          </table:table-cell>
          <table:table-cell office:value-type="string" calcext:value-type="string">
            <text:p>延元5年4月28日</text:p>
            <text:p>（1340年5月25日）</text:p>
          </table:table-cell>
          <table:table-cell office:value-type="string" calcext:value-type="string">
            <text:p>興国7年<text:a xlink:href="https://ja.wikipedia.org/wiki/12月8日_(旧暦)" xlink:type="simple">12月8日</text:a></text:p>
            <text:p>（<text:a xlink:href="https://ja.wikipedia.org/wiki/1347年" xlink:type="simple">1347年</text:a><text:a xlink:href="https://ja.wikipedia.org/wiki/1月20日" xlink:type="simple">1月20日</text:a>）</text:p>
          </table:table-cell>
          <table:table-cell office:value-type="string" calcext:value-type="string">
            <text:p>7年</text:p>
          </table:table-cell>
          <table:covered-table-cell/>
          <table:table-cell office:value-type="string" calcext:value-type="string">
            <text:p>後村上天皇即位による改元とみられている。</text:p>
            <text:p>また<text:a xlink:href="https://ja.wikipedia.org/wiki/皇紀" xlink:type="simple">神武天皇即位</text:a>2000年を記念したものか。 </text:p>
          </table:table-cell>
          <table:table-cell table:number-columns-repeated="3"/>
        </table:table-row>
        <table:table-row table:style-name="ro5">
          <table:table-cell office:value-type="string" calcext:value-type="string" table:number-columns-spanned="1" table:number-rows-spanned="2">
            <text:p><text:a xlink:href="https://ja.wikipedia.org/wiki/正平_(日本)" xlink:type="simple">正平</text:a> </text:p>
          </table:table-cell>
          <table:table-cell office:value-type="string" calcext:value-type="string" table:number-columns-spanned="1" table:number-rows-spanned="2">
            <text:p>しょうへい</text:p>
          </table:table-cell>
          <table:table-cell office:value-type="string" calcext:value-type="string" table:number-columns-spanned="1" table:number-rows-spanned="2">
            <text:p>興国7年12月8日<text:a xlink:href="https://ja.wikipedia.org/wiki/元号一覧_(日本)#cite_note-3" xlink:type="simple">[3]</text:a></text:p>
            <text:p>（1347年1月20日）</text:p>
          </table:table-cell>
          <table:table-cell office:value-type="string" calcext:value-type="string" table:number-columns-spanned="1" table:number-rows-spanned="2">
            <text:p>正平25年<text:a xlink:href="https://ja.wikipedia.org/wiki/7月24日_(旧暦)" xlink:type="simple">7月24日</text:a></text:p>
            <text:p>（<text:a xlink:href="https://ja.wikipedia.org/wiki/1370年" xlink:type="simple">1370年</text:a><text:a xlink:href="https://ja.wikipedia.org/wiki/8月16日" xlink:type="simple">8月16日</text:a>）</text:p>
          </table:table-cell>
          <table:table-cell office:value-type="string" calcext:value-type="string" table:number-columns-spanned="1" table:number-rows-spanned="2">
            <text:p>25年</text:p>
          </table:table-cell>
          <table:covered-table-cell/>
          <table:table-cell office:value-type="string" calcext:value-type="string" table:number-columns-spanned="1" table:number-rows-spanned="2">
            <text:p>天変や兵革による改元か。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5">
            <text:p><text:a xlink:href="https://ja.wikipedia.org/wiki/長慶天皇" xlink:type="simple">長慶天皇</text:a> </text:p>
          </table:table-cell>
          <table:covered-table-cell table:style-name="Default"/>
          <table:table-cell table:number-columns-repeated="3"/>
        </table:table-row>
        <table:table-row table:style-name="ro1">
          <table:table-cell office:value-type="string" calcext:value-type="string">
            <text:p><text:a xlink:href="https://ja.wikipedia.org/wiki/建徳" xlink:type="simple">建徳</text:a> </text:p>
          </table:table-cell>
          <table:table-cell office:value-type="string" calcext:value-type="string">
            <text:p>けんとく</text:p>
          </table:table-cell>
          <table:table-cell office:value-type="string" calcext:value-type="string">
            <text:p>正平25年7月24日<text:a xlink:href="https://ja.wikipedia.org/wiki/元号一覧_(日本)#cite_note-4" xlink:type="simple">[4]</text:a></text:p>
            <text:p>（1370年8月16日）</text:p>
          </table:table-cell>
          <table:table-cell office:value-type="string" calcext:value-type="string">
            <text:p>建徳3年<text:a xlink:href="https://ja.wikipedia.org/wiki/4月_(旧暦)" xlink:type="simple">4月</text:a></text:p>
            <text:p>（<text:a xlink:href="https://ja.wikipedia.org/wiki/1372年" xlink:type="simple">1372年</text:a><text:a xlink:href="https://ja.wikipedia.org/wiki/5月" xlink:type="simple">5月</text:a>）</text:p>
          </table:table-cell>
          <table:table-cell office:value-type="string" calcext:value-type="string">
            <text:p>3年</text:p>
          </table:table-cell>
          <table:covered-table-cell/>
          <table:table-cell office:value-type="string" calcext:value-type="string">
            <text:p>長慶天皇即位による改元とみられている。 </text:p>
          </table:table-cell>
          <table:table-cell table:number-columns-repeated="3"/>
        </table:table-row>
        <table:table-row table:style-name="ro1">
          <table:table-cell office:value-type="string" calcext:value-type="string">
            <text:p><text:a xlink:href="https://ja.wikipedia.org/wiki/文中" xlink:type="simple">文中</text:a> </text:p>
          </table:table-cell>
          <table:table-cell office:value-type="string" calcext:value-type="string">
            <text:p>ぶんちゅう</text:p>
          </table:table-cell>
          <table:table-cell office:value-type="string" calcext:value-type="string">
            <text:p>建徳3年4月<text:a xlink:href="https://ja.wikipedia.org/wiki/元号一覧_(日本)#cite_note-5" xlink:type="simple">[5]</text:a></text:p>
            <text:p>（1372年5月）</text:p>
          </table:table-cell>
          <table:table-cell office:value-type="string" calcext:value-type="string">
            <text:p>文中4年<text:a xlink:href="https://ja.wikipedia.org/wiki/5月27日_(旧暦)" xlink:type="simple">5月27日</text:a></text:p>
            <text:p>（<text:a xlink:href="https://ja.wikipedia.org/wiki/1375年" xlink:type="simple">1375年</text:a><text:a xlink:href="https://ja.wikipedia.org/wiki/6月26日" xlink:type="simple">6月26日</text:a>）</text:p>
          </table:table-cell>
          <table:table-cell office:value-type="string" calcext:value-type="string">
            <text:p>4年</text:p>
          </table:table-cell>
          <table:covered-table-cell/>
          <table:table-cell office:value-type="string" calcext:value-type="string">
            <text:p>災異による改元とみられている。 </text:p>
          </table:table-cell>
          <table:table-cell table:number-columns-repeated="3"/>
        </table:table-row>
        <table:table-row table:style-name="ro1">
          <table:table-cell office:value-type="string" calcext:value-type="string">
            <text:p><text:a xlink:href="https://ja.wikipedia.org/wiki/天授_(日本)" xlink:type="simple">天授</text:a> </text:p>
          </table:table-cell>
          <table:table-cell office:value-type="string" calcext:value-type="string">
            <text:p>てんじゅ</text:p>
          </table:table-cell>
          <table:table-cell office:value-type="string" calcext:value-type="string">
            <text:p>文中4年5月27日<text:a xlink:href="https://ja.wikipedia.org/wiki/元号一覧_(日本)#cite_note-6" xlink:type="simple">[6]</text:a></text:p>
            <text:p>（1375年6月26日）</text:p>
          </table:table-cell>
          <table:table-cell office:value-type="string" calcext:value-type="string">
            <text:p>天授7年<text:a xlink:href="https://ja.wikipedia.org/wiki/2月10日_(旧暦)" xlink:type="simple">2月10日</text:a></text:p>
            <text:p>（<text:a xlink:href="https://ja.wikipedia.org/wiki/1381年" xlink:type="simple">1381年</text:a><text:a xlink:href="https://ja.wikipedia.org/wiki/3月6日" xlink:type="simple">3月6日</text:a>）</text:p>
          </table:table-cell>
          <table:table-cell office:value-type="string" calcext:value-type="string">
            <text:p>7年</text:p>
          </table:table-cell>
          <table:covered-table-cell/>
          <table:table-cell office:value-type="string" calcext:value-type="string">
            <text:p>地震災害による改元か。 </text:p>
          </table:table-cell>
          <table:table-cell table:number-columns-repeated="3"/>
        </table:table-row>
        <table:table-row table:style-name="ro5">
          <table:table-cell office:value-type="string" calcext:value-type="string" table:number-columns-spanned="1" table:number-rows-spanned="2">
            <text:p><text:a xlink:href="https://ja.wikipedia.org/wiki/弘和" xlink:type="simple">弘和</text:a> </text:p>
          </table:table-cell>
          <table:table-cell office:value-type="string" calcext:value-type="string" table:number-columns-spanned="1" table:number-rows-spanned="2">
            <text:p>こうわ</text:p>
          </table:table-cell>
          <table:table-cell office:value-type="string" calcext:value-type="string" table:number-columns-spanned="1" table:number-rows-spanned="2">
            <text:p>天授7年2月10日<text:a xlink:href="https://ja.wikipedia.org/wiki/元号一覧_(日本)#cite_note-7" xlink:type="simple">[7]</text:a></text:p>
            <text:p>（1381年3月6日）</text:p>
          </table:table-cell>
          <table:table-cell office:value-type="string" calcext:value-type="string" table:number-columns-spanned="1" table:number-rows-spanned="2">
            <text:p>弘和4年<text:a xlink:href="https://ja.wikipedia.org/wiki/4月28日_(旧暦)" xlink:type="simple">4月28日</text:a></text:p>
            <text:p>（<text:a xlink:href="https://ja.wikipedia.org/wiki/1384年" xlink:type="simple">1384年</text:a><text:a xlink:href="https://ja.wikipedia.org/wiki/5月18日" xlink:type="simple">5月18日</text:a>）</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辛酉革命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亀山天皇" xlink:type="simple">後亀山天皇</text:a> </text:p>
          </table:table-cell>
          <table:covered-table-cell table:style-name="Default"/>
          <table:table-cell table:number-columns-repeated="3"/>
        </table:table-row>
        <table:table-row table:style-name="ro1">
          <table:table-cell office:value-type="string" calcext:value-type="string">
            <text:p><text:a xlink:href="https://ja.wikipedia.org/wiki/元中" xlink:type="simple">元中</text:a> </text:p>
          </table:table-cell>
          <table:table-cell office:value-type="string" calcext:value-type="string">
            <text:p>げんちゅう</text:p>
          </table:table-cell>
          <table:table-cell office:value-type="string" calcext:value-type="string">
            <text:p>弘和4年4月28日</text:p>
            <text:p>（1384年5月18日）</text:p>
          </table:table-cell>
          <table:table-cell office:value-type="string" calcext:value-type="string">
            <text:p>元中9年<text:a xlink:href="https://ja.wikipedia.org/wiki/10月5日_(旧暦)" xlink:type="simple">閏10月5日</text:a></text:p>
            <text:p>（<text:a xlink:href="https://ja.wikipedia.org/wiki/1392年" xlink:type="simple">1392年</text:a><text:a xlink:href="https://ja.wikipedia.org/wiki/11月19日" xlink:type="simple">11月19日</text:a>）</text:p>
          </table:table-cell>
          <table:table-cell office:value-type="string" calcext:value-type="string">
            <text:p>9年</text:p>
          </table:table-cell>
          <table:covered-table-cell/>
          <table:table-cell office:value-type="string" calcext:value-type="string">
            <text:p>後亀山天皇即位および甲子革令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暦応" xlink:type="simple">暦応</text:a> </text:p>
          </table:table-cell>
          <table:table-cell office:value-type="string" calcext:value-type="string">
            <text:p>りゃくおう</text:p>
          </table:table-cell>
          <table:table-cell office:value-type="string" calcext:value-type="string" table:number-columns-spanned="1" table:number-rows-spanned="2">
            <text:p>建武5年8月28日</text:p>
            <text:p>（1338年10月11日）</text:p>
          </table:table-cell>
          <table:table-cell office:value-type="string" calcext:value-type="string" table:number-columns-spanned="1" table:number-rows-spanned="2">
            <text:p>暦応5年4月27日</text:p>
            <text:p>（<text:a xlink:href="https://ja.wikipedia.org/wiki/1342年" xlink:type="simple">1342年</text:a>6月1日）</text:p>
          </table:table-cell>
          <table:table-cell office:value-type="string" calcext:value-type="string" table:number-columns-spanned="1" table:number-rows-spanned="2">
            <text:p>5年</text:p>
          </table:table-cell>
          <table:table-cell table:style-name="ce3" office:value-type="string" calcext:value-type="string" table:number-columns-spanned="1" table:number-rows-spanned="4">
            <text:p><text:a xlink:href="https://ja.wikipedia.org/wiki/光明天皇" xlink:type="simple">光明天皇</text:a></text:p>
          </table:table-cell>
          <table:table-cell office:value-type="string" calcext:value-type="string" table:number-columns-spanned="1" table:number-rows-spanned="2">
            <text:p>（不明） </text:p>
          </table:table-cell>
          <table:table-cell table:number-columns-repeated="3"/>
        </table:table-row>
        <table:table-row table:style-name="ro2">
          <table:covered-table-cell table:style-name="Default"/>
          <table:table-cell office:value-type="string" calcext:value-type="string">
            <text:p>れきおう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康永" xlink:type="simple">康永</text:a> </text:p>
          </table:table-cell>
          <table:table-cell office:value-type="string" calcext:value-type="string">
            <text:p>こうえい</text:p>
          </table:table-cell>
          <table:table-cell office:value-type="string" calcext:value-type="string">
            <text:p>暦応5年4月27日</text:p>
            <text:p>（1342年6月1日）</text:p>
          </table:table-cell>
          <table:table-cell office:value-type="string" calcext:value-type="string">
            <text:p>康永4年<text:a xlink:href="https://ja.wikipedia.org/wiki/10月21日_(旧暦)" xlink:type="simple">10月21日</text:a></text:p>
            <text:p>（<text:a xlink:href="https://ja.wikipedia.org/wiki/1345年" xlink:type="simple">1345年</text:a><text:a xlink:href="https://ja.wikipedia.org/wiki/11月15日" xlink:type="simple">11月15日</text:a>）</text:p>
          </table:table-cell>
          <table:table-cell office:value-type="string" calcext:value-type="string">
            <text:p>4年</text:p>
          </table:table-cell>
          <table:covered-table-cell/>
          <table:table-cell office:value-type="string" calcext:value-type="string">
            <text:p>天変や疫病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貞和" xlink:type="simple">貞和</text:a> </text:p>
          </table:table-cell>
          <table:table-cell office:value-type="string" calcext:value-type="string">
            <text:p>じょうわ</text:p>
          </table:table-cell>
          <table:table-cell office:value-type="string" calcext:value-type="string" table:number-columns-spanned="1" table:number-rows-spanned="2">
            <text:p>康永4年10月21日</text:p>
            <text:p>（1345年11月15日）</text:p>
          </table:table-cell>
          <table:table-cell office:value-type="string" calcext:value-type="string" table:number-columns-spanned="1" table:number-rows-spanned="2">
            <text:p>貞和6年<text:a xlink:href="https://ja.wikipedia.org/wiki/2月27日_(旧暦)" xlink:type="simple">2月27日</text:a></text:p>
            <text:p>（<text:a xlink:href="https://ja.wikipedia.org/wiki/1350年" xlink:type="simple">1350年</text:a><text:a xlink:href="https://ja.wikipedia.org/wiki/4月4日" xlink:type="simple">4月4日</text:a>）</text:p>
          </table:table-cell>
          <table:table-cell office:value-type="string" calcext:value-type="string" table:number-columns-spanned="1" table:number-rows-spanned="2">
            <text:p>6年</text:p>
          </table:table-cell>
          <table:covered-table-cell/>
          <table:table-cell office:value-type="string" calcext:value-type="string" table:number-columns-spanned="1" table:number-rows-spanned="2">
            <text:p>天変や疫病による改元。 </text:p>
          </table:table-cell>
          <table:table-cell table:number-columns-repeated="3"/>
        </table:table-row>
        <table:table-row table:style-name="ro2">
          <table:covered-table-cell table:style-name="Default"/>
          <table:table-cell office:value-type="string" calcext:value-type="string">
            <text:p>ていわ</text:p>
          </table:table-cell>
          <table:covered-table-cell table:number-columns-repeated="3" table:style-name="Default"/>
          <table:table-cell table:style-name="ce3" office:value-type="string" calcext:value-type="string" table:number-columns-spanned="1" table:number-rows-spanned="3">
            <text:p><text:a xlink:href="https://ja.wikipedia.org/wiki/崇光天皇" xlink:type="simple">崇光天皇</text:a> </text:p>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観応" xlink:type="simple">観応</text:a> </text:p>
          </table:table-cell>
          <table:table-cell office:value-type="string" calcext:value-type="string">
            <text:p>かんのう</text:p>
          </table:table-cell>
          <table:table-cell office:value-type="string" calcext:value-type="string" table:number-columns-spanned="1" table:number-rows-spanned="2">
            <text:p>貞和6年2月27日</text:p>
            <text:p>（1350年4月4日）</text:p>
          </table:table-cell>
          <table:table-cell office:value-type="string" calcext:value-type="string" table:number-columns-spanned="1" table:number-rows-spanned="2">
            <text:p>観応3年<text:a xlink:href="https://ja.wikipedia.org/wiki/9月27日_(旧暦)" xlink:type="simple">9月27日</text:a></text:p>
            <text:p>（<text:a xlink:href="https://ja.wikipedia.org/wiki/1352年" xlink:type="simple">1352年</text:a><text:a xlink:href="https://ja.wikipedia.org/wiki/11月4日" xlink:type="simple">11月4日</text:a>）</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崇光天皇即位による改元。 </text:p>
          </table:table-cell>
          <table:table-cell table:number-columns-repeated="3"/>
        </table:table-row>
        <table:table-row table:style-name="ro2">
          <table:covered-table-cell table:style-name="Default"/>
          <table:table-cell office:value-type="string" calcext:value-type="string">
            <text:p>かんおう </text:p>
          </table:table-cell>
          <table:covered-table-cell table:number-columns-repeated="3" table:style-name="Default"/>
          <table:covered-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文和" xlink:type="simple">文和</text:a> </text:p>
          </table:table-cell>
          <table:table-cell office:value-type="string" calcext:value-type="string">
            <text:p>ぶんな</text:p>
          </table:table-cell>
          <table:table-cell office:value-type="string" calcext:value-type="string" table:number-columns-spanned="1" table:number-rows-spanned="2">
            <text:p>観応3年9月27日</text:p>
            <text:p>（1352年11月4日）</text:p>
          </table:table-cell>
          <table:table-cell office:value-type="string" calcext:value-type="string" table:number-columns-spanned="1" table:number-rows-spanned="2">
            <text:p>文和5年<text:a xlink:href="https://ja.wikipedia.org/wiki/3月28日_(旧暦)" xlink:type="simple">3月28日</text:a></text:p>
            <text:p>（<text:a xlink:href="https://ja.wikipedia.org/wiki/1356年" xlink:type="simple">1356年</text:a><text:a xlink:href="https://ja.wikipedia.org/wiki/4月29日" xlink:type="simple">4月29日</text:a>）</text:p>
          </table:table-cell>
          <table:table-cell office:value-type="string" calcext:value-type="string" table:number-columns-spanned="1" table:number-rows-spanned="2">
            <text:p>5年</text:p>
          </table:table-cell>
          <table:table-cell table:style-name="ce3" office:value-type="string" calcext:value-type="string" table:number-columns-spanned="1" table:number-rows-spanned="7">
            <text:p><text:a xlink:href="https://ja.wikipedia.org/wiki/後光厳天皇" xlink:type="simple">後光厳天皇</text:a></text:p>
          </table:table-cell>
          <table:table-cell office:value-type="string" calcext:value-type="string" table:number-columns-spanned="1" table:number-rows-spanned="2">
            <text:p>後光厳天皇即位による改元。 </text:p>
          </table:table-cell>
          <table:table-cell table:number-columns-repeated="3"/>
        </table:table-row>
        <table:table-row table:style-name="ro2">
          <table:covered-table-cell table:style-name="Default"/>
          <table:table-cell office:value-type="string" calcext:value-type="string">
            <text:p>ぶんわ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延文" xlink:type="simple">延文</text:a> </text:p>
          </table:table-cell>
          <table:table-cell office:value-type="string" calcext:value-type="string">
            <text:p>えんぶん</text:p>
          </table:table-cell>
          <table:table-cell office:value-type="string" calcext:value-type="string">
            <text:p>文和5年3月28日</text:p>
            <text:p>（1356年4月29日）</text:p>
          </table:table-cell>
          <table:table-cell office:value-type="string" calcext:value-type="string">
            <text:p>延文6年3月29日</text:p>
            <text:p>（<text:a xlink:href="https://ja.wikipedia.org/wiki/1361年" xlink:type="simple">1361年</text:a>5月4日）</text:p>
          </table:table-cell>
          <table:table-cell office:value-type="string" calcext:value-type="string">
            <text:p>6年</text:p>
          </table:table-cell>
          <table:covered-table-cell/>
          <table:table-cell office:value-type="string" calcext:value-type="string">
            <text:p>兵革による改元。 </text:p>
          </table:table-cell>
          <table:table-cell table:number-columns-repeated="3"/>
        </table:table-row>
        <table:table-row table:style-name="ro1">
          <table:table-cell office:value-type="string" calcext:value-type="string">
            <text:p><text:a xlink:href="https://ja.wikipedia.org/wiki/康安" xlink:type="simple">康安</text:a> </text:p>
          </table:table-cell>
          <table:table-cell office:value-type="string" calcext:value-type="string">
            <text:p>こうあん</text:p>
          </table:table-cell>
          <table:table-cell office:value-type="string" calcext:value-type="string">
            <text:p>延文6年3月29日</text:p>
            <text:p>（1361年5月4日）</text:p>
          </table:table-cell>
          <table:table-cell office:value-type="string" calcext:value-type="string">
            <text:p>康安2年<text:a xlink:href="https://ja.wikipedia.org/wiki/9月23日_(旧暦)" xlink:type="simple">9月23日</text:a></text:p>
            <text:p>（<text:a xlink:href="https://ja.wikipedia.org/wiki/1362年" xlink:type="simple">1362年</text:a>10月11日）</text:p>
          </table:table-cell>
          <table:table-cell office:value-type="string" calcext:value-type="string">
            <text:p>2年</text:p>
          </table:table-cell>
          <table:covered-table-cell/>
          <table:table-cell office:value-type="string" calcext:value-type="string">
            <text:p>（不明） </text:p>
          </table:table-cell>
          <table:table-cell table:number-columns-repeated="3"/>
        </table:table-row>
        <table:table-row table:style-name="ro2">
          <table:table-cell office:value-type="string" calcext:value-type="string" table:number-columns-spanned="1" table:number-rows-spanned="2">
            <text:p><text:a xlink:href="https://ja.wikipedia.org/wiki/貞治" xlink:type="simple">貞治</text:a> </text:p>
          </table:table-cell>
          <table:table-cell office:value-type="string" calcext:value-type="string">
            <text:p>じょうじ</text:p>
          </table:table-cell>
          <table:table-cell office:value-type="string" calcext:value-type="string" table:number-columns-spanned="1" table:number-rows-spanned="2">
            <text:p>康安2年9月23日</text:p>
            <text:p>（1362年10月11日）</text:p>
          </table:table-cell>
          <table:table-cell office:value-type="string" calcext:value-type="string" table:number-columns-spanned="1" table:number-rows-spanned="2">
            <text:p>貞治7年<text:a xlink:href="https://ja.wikipedia.org/wiki/2月18日_(旧暦)" xlink:type="simple">2月18日</text:a></text:p>
            <text:p>（<text:a xlink:href="https://ja.wikipedia.org/wiki/1368年" xlink:type="simple">1368年</text:a><text:a xlink:href="https://ja.wikipedia.org/wiki/3月7日" xlink:type="simple">3月7日</text:a>）</text:p>
          </table:table-cell>
          <table:table-cell office:value-type="string" calcext:value-type="string" table:number-columns-spanned="1" table:number-rows-spanned="2">
            <text:p>7年</text:p>
          </table:table-cell>
          <table:covered-table-cell/>
          <table:table-cell office:value-type="string" calcext:value-type="string" table:number-columns-spanned="1" table:number-rows-spanned="2">
            <text:p>天変や兵革による改元。 </text:p>
          </table:table-cell>
          <table:table-cell table:number-columns-repeated="3"/>
        </table:table-row>
        <table:table-row table:style-name="ro2">
          <table:covered-table-cell table:style-name="Default"/>
          <table:table-cell office:value-type="string" calcext:value-type="string">
            <text:p>ていじ </text:p>
          </table:table-cell>
          <table:covered-table-cell table:number-columns-repeated="3" table:style-name="Default"/>
          <table:covered-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応安" xlink:type="simple">応安</text:a> </text:p>
          </table:table-cell>
          <table:table-cell office:value-type="string" calcext:value-type="string" table:number-columns-spanned="1" table:number-rows-spanned="2">
            <text:p>おうあん</text:p>
          </table:table-cell>
          <table:table-cell office:value-type="string" calcext:value-type="string" table:number-columns-spanned="1" table:number-rows-spanned="2">
            <text:p>貞治7年2月18日</text:p>
            <text:p>（1368年3月7日）</text:p>
          </table:table-cell>
          <table:table-cell office:value-type="string" calcext:value-type="string" table:number-columns-spanned="1" table:number-rows-spanned="2">
            <text:p>応安8年2月27日</text:p>
            <text:p>（<text:a xlink:href="https://ja.wikipedia.org/wiki/1375年" xlink:type="simple">1375年</text:a><text:a xlink:href="https://ja.wikipedia.org/wiki/3月29日" xlink:type="simple">3月29日</text:a>）</text:p>
          </table:table-cell>
          <table:table-cell office:value-type="string" calcext:value-type="string" table:number-columns-spanned="1" table:number-rows-spanned="2">
            <text:p>8年</text:p>
          </table:table-cell>
          <table:covered-table-cell/>
          <table:table-cell office:value-type="string" calcext:value-type="string" table:number-columns-spanned="1" table:number-rows-spanned="2">
            <text:p>疫病や天変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円融天皇" xlink:type="simple">後円融天皇</text:a> </text:p>
          </table:table-cell>
          <table:covered-table-cell table:style-name="Default"/>
          <table:table-cell table:number-columns-repeated="3"/>
        </table:table-row>
        <table:table-row table:style-name="ro1">
          <table:table-cell office:value-type="string" calcext:value-type="string">
            <text:p><text:a xlink:href="https://ja.wikipedia.org/wiki/永和_(日本)" xlink:type="simple">永和</text:a> </text:p>
          </table:table-cell>
          <table:table-cell office:value-type="string" calcext:value-type="string">
            <text:p>えいわ</text:p>
          </table:table-cell>
          <table:table-cell office:value-type="string" calcext:value-type="string">
            <text:p>応安8年2月27日</text:p>
            <text:p>（1375年3月29日）</text:p>
          </table:table-cell>
          <table:table-cell office:value-type="string" calcext:value-type="string">
            <text:p>永和5年<text:a xlink:href="https://ja.wikipedia.org/wiki/3月22日_(旧暦)" xlink:type="simple">3月22日</text:a></text:p>
            <text:p>（<text:a xlink:href="https://ja.wikipedia.org/wiki/1379年" xlink:type="simple">1379年</text:a><text:a xlink:href="https://ja.wikipedia.org/wiki/4月9日" xlink:type="simple">4月9日</text:a>）</text:p>
          </table:table-cell>
          <table:table-cell office:value-type="string" calcext:value-type="string">
            <text:p>5年</text:p>
          </table:table-cell>
          <table:covered-table-cell/>
          <table:table-cell office:value-type="string" calcext:value-type="string">
            <text:p>後円融天皇即位による改元。 </text:p>
          </table:table-cell>
          <table:table-cell table:number-columns-repeated="3"/>
        </table:table-row>
        <table:table-row table:style-name="ro1">
          <table:table-cell office:value-type="string" calcext:value-type="string">
            <text:p><text:a xlink:href="https://ja.wikipedia.org/wiki/康暦" xlink:type="simple">康暦</text:a> </text:p>
          </table:table-cell>
          <table:table-cell office:value-type="string" calcext:value-type="string">
            <text:p>こうりゃく</text:p>
          </table:table-cell>
          <table:table-cell office:value-type="string" calcext:value-type="string">
            <text:p>永和5年3月22日</text:p>
            <text:p>（1379年4月9日）</text:p>
          </table:table-cell>
          <table:table-cell office:value-type="string" calcext:value-type="string">
            <text:p>康暦3年<text:a xlink:href="https://ja.wikipedia.org/wiki/2月24日_(旧暦)" xlink:type="simple">2月24日</text:a></text:p>
            <text:p>（<text:a xlink:href="https://ja.wikipedia.org/wiki/1381年" xlink:type="simple">1381年</text:a>3月20日）</text:p>
          </table:table-cell>
          <table:table-cell office:value-type="string" calcext:value-type="string">
            <text:p>3年</text:p>
          </table:table-cell>
          <table:covered-table-cell/>
          <table:table-cell office:value-type="string" calcext:value-type="string">
            <text:p>疫病や兵革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永徳" xlink:type="simple">永徳</text:a> </text:p>
          </table:table-cell>
          <table:table-cell office:value-type="string" calcext:value-type="string" table:number-columns-spanned="1" table:number-rows-spanned="2">
            <text:p>えいとく</text:p>
          </table:table-cell>
          <table:table-cell office:value-type="string" calcext:value-type="string" table:number-columns-spanned="1" table:number-rows-spanned="2">
            <text:p>康暦3年2月24日</text:p>
            <text:p>（1381年3月20日）</text:p>
          </table:table-cell>
          <table:table-cell office:value-type="string" calcext:value-type="string" table:number-columns-spanned="1" table:number-rows-spanned="2">
            <text:p>永徳4年2月27日</text:p>
            <text:p>（<text:a xlink:href="https://ja.wikipedia.org/wiki/1384年" xlink:type="simple">1384年</text:a>3月19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辛酉革命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6">
            <text:p><text:a xlink:href="https://ja.wikipedia.org/wiki/後小松天皇" xlink:type="simple">後小松天皇</text:a> </text:p>
          </table:table-cell>
          <table:covered-table-cell table:style-name="Default"/>
          <table:table-cell table:number-columns-repeated="3"/>
        </table:table-row>
        <table:table-row table:style-name="ro1">
          <table:table-cell office:value-type="string" calcext:value-type="string">
            <text:p><text:a xlink:href="https://ja.wikipedia.org/wiki/至徳_(日本)" xlink:type="simple">至徳</text:a> </text:p>
          </table:table-cell>
          <table:table-cell office:value-type="string" calcext:value-type="string">
            <text:p>しとく</text:p>
          </table:table-cell>
          <table:table-cell office:value-type="string" calcext:value-type="string">
            <text:p>永徳4年2月27日</text:p>
            <text:p>（1384年3月19日）</text:p>
          </table:table-cell>
          <table:table-cell office:value-type="string" calcext:value-type="string">
            <text:p>至徳4年8月23日</text:p>
            <text:p>（<text:a xlink:href="https://ja.wikipedia.org/wiki/1387年" xlink:type="simple">1387年</text:a><text:a xlink:href="https://ja.wikipedia.org/wiki/10月5日" xlink:type="simple">10月5日</text:a>）</text:p>
          </table:table-cell>
          <table:table-cell office:value-type="string" calcext:value-type="string">
            <text:p>4年</text:p>
          </table:table-cell>
          <table:covered-table-cell/>
          <table:table-cell office:value-type="string" calcext:value-type="string">
            <text:p>甲子革令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嘉慶_(日本)" xlink:type="simple">嘉慶</text:a> </text:p>
          </table:table-cell>
          <table:table-cell office:value-type="string" calcext:value-type="string">
            <text:p>かきょう</text:p>
          </table:table-cell>
          <table:table-cell office:value-type="string" calcext:value-type="string" table:number-columns-spanned="1" table:number-rows-spanned="2">
            <text:p>至徳4年8月23日</text:p>
            <text:p>（1387年10月5日）</text:p>
          </table:table-cell>
          <table:table-cell office:value-type="string" calcext:value-type="string" table:number-columns-spanned="1" table:number-rows-spanned="2">
            <text:p>嘉慶3年<text:a xlink:href="https://ja.wikipedia.org/wiki/2月9日_(旧暦)" xlink:type="simple">2月9日</text:a></text:p>
            <text:p>（<text:a xlink:href="https://ja.wikipedia.org/wiki/1389年" xlink:type="simple">1389年</text:a>3月7日）</text:p>
          </table:table-cell>
          <table:table-cell office:value-type="string" calcext:value-type="string" table:number-columns-spanned="1" table:number-rows-spanned="2">
            <text:p>3年</text:p>
          </table:table-cell>
          <table:covered-table-cell/>
          <table:table-cell office:value-type="string" calcext:value-type="string" table:number-columns-spanned="1" table:number-rows-spanned="2">
            <text:p>疫病による改元。 </text:p>
          </table:table-cell>
          <table:table-cell table:number-columns-repeated="3"/>
        </table:table-row>
        <table:table-row table:style-name="ro2">
          <table:covered-table-cell table:style-name="Default"/>
          <table:table-cell office:value-type="string" calcext:value-type="string">
            <text:p>かけい </text:p>
          </table:table-cell>
          <table:covered-table-cell table:number-columns-repeated="3" table:style-name="Default"/>
          <table:covered-table-cell/>
          <table:covered-table-cell table:style-name="Default"/>
          <table:table-cell table:number-columns-repeated="3"/>
        </table:table-row>
        <table:table-row table:style-name="ro1">
          <table:table-cell office:value-type="string" calcext:value-type="string">
            <text:p><text:a xlink:href="https://ja.wikipedia.org/wiki/康応" xlink:type="simple">康応</text:a> </text:p>
          </table:table-cell>
          <table:table-cell office:value-type="string" calcext:value-type="string">
            <text:p>こうおう</text:p>
          </table:table-cell>
          <table:table-cell office:value-type="string" calcext:value-type="string">
            <text:p>嘉慶3年2月9日</text:p>
            <text:p>（1389年3月7日）</text:p>
          </table:table-cell>
          <table:table-cell office:value-type="string" calcext:value-type="string">
            <text:p>康応2年3月26日</text:p>
            <text:p>（<text:a xlink:href="https://ja.wikipedia.org/wiki/1390年" xlink:type="simple">1390年</text:a><text:a xlink:href="https://ja.wikipedia.org/wiki/4月12日" xlink:type="simple">4月12日</text:a>）</text:p>
          </table:table-cell>
          <table:table-cell office:value-type="string" calcext:value-type="string">
            <text:p>2年</text:p>
          </table:table-cell>
          <table:covered-table-cell/>
          <table:table-cell office:value-type="string" calcext:value-type="string">
            <text:p>病事による改元とみられている。 </text:p>
          </table:table-cell>
          <table:table-cell table:number-columns-repeated="3"/>
        </table:table-row>
        <table:table-row table:style-name="ro1">
          <table:table-cell office:value-type="string" calcext:value-type="string">
            <text:p><text:a xlink:href="https://ja.wikipedia.org/wiki/明徳" xlink:type="simple">明徳</text:a> </text:p>
          </table:table-cell>
          <table:table-cell office:value-type="string" calcext:value-type="string">
            <text:p>めいとく</text:p>
          </table:table-cell>
          <table:table-cell office:value-type="string" calcext:value-type="string">
            <text:p>康応2年3月26日</text:p>
            <text:p>（1390年4月12日）</text:p>
          </table:table-cell>
          <table:table-cell office:value-type="string" calcext:value-type="string">
            <text:p>明徳5年<text:a xlink:href="https://ja.wikipedia.org/wiki/7月5日_(旧暦)" xlink:type="simple">7月5日</text:a></text:p>
            <text:p>（<text:a xlink:href="https://ja.wikipedia.org/wiki/1394年" xlink:type="simple">1394年</text:a><text:a xlink:href="https://ja.wikipedia.org/wiki/8月2日" xlink:type="simple">8月2日</text:a>）</text:p>
          </table:table-cell>
          <table:table-cell office:value-type="string" calcext:value-type="string">
            <text:p>5年</text:p>
          </table:table-cell>
          <table:covered-table-cell/>
          <table:table-cell office:value-type="string" calcext:value-type="string">
            <text:p>天変や兵革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応永" xlink:type="simple">応永</text:a> </text:p>
          </table:table-cell>
          <table:table-cell office:value-type="string" calcext:value-type="string" table:number-columns-spanned="1" table:number-rows-spanned="2">
            <text:p>おうえい</text:p>
          </table:table-cell>
          <table:table-cell office:value-type="string" calcext:value-type="string" table:number-columns-spanned="1" table:number-rows-spanned="2">
            <text:p>明徳5年7月5日</text:p>
            <text:p>（1394年8月2日）</text:p>
          </table:table-cell>
          <table:table-cell office:value-type="string" calcext:value-type="string" table:number-columns-spanned="1" table:number-rows-spanned="2">
            <text:p>応永35年4月27日</text:p>
            <text:p>（<text:a xlink:href="https://ja.wikipedia.org/wiki/1428年" xlink:type="simple">1428年</text:a>6月10日）</text:p>
          </table:table-cell>
          <table:table-cell office:value-type="string" calcext:value-type="string" table:number-columns-spanned="1" table:number-rows-spanned="2">
            <text:p>35年</text:p>
          </table:table-cell>
          <table:table-cell table:style-name="ce3" office:value-type="string" calcext:value-type="string">
            <text:p>後小松天皇</text:p>
          </table:table-cell>
          <table:table-cell office:value-type="string" calcext:value-type="string" table:number-columns-spanned="1" table:number-rows-spanned="2">
            <text:p>疫病（疱瘡）の流行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称光天皇" xlink:type="simple">称光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正長" xlink:type="simple">正長</text:a> </text:p>
          </table:table-cell>
          <table:table-cell office:value-type="string" calcext:value-type="string" table:number-columns-spanned="1" table:number-rows-spanned="2">
            <text:p>しょうちょう</text:p>
          </table:table-cell>
          <table:table-cell office:value-type="string" calcext:value-type="string" table:number-columns-spanned="1" table:number-rows-spanned="2">
            <text:p>応永35年4月27日</text:p>
            <text:p>（1428年6月10日）</text:p>
          </table:table-cell>
          <table:table-cell office:value-type="string" calcext:value-type="string" table:number-columns-spanned="1" table:number-rows-spanned="2">
            <text:p>正長2年<text:a xlink:href="https://ja.wikipedia.org/wiki/9月5日_(旧暦)" xlink:type="simple">9月5日</text:a></text:p>
            <text:p>（<text:a xlink:href="https://ja.wikipedia.org/wiki/1429年" xlink:type="simple">1429年</text:a>10月3日）</text:p>
          </table:table-cell>
          <table:table-cell office:value-type="string" calcext:value-type="string" table:number-columns-spanned="1" table:number-rows-spanned="2">
            <text:p>2年</text:p>
          </table:table-cell>
          <table:covered-table-cell/>
          <table:table-cell office:value-type="string" calcext:value-type="string" table:number-columns-spanned="1" table:number-rows-spanned="2">
            <text:p>称光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9">
            <text:p><text:a xlink:href="https://ja.wikipedia.org/wiki/後花園天皇" xlink:type="simple">後花園天皇</text:a> </text:p>
          </table:table-cell>
          <table:covered-table-cell table:style-name="Default"/>
          <table:table-cell table:number-columns-repeated="3"/>
        </table:table-row>
        <table:table-row table:style-name="ro1">
          <table:table-cell office:value-type="string" calcext:value-type="string">
            <text:p><text:a xlink:href="https://ja.wikipedia.org/wiki/永享" xlink:type="simple">永享</text:a> </text:p>
          </table:table-cell>
          <table:table-cell office:value-type="string" calcext:value-type="string">
            <text:p>えいきょう</text:p>
          </table:table-cell>
          <table:table-cell office:value-type="string" calcext:value-type="string">
            <text:p>正長2年9月5日</text:p>
            <text:p>（1429年10月3日）</text:p>
          </table:table-cell>
          <table:table-cell office:value-type="string" calcext:value-type="string">
            <text:p>永享13年<text:a xlink:href="https://ja.wikipedia.org/wiki/2月17日_(旧暦)" xlink:type="simple">2月17日</text:a></text:p>
            <text:p>（<text:a xlink:href="https://ja.wikipedia.org/wiki/1441年" xlink:type="simple">1441年</text:a><text:a xlink:href="https://ja.wikipedia.org/wiki/3月10日" xlink:type="simple">3月10日</text:a>）</text:p>
          </table:table-cell>
          <table:table-cell office:value-type="string" calcext:value-type="string">
            <text:p>13年</text:p>
          </table:table-cell>
          <table:covered-table-cell/>
          <table:table-cell office:value-type="string" calcext:value-type="string">
            <text:p>後花園天皇即位による改元。 </text:p>
          </table:table-cell>
          <table:table-cell table:number-columns-repeated="3"/>
        </table:table-row>
        <table:table-row table:style-name="ro1">
          <table:table-cell office:value-type="string" calcext:value-type="string">
            <text:p><text:a xlink:href="https://ja.wikipedia.org/wiki/嘉吉" xlink:type="simple">嘉吉</text:a> </text:p>
          </table:table-cell>
          <table:table-cell office:value-type="string" calcext:value-type="string">
            <text:p>かきつ</text:p>
          </table:table-cell>
          <table:table-cell office:value-type="string" calcext:value-type="string">
            <text:p>永享13年2月17日</text:p>
            <text:p>（1441年3月10日）</text:p>
          </table:table-cell>
          <table:table-cell office:value-type="string" calcext:value-type="string">
            <text:p>嘉吉4年<text:a xlink:href="https://ja.wikipedia.org/wiki/2月5日_(旧暦)" xlink:type="simple">2月5日</text:a></text:p>
            <text:p>（<text:a xlink:href="https://ja.wikipedia.org/wiki/1444年" xlink:type="simple">1444年</text:a><text:a xlink:href="https://ja.wikipedia.org/wiki/2月23日" xlink:type="simple">2月23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1">
          <table:table-cell office:value-type="string" calcext:value-type="string">
            <text:p><text:a xlink:href="https://ja.wikipedia.org/wiki/文安" xlink:type="simple">文安</text:a> </text:p>
          </table:table-cell>
          <table:table-cell office:value-type="string" calcext:value-type="string">
            <text:p>ぶんあん</text:p>
          </table:table-cell>
          <table:table-cell office:value-type="string" calcext:value-type="string">
            <text:p>嘉吉4年2月5日</text:p>
            <text:p>（1444年2月23日）</text:p>
          </table:table-cell>
          <table:table-cell office:value-type="string" calcext:value-type="string">
            <text:p>文安6年7月28日</text:p>
            <text:p>（<text:a xlink:href="https://ja.wikipedia.org/wiki/1449年" xlink:type="simple">1449年</text:a>8月16日）</text:p>
          </table:table-cell>
          <table:table-cell office:value-type="string" calcext:value-type="string">
            <text:p>6年</text:p>
          </table:table-cell>
          <table:covered-table-cell/>
          <table:table-cell office:value-type="string" calcext:value-type="string">
            <text:p>甲子革令による改元。 </text:p>
          </table:table-cell>
          <table:table-cell table:number-columns-repeated="3"/>
        </table:table-row>
        <table:table-row table:style-name="ro1">
          <table:table-cell office:value-type="string" calcext:value-type="string">
            <text:p><text:a xlink:href="https://ja.wikipedia.org/wiki/宝徳" xlink:type="simple">宝徳</text:a> </text:p>
          </table:table-cell>
          <table:table-cell office:value-type="string" calcext:value-type="string">
            <text:p>ほうとく</text:p>
          </table:table-cell>
          <table:table-cell office:value-type="string" calcext:value-type="string">
            <text:p>文安6年7月28日</text:p>
            <text:p>（1449年8月16日）</text:p>
          </table:table-cell>
          <table:table-cell office:value-type="string" calcext:value-type="string">
            <text:p>宝徳4年7月25日</text:p>
            <text:p>（<text:a xlink:href="https://ja.wikipedia.org/wiki/1452年" xlink:type="simple">1452年</text:a><text:a xlink:href="https://ja.wikipedia.org/wiki/8月10日" xlink:type="simple">8月10日</text:a>）</text:p>
          </table:table-cell>
          <table:table-cell office:value-type="string" calcext:value-type="string">
            <text:p>4年</text:p>
          </table:table-cell>
          <table:covered-table-cell/>
          <table:table-cell office:value-type="string" calcext:value-type="string">
            <text:p>（不明） </text:p>
          </table:table-cell>
          <table:table-cell table:number-columns-repeated="3"/>
        </table:table-row>
        <table:table-row table:style-name="ro1">
          <table:table-cell office:value-type="string" calcext:value-type="string">
            <text:p><text:a xlink:href="https://ja.wikipedia.org/wiki/享徳" xlink:type="simple">享徳</text:a> </text:p>
          </table:table-cell>
          <table:table-cell office:value-type="string" calcext:value-type="string">
            <text:p>きょうとく</text:p>
          </table:table-cell>
          <table:table-cell office:value-type="string" calcext:value-type="string">
            <text:p>宝徳4年7月25日</text:p>
            <text:p>（1452年8月10日）</text:p>
          </table:table-cell>
          <table:table-cell office:value-type="string" calcext:value-type="string">
            <text:p>享徳4年7月25日</text:p>
            <text:p>（<text:a xlink:href="https://ja.wikipedia.org/wiki/1455年" xlink:type="simple">1455年</text:a>9月6日）</text:p>
          </table:table-cell>
          <table:table-cell office:value-type="string" calcext:value-type="string">
            <text:p>4年</text:p>
          </table:table-cell>
          <table:covered-table-cell/>
          <table:table-cell office:value-type="string" calcext:value-type="string">
            <text:p>三合の厄を避けるためによる改元。 </text:p>
          </table:table-cell>
          <table:table-cell table:number-columns-repeated="3"/>
        </table:table-row>
        <table:table-row table:style-name="ro1">
          <table:table-cell office:value-type="string" calcext:value-type="string">
            <text:p><text:a xlink:href="https://ja.wikipedia.org/wiki/康正" xlink:type="simple">康正</text:a> </text:p>
          </table:table-cell>
          <table:table-cell office:value-type="string" calcext:value-type="string">
            <text:p>こうしょう</text:p>
          </table:table-cell>
          <table:table-cell office:value-type="string" calcext:value-type="string">
            <text:p>享徳4年7月25日</text:p>
            <text:p>（1455年9月6日）</text:p>
          </table:table-cell>
          <table:table-cell office:value-type="string" calcext:value-type="string">
            <text:p>康正3年<text:a xlink:href="https://ja.wikipedia.org/wiki/9月28日_(旧暦)" xlink:type="simple">9月28日</text:a></text:p>
            <text:p>（<text:a xlink:href="https://ja.wikipedia.org/wiki/1457年" xlink:type="simple">1457年</text:a><text:a xlink:href="https://ja.wikipedia.org/wiki/10月16日" xlink:type="simple">10月16日</text:a>）</text:p>
          </table:table-cell>
          <table:table-cell office:value-type="string" calcext:value-type="string">
            <text:p>3年</text:p>
          </table:table-cell>
          <table:covered-table-cell/>
          <table:table-cell office:value-type="string" calcext:value-type="string">
            <text:p>（不明） </text:p>
          </table:table-cell>
          <table:table-cell table:number-columns-repeated="3"/>
        </table:table-row>
        <table:table-row table:style-name="ro1">
          <table:table-cell office:value-type="string" calcext:value-type="string">
            <text:p><text:a xlink:href="https://ja.wikipedia.org/wiki/長禄" xlink:type="simple">長禄</text:a> </text:p>
          </table:table-cell>
          <table:table-cell office:value-type="string" calcext:value-type="string">
            <text:p>ちょうろく</text:p>
          </table:table-cell>
          <table:table-cell office:value-type="string" calcext:value-type="string">
            <text:p>康正3年9月28日</text:p>
            <text:p>（1457年10月16日）</text:p>
          </table:table-cell>
          <table:table-cell office:value-type="string" calcext:value-type="string">
            <text:p>長禄4年<text:a xlink:href="https://ja.wikipedia.org/wiki/12月21日_(旧暦)" xlink:type="simple">12月21日</text:a></text:p>
            <text:p>（<text:a xlink:href="https://ja.wikipedia.org/wiki/1461年" xlink:type="simple">1461年</text:a>2月1日）</text:p>
          </table:table-cell>
          <table:table-cell office:value-type="string" calcext:value-type="string">
            <text:p>4年</text:p>
          </table:table-cell>
          <table:covered-table-cell/>
          <table:table-cell office:value-type="string" calcext:value-type="string">
            <text:p>（不明） </text:p>
          </table:table-cell>
          <table:table-cell table:number-columns-repeated="3"/>
        </table:table-row>
        <table:table-row table:style-name="ro5">
          <table:table-cell office:value-type="string" calcext:value-type="string" table:number-columns-spanned="1" table:number-rows-spanned="2">
            <text:p><text:a xlink:href="https://ja.wikipedia.org/wiki/寛正" xlink:type="simple">寛正</text:a> </text:p>
          </table:table-cell>
          <table:table-cell office:value-type="string" calcext:value-type="string" table:number-columns-spanned="1" table:number-rows-spanned="2">
            <text:p>かんしょう</text:p>
          </table:table-cell>
          <table:table-cell office:value-type="string" calcext:value-type="string" table:number-columns-spanned="1" table:number-rows-spanned="2">
            <text:p>長禄4年12月21日</text:p>
            <text:p>（1461年2月1日）</text:p>
          </table:table-cell>
          <table:table-cell office:value-type="string" calcext:value-type="string" table:number-columns-spanned="1" table:number-rows-spanned="2">
            <text:p>寛正7年2月28日</text:p>
            <text:p>（<text:a xlink:href="https://ja.wikipedia.org/wiki/1466年" xlink:type="simple">1466年</text:a><text:a xlink:href="https://ja.wikipedia.org/wiki/3月14日" xlink:type="simple">3月14日</text:a>）</text:p>
          </table:table-cell>
          <table:table-cell office:value-type="string" calcext:value-type="string" table:number-columns-spanned="1" table:number-rows-spanned="2">
            <text:p>7年</text:p>
          </table:table-cell>
          <table:covered-table-cell/>
          <table:table-cell office:value-type="string" calcext:value-type="string" table:number-columns-spanned="1" table:number-rows-spanned="2">
            <text:p>飢饉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土御門天皇" xlink:type="simple">後土御門天皇</text:a> </text:p>
          </table:table-cell>
          <table:covered-table-cell table:style-name="Default"/>
          <table:table-cell table:number-columns-repeated="3"/>
        </table:table-row>
        <table:table-row table:style-name="ro1">
          <table:table-cell office:value-type="string" calcext:value-type="string">
            <text:p><text:a xlink:href="https://ja.wikipedia.org/wiki/文正" xlink:type="simple">文正</text:a> </text:p>
          </table:table-cell>
          <table:table-cell office:value-type="string" calcext:value-type="string">
            <text:p>ぶんしょう</text:p>
          </table:table-cell>
          <table:table-cell office:value-type="string" calcext:value-type="string">
            <text:p>寛正7年2月28日</text:p>
            <text:p>（1466年3月14日）</text:p>
          </table:table-cell>
          <table:table-cell office:value-type="string" calcext:value-type="string">
            <text:p>文正2年3月5日</text:p>
            <text:p>（<text:a xlink:href="https://ja.wikipedia.org/wiki/1467年" xlink:type="simple">1467年</text:a>4月9日）</text:p>
          </table:table-cell>
          <table:table-cell office:value-type="string" calcext:value-type="string">
            <text:p>2年</text:p>
          </table:table-cell>
          <table:covered-table-cell/>
          <table:table-cell office:value-type="string" calcext:value-type="string">
            <text:p>後土御門天皇即位による改元。 </text:p>
          </table:table-cell>
          <table:table-cell table:number-columns-repeated="3"/>
        </table:table-row>
        <table:table-row table:style-name="ro1">
          <table:table-cell office:value-type="string" calcext:value-type="string">
            <text:p><text:a xlink:href="https://ja.wikipedia.org/wiki/応仁" xlink:type="simple">応仁</text:a> </text:p>
          </table:table-cell>
          <table:table-cell office:value-type="string" calcext:value-type="string">
            <text:p>おうにん</text:p>
          </table:table-cell>
          <table:table-cell office:value-type="string" calcext:value-type="string">
            <text:p>文正2年3月5日</text:p>
            <text:p>（1467年4月9日）</text:p>
          </table:table-cell>
          <table:table-cell office:value-type="string" calcext:value-type="string">
            <text:p>応仁3年4月28日</text:p>
            <text:p>（<text:a xlink:href="https://ja.wikipedia.org/wiki/1469年" xlink:type="simple">1469年</text:a>6月8日）</text:p>
          </table:table-cell>
          <table:table-cell office:value-type="string" calcext:value-type="string">
            <text:p>3年</text:p>
          </table:table-cell>
          <table:table-cell table:style-name="ce3" office:value-type="string" calcext:value-type="string" table:number-columns-spanned="1" table:number-rows-spanned="5">
            <text:p>後土御門天皇</text:p>
          </table:table-cell>
          <table:table-cell office:value-type="string" calcext:value-type="string">
            <text:p>災異による改元。 </text:p>
          </table:table-cell>
          <table:table-cell table:number-columns-repeated="3"/>
        </table:table-row>
        <table:table-row table:style-name="ro1">
          <table:table-cell office:value-type="string" calcext:value-type="string">
            <text:p><text:a xlink:href="https://ja.wikipedia.org/wiki/文明_(日本)" xlink:type="simple">文明</text:a> </text:p>
          </table:table-cell>
          <table:table-cell office:value-type="string" calcext:value-type="string">
            <text:p>ぶんめい</text:p>
          </table:table-cell>
          <table:table-cell office:value-type="string" calcext:value-type="string">
            <text:p>応仁3年4月28日</text:p>
            <text:p>（1469年6月8日）</text:p>
          </table:table-cell>
          <table:table-cell office:value-type="string" calcext:value-type="string">
            <text:p>文明19年7月20日</text:p>
            <text:p>（<text:a xlink:href="https://ja.wikipedia.org/wiki/1487年" xlink:type="simple">1487年</text:a><text:a xlink:href="https://ja.wikipedia.org/wiki/8月9日" xlink:type="simple">8月9日</text:a>）</text:p>
          </table:table-cell>
          <table:table-cell office:value-type="string" calcext:value-type="string">
            <text:p>19年</text:p>
          </table:table-cell>
          <table:covered-table-cell/>
          <table:table-cell office:value-type="string" calcext:value-type="string">
            <text:p>災異による改元。 </text:p>
          </table:table-cell>
          <table:table-cell table:number-columns-repeated="3"/>
        </table:table-row>
        <table:table-row table:style-name="ro1">
          <table:table-cell office:value-type="string" calcext:value-type="string">
            <text:p><text:a xlink:href="https://ja.wikipedia.org/wiki/長享" xlink:type="simple">長享</text:a> </text:p>
          </table:table-cell>
          <table:table-cell office:value-type="string" calcext:value-type="string">
            <text:p>ちょうきょう</text:p>
          </table:table-cell>
          <table:table-cell office:value-type="string" calcext:value-type="string">
            <text:p>文明19年7月20日</text:p>
            <text:p>（1487年8月9日）<text:a xlink:href="https://ja.wikipedia.org/wiki/元号一覧_(日本)#cite_note-8" xlink:type="simple">[8]</text:a></text:p>
          </table:table-cell>
          <table:table-cell office:value-type="string" calcext:value-type="string">
            <text:p>長享3年<text:a xlink:href="https://ja.wikipedia.org/wiki/8月21日_(旧暦)" xlink:type="simple">8月21日</text:a></text:p>
            <text:p>（<text:a xlink:href="https://ja.wikipedia.org/wiki/1489年" xlink:type="simple">1489年</text:a>9月16日）</text:p>
          </table:table-cell>
          <table:table-cell office:value-type="string" calcext:value-type="string">
            <text:p>3年</text:p>
          </table:table-cell>
          <table:covered-table-cell/>
          <table:table-cell office:value-type="string" calcext:value-type="string">
            <text:p>戦乱や疫病などによる改元。 </text:p>
          </table:table-cell>
          <table:table-cell table:number-columns-repeated="3"/>
        </table:table-row>
        <table:table-row table:style-name="ro1">
          <table:table-cell office:value-type="string" calcext:value-type="string">
            <text:p><text:a xlink:href="https://ja.wikipedia.org/wiki/延徳" xlink:type="simple">延徳</text:a> </text:p>
          </table:table-cell>
          <table:table-cell office:value-type="string" calcext:value-type="string">
            <text:p>えんとく</text:p>
          </table:table-cell>
          <table:table-cell office:value-type="string" calcext:value-type="string">
            <text:p>長享3年8月21日</text:p>
            <text:p>（1489年9月16日）</text:p>
          </table:table-cell>
          <table:table-cell office:value-type="string" calcext:value-type="string">
            <text:p>延徳4年<text:a xlink:href="https://ja.wikipedia.org/wiki/7月19日_(旧暦)" xlink:type="simple">7月19日</text:a></text:p>
            <text:p>（<text:a xlink:href="https://ja.wikipedia.org/wiki/1492年" xlink:type="simple">1492年</text:a>8月12日）</text:p>
          </table:table-cell>
          <table:table-cell office:value-type="string" calcext:value-type="string">
            <text:p>4年</text:p>
          </table:table-cell>
          <table:covered-table-cell/>
          <table:table-cell office:value-type="string" calcext:value-type="string">
            <text:p>（不明） </text:p>
          </table:table-cell>
          <table:table-cell table:number-columns-repeated="3"/>
        </table:table-row>
        <table:table-row table:style-name="ro5">
          <table:table-cell office:value-type="string" calcext:value-type="string" table:number-columns-spanned="1" table:number-rows-spanned="2">
            <text:p><text:a xlink:href="https://ja.wikipedia.org/wiki/明応" xlink:type="simple">明応</text:a> </text:p>
          </table:table-cell>
          <table:table-cell office:value-type="string" calcext:value-type="string" table:number-columns-spanned="1" table:number-rows-spanned="2">
            <text:p>めいおう</text:p>
          </table:table-cell>
          <table:table-cell office:value-type="string" calcext:value-type="string" table:number-columns-spanned="1" table:number-rows-spanned="2">
            <text:p>延徳4年7月19日</text:p>
            <text:p>（1492年8月12日）<text:a xlink:href="https://ja.wikipedia.org/wiki/元号一覧_(日本)#cite_note-9" xlink:type="simple">[9]</text:a></text:p>
          </table:table-cell>
          <table:table-cell office:value-type="string" calcext:value-type="string" table:number-columns-spanned="1" table:number-rows-spanned="2">
            <text:p>明応10年2月29日</text:p>
            <text:p>（<text:a xlink:href="https://ja.wikipedia.org/wiki/1501年" xlink:type="simple">1501年</text:a>3月18日）</text:p>
          </table:table-cell>
          <table:table-cell office:value-type="string" calcext:value-type="string" table:number-columns-spanned="1" table:number-rows-spanned="2">
            <text:p>10年</text:p>
          </table:table-cell>
          <table:covered-table-cell/>
          <table:table-cell office:value-type="string" calcext:value-type="string" table:number-columns-spanned="1" table:number-rows-spanned="2">
            <text:p>疫病など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柏原天皇" xlink:type="simple">後柏原天皇</text:a> </text:p>
          </table:table-cell>
          <table:covered-table-cell table:style-name="Default"/>
          <table:table-cell table:number-columns-repeated="3"/>
        </table:table-row>
        <table:table-row table:style-name="ro1">
          <table:table-cell office:value-type="string" calcext:value-type="string">
            <text:p><text:a xlink:href="https://ja.wikipedia.org/wiki/文亀" xlink:type="simple">文亀</text:a> </text:p>
          </table:table-cell>
          <table:table-cell office:value-type="string" calcext:value-type="string">
            <text:p>ぶんき</text:p>
          </table:table-cell>
          <table:table-cell office:value-type="string" calcext:value-type="string">
            <text:p>明応10年2月29日</text:p>
            <text:p>（1501年3月18日）</text:p>
          </table:table-cell>
          <table:table-cell office:value-type="string" calcext:value-type="string">
            <text:p>文亀4年<text:a xlink:href="https://ja.wikipedia.org/wiki/2月30日_(旧暦)" xlink:type="simple">2月30日</text:a></text:p>
            <text:p>（<text:a xlink:href="https://ja.wikipedia.org/wiki/1504年" xlink:type="simple">1504年</text:a>3月16日）</text:p>
          </table:table-cell>
          <table:table-cell office:value-type="string" calcext:value-type="string">
            <text:p>4年</text:p>
          </table:table-cell>
          <table:covered-table-cell/>
          <table:table-cell office:value-type="string" calcext:value-type="string">
            <text:p>後柏原天皇即位、および辛酉革命による改元。 </text:p>
          </table:table-cell>
          <table:table-cell table:number-columns-repeated="3"/>
        </table:table-row>
        <table:table-row table:style-name="ro1">
          <table:table-cell office:value-type="string" calcext:value-type="string">
            <text:p><text:a xlink:href="https://ja.wikipedia.org/wiki/永正" xlink:type="simple">永正</text:a> </text:p>
          </table:table-cell>
          <table:table-cell office:value-type="string" calcext:value-type="string">
            <text:p>えいしょう</text:p>
          </table:table-cell>
          <table:table-cell office:value-type="string" calcext:value-type="string">
            <text:p>文亀4年2月30日</text:p>
            <text:p>（1504年3月16日）</text:p>
          </table:table-cell>
          <table:table-cell office:value-type="string" calcext:value-type="string">
            <text:p>永正18年8月23日</text:p>
            <text:p>（<text:a xlink:href="https://ja.wikipedia.org/wiki/1521年" xlink:type="simple">1521年</text:a>9月23日）</text:p>
          </table:table-cell>
          <table:table-cell office:value-type="string" calcext:value-type="string">
            <text:p>18年</text:p>
          </table:table-cell>
          <table:covered-table-cell/>
          <table:table-cell office:value-type="string" calcext:value-type="string">
            <text:p>甲子革令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大永" xlink:type="simple">大永</text:a> </text:p>
          </table:table-cell>
          <table:table-cell office:value-type="string" calcext:value-type="string" table:number-columns-spanned="1" table:number-rows-spanned="2">
            <text:p>だいえい</text:p>
          </table:table-cell>
          <table:table-cell office:value-type="string" calcext:value-type="string" table:number-columns-spanned="1" table:number-rows-spanned="2">
            <text:p>永正18年8月23日</text:p>
            <text:p>（1521年9月23日）</text:p>
          </table:table-cell>
          <table:table-cell office:value-type="string" calcext:value-type="string" table:number-columns-spanned="1" table:number-rows-spanned="2">
            <text:p>大永8年<text:a xlink:href="https://ja.wikipedia.org/wiki/8月20日_(旧暦)" xlink:type="simple">8月20日</text:a></text:p>
            <text:p>（<text:a xlink:href="https://ja.wikipedia.org/wiki/1528年" xlink:type="simple">1528年</text:a><text:a xlink:href="https://ja.wikipedia.org/wiki/9月3日" xlink:type="simple">9月3日</text:a>）</text:p>
          </table:table-cell>
          <table:table-cell office:value-type="string" calcext:value-type="string" table:number-columns-spanned="1" table:number-rows-spanned="2">
            <text:p>8年</text:p>
          </table:table-cell>
          <table:covered-table-cell/>
          <table:table-cell office:value-type="string" calcext:value-type="string" table:number-columns-spanned="1" table:number-rows-spanned="2">
            <text:p>戦乱、天変などの災異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奈良天皇" xlink:type="simple">後奈良天皇</text:a> </text:p>
          </table:table-cell>
          <table:covered-table-cell table:style-name="Default"/>
          <table:table-cell table:number-columns-repeated="3"/>
        </table:table-row>
        <table:table-row table:style-name="ro1">
          <table:table-cell office:value-type="string" calcext:value-type="string">
            <text:p><text:a xlink:href="https://ja.wikipedia.org/wiki/享禄" xlink:type="simple">享禄</text:a> </text:p>
          </table:table-cell>
          <table:table-cell office:value-type="string" calcext:value-type="string">
            <text:p>きょうろく</text:p>
          </table:table-cell>
          <table:table-cell office:value-type="string" calcext:value-type="string">
            <text:p>大永8年8月20日</text:p>
            <text:p>（1528年9月3日）</text:p>
          </table:table-cell>
          <table:table-cell office:value-type="string" calcext:value-type="string">
            <text:p>享禄5年<text:a xlink:href="https://ja.wikipedia.org/wiki/7月29日_(旧暦)" xlink:type="simple">7月29日</text:a></text:p>
            <text:p>（<text:a xlink:href="https://ja.wikipedia.org/wiki/1532年" xlink:type="simple">1532年</text:a>8月29日）</text:p>
          </table:table-cell>
          <table:table-cell office:value-type="string" calcext:value-type="string">
            <text:p>5年</text:p>
          </table:table-cell>
          <table:covered-table-cell/>
          <table:table-cell office:value-type="string" calcext:value-type="string">
            <text:p>後奈良天皇即位による改元。 </text:p>
          </table:table-cell>
          <table:table-cell table:number-columns-repeated="3"/>
        </table:table-row>
        <table:table-row table:style-name="ro1">
          <table:table-cell office:value-type="string" calcext:value-type="string">
            <text:p><text:a xlink:href="https://ja.wikipedia.org/wiki/天文_(元号)" xlink:type="simple">天文</text:a> </text:p>
          </table:table-cell>
          <table:table-cell office:value-type="string" calcext:value-type="string">
            <text:p>てんぶん</text:p>
          </table:table-cell>
          <table:table-cell office:value-type="string" calcext:value-type="string">
            <text:p>享禄5年7月29日</text:p>
            <text:p>（1532年8月29日）</text:p>
          </table:table-cell>
          <table:table-cell office:value-type="string" calcext:value-type="string">
            <text:p>天文24年<text:a xlink:href="https://ja.wikipedia.org/wiki/10月23日_(旧暦)" xlink:type="simple">10月23日</text:a></text:p>
            <text:p>（<text:a xlink:href="https://ja.wikipedia.org/wiki/1555年" xlink:type="simple">1555年</text:a><text:a xlink:href="https://ja.wikipedia.org/wiki/11月7日" xlink:type="simple">11月7日</text:a>）</text:p>
          </table:table-cell>
          <table:table-cell office:value-type="string" calcext:value-type="string">
            <text:p>24年</text:p>
          </table:table-cell>
          <table:covered-table-cell/>
          <table:table-cell office:value-type="string" calcext:value-type="string">
            <text:p>戦乱などの災異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弘治_(日本)" xlink:type="simple">弘治</text:a> </text:p>
          </table:table-cell>
          <table:table-cell office:value-type="string" calcext:value-type="string" table:number-columns-spanned="1" table:number-rows-spanned="2">
            <text:p>こうじ</text:p>
          </table:table-cell>
          <table:table-cell office:value-type="string" calcext:value-type="string" table:number-columns-spanned="1" table:number-rows-spanned="2">
            <text:p>天文24年10月23日</text:p>
            <text:p>（1555年11月7日）</text:p>
          </table:table-cell>
          <table:table-cell office:value-type="string" calcext:value-type="string" table:number-columns-spanned="1" table:number-rows-spanned="2">
            <text:p>弘治4年2月28日</text:p>
            <text:p>（<text:a xlink:href="https://ja.wikipedia.org/wiki/1558年" xlink:type="simple">1558年</text:a>3月18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戦乱などの災異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正親町天皇" xlink:type="simple">正親町天皇</text:a> </text:p>
          </table:table-cell>
          <table:covered-table-cell table:style-name="Default"/>
          <table:table-cell table:number-columns-repeated="3"/>
        </table:table-row>
        <table:table-row table:style-name="ro1">
          <table:table-cell office:value-type="string" calcext:value-type="string">
            <text:p><text:a xlink:href="https://ja.wikipedia.org/wiki/永禄" xlink:type="simple">永禄</text:a> </text:p>
          </table:table-cell>
          <table:table-cell office:value-type="string" calcext:value-type="string">
            <text:p>えいろく</text:p>
          </table:table-cell>
          <table:table-cell office:value-type="string" calcext:value-type="string">
            <text:p>弘治4年2月28日</text:p>
            <text:p>（1558年3月18日）</text:p>
          </table:table-cell>
          <table:table-cell office:value-type="string" calcext:value-type="string">
            <text:p>永禄13年4月23日</text:p>
            <text:p>（<text:a xlink:href="https://ja.wikipedia.org/wiki/1570年" xlink:type="simple">1570年</text:a>5月27日）</text:p>
          </table:table-cell>
          <table:table-cell office:value-type="string" calcext:value-type="string">
            <text:p>13年</text:p>
          </table:table-cell>
          <table:covered-table-cell/>
          <table:table-cell office:value-type="string" calcext:value-type="string">
            <text:p>正親町天皇即位による改元。 </text:p>
          </table:table-cell>
          <table:table-cell table:number-columns-repeated="3"/>
        </table:table-row>
        <table:table-row table:style-name="ro1">
          <table:table-cell office:value-type="string" calcext:value-type="string">
            <text:p><text:a xlink:href="https://ja.wikipedia.org/wiki/元亀" xlink:type="simple">元亀</text:a> </text:p>
          </table:table-cell>
          <table:table-cell office:value-type="string" calcext:value-type="string">
            <text:p>げんき</text:p>
          </table:table-cell>
          <table:table-cell office:value-type="string" calcext:value-type="string">
            <text:p>永禄13年4月23日</text:p>
            <text:p>（1570年5月27日）</text:p>
          </table:table-cell>
          <table:table-cell office:value-type="string" calcext:value-type="string">
            <text:p>元亀4年7月28日</text:p>
            <text:p>（<text:a xlink:href="https://ja.wikipedia.org/wiki/1573年" xlink:type="simple">1573年</text:a>8月25日）</text:p>
          </table:table-cell>
          <table:table-cell office:value-type="string" calcext:value-type="string">
            <text:p>4年</text:p>
          </table:table-cell>
          <table:covered-table-cell/>
          <table:table-cell office:value-type="string" calcext:value-type="string">
            <text:p>戦乱などの災異による改元。 </text:p>
          </table:table-cell>
          <table:table-cell table:number-columns-repeated="3"/>
        </table:table-row>
        <table:table-row table:style-name="ro2">
          <table:table-cell office:value-type="string" calcext:value-type="string" table:number-columns-spanned="1" table:number-rows-spanned="2">
            <text:p><text:a xlink:href="https://ja.wikipedia.org/wiki/天正" xlink:type="simple">天正</text:a> </text:p>
          </table:table-cell>
          <table:table-cell office:value-type="string" calcext:value-type="string" table:number-columns-spanned="1" table:number-rows-spanned="2">
            <text:p>てんしょう</text:p>
          </table:table-cell>
          <table:table-cell office:value-type="string" calcext:value-type="string" table:number-columns-spanned="1" table:number-rows-spanned="2">
            <text:p>元亀4年7月28日</text:p>
            <text:p>（1573年8月25日<text:a xlink:href="https://ja.wikipedia.org/wiki/元号一覧_(日本)#cite_note-10" xlink:type="simple">[10]</text:a><text:a xlink:href="https://ja.wikipedia.org/wiki/元号一覧_(日本)#cite_note-seireki-1" xlink:type="simple">[1]</text:a>）</text:p>
          </table:table-cell>
          <table:table-cell office:value-type="string" calcext:value-type="string" table:number-columns-spanned="1" table:number-rows-spanned="2">
            <text:p>天正20年12月8日</text:p>
            <text:p>（<text:a xlink:href="https://ja.wikipedia.org/wiki/1593年" xlink:type="simple">1593年</text:a><text:a xlink:href="https://ja.wikipedia.org/wiki/1月10日" xlink:type="simple">1月10日</text:a><text:a xlink:href="https://ja.wikipedia.org/wiki/元号一覧_(日本)#cite_note-11" xlink:type="simple">[11]</text:a><text:a xlink:href="https://ja.wikipedia.org/wiki/元号一覧_(日本)#cite_note-seireki-1" xlink:type="simple">[1]</text:a>）</text:p>
          </table:table-cell>
          <table:table-cell office:value-type="string" calcext:value-type="string" table:number-columns-spanned="1" table:number-rows-spanned="2">
            <text:p>20年</text:p>
          </table:table-cell>
          <table:table-cell table:style-name="ce3" office:value-type="string" calcext:value-type="string">
            <text:p>正親町天皇</text:p>
          </table:table-cell>
          <table:table-cell office:value-type="string" calcext:value-type="string" table:number-columns-spanned="1" table:number-rows-spanned="2">
            <text:p>戦乱などの災異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後陽成天皇" xlink:type="simple">後陽成天皇</text:a> </text:p>
          </table:table-cell>
          <table:covered-table-cell table:style-name="Default"/>
          <table:table-cell table:number-columns-repeated="3"/>
        </table:table-row>
        <table:table-row table:style-name="ro1">
          <table:table-cell office:value-type="string" calcext:value-type="string">
            <text:p><text:a xlink:href="https://ja.wikipedia.org/wiki/文禄" xlink:type="simple">文禄</text:a> </text:p>
          </table:table-cell>
          <table:table-cell office:value-type="string" calcext:value-type="string">
            <text:p>ぶんろく</text:p>
          </table:table-cell>
          <table:table-cell office:value-type="string" calcext:value-type="string">
            <text:p>天正20年12月8日</text:p>
            <text:p>（1593年1月10日）</text:p>
          </table:table-cell>
          <table:table-cell office:value-type="string" calcext:value-type="string">
            <text:p>文禄5年10月27日</text:p>
            <text:p>（<text:a xlink:href="https://ja.wikipedia.org/wiki/1596年" xlink:type="simple">1596年</text:a>12月16日）</text:p>
          </table:table-cell>
          <table:table-cell office:value-type="string" calcext:value-type="string">
            <text:p>5年</text:p>
          </table:table-cell>
          <table:covered-table-cell/>
          <table:table-cell office:value-type="string" calcext:value-type="string">
            <text:p>後陽成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慶長" xlink:type="simple">慶長</text:a> </text:p>
          </table:table-cell>
          <table:table-cell office:value-type="string" calcext:value-type="string" table:number-columns-spanned="1" table:number-rows-spanned="2">
            <text:p>けいちょう</text:p>
          </table:table-cell>
          <table:table-cell office:value-type="string" calcext:value-type="string" table:number-columns-spanned="1" table:number-rows-spanned="2">
            <text:p>文禄5年10月27日</text:p>
            <text:p>（1596年12月16日）</text:p>
          </table:table-cell>
          <table:table-cell office:value-type="string" calcext:value-type="string" table:number-columns-spanned="1" table:number-rows-spanned="2">
            <text:p>慶長20年7月13日</text:p>
            <text:p>（<text:a xlink:href="https://ja.wikipedia.org/wiki/1615年" xlink:type="simple">1615年</text:a><text:a xlink:href="https://ja.wikipedia.org/wiki/9月5日" xlink:type="simple">9月5日</text:a>）</text:p>
          </table:table-cell>
          <table:table-cell office:value-type="string" calcext:value-type="string" table:number-columns-spanned="1" table:number-rows-spanned="2">
            <text:p>20年</text:p>
          </table:table-cell>
          <table:covered-table-cell/>
          <table:table-cell office:value-type="string" calcext:value-type="string" table:number-columns-spanned="1" table:number-rows-spanned="2">
            <text:p><text:a xlink:href="https://ja.wikipedia.org/wiki/慶長伏見地震" xlink:type="simple">慶長伏見地震</text:a>など天変地異の災異による改元。</text:p>
          </table:table-cell>
          <table:table-cell table:number-columns-repeated="3"/>
        </table:table-row>
        <table:table-row table:style-name="ro5">
          <table:covered-table-cell table:number-columns-repeated="5" table:style-name="Default"/>
          <table:table-cell/>
          <table:covered-table-cell table:style-name="Default"/>
          <table:table-cell table:number-columns-repeated="3"/>
        </table:table-row>
        <table:table-row table:style-name="ro3">
          <table:table-cell office:value-type="string" calcext:value-type="string">
            <text:p><text:a xlink:href="https://ja.wikipedia.org/wiki/元和_(日本)" xlink:type="simple">元和</text:a> </text:p>
          </table:table-cell>
          <table:table-cell office:value-type="string" calcext:value-type="string">
            <text:p>げんな</text:p>
          </table:table-cell>
          <table:table-cell office:value-type="string" calcext:value-type="string">
            <text:p>慶長20年7月13日</text:p>
            <text:p>（1615年9月5日）</text:p>
          </table:table-cell>
          <table:table-cell office:value-type="string" calcext:value-type="string">
            <text:p>元和10年2月30日</text:p>
            <text:p>（<text:a xlink:href="https://ja.wikipedia.org/wiki/1624年" xlink:type="simple">1624年</text:a><text:a xlink:href="https://ja.wikipedia.org/wiki/4月17日" xlink:type="simple">4月17日</text:a>）</text:p>
          </table:table-cell>
          <table:table-cell office:value-type="string" calcext:value-type="string">
            <text:p>10年</text:p>
          </table:table-cell>
          <table:table-cell table:style-name="ce3" office:value-type="string" calcext:value-type="string" table:number-columns-spanned="1" table:number-rows-spanned="2">
            <text:p>後水尾天皇</text:p>
          </table:table-cell>
          <table:table-cell office:value-type="string" calcext:value-type="string">
            <text:p>後水尾天皇即位と戦乱（<text:a xlink:href="https://ja.wikipedia.org/wiki/大坂の役" xlink:type="simple">大坂の役</text:a>）などの災異による改元。 </text:p>
          </table:table-cell>
          <table:table-cell table:number-columns-repeated="3"/>
        </table:table-row>
        <table:table-row table:style-name="ro5">
          <table:table-cell office:value-type="string" calcext:value-type="string" table:number-columns-spanned="1" table:number-rows-spanned="3">
            <text:p><text:a xlink:href="https://ja.wikipedia.org/wiki/寛永" xlink:type="simple">寛永</text:a> </text:p>
          </table:table-cell>
          <table:table-cell office:value-type="string" calcext:value-type="string" table:number-columns-spanned="1" table:number-rows-spanned="3">
            <text:p>かんえい</text:p>
          </table:table-cell>
          <table:table-cell office:value-type="string" calcext:value-type="string" table:number-columns-spanned="1" table:number-rows-spanned="3">
            <text:p>元和10年2月30日</text:p>
            <text:p>（1624年4月17日）</text:p>
          </table:table-cell>
          <table:table-cell office:value-type="string" calcext:value-type="string" table:number-columns-spanned="1" table:number-rows-spanned="3">
            <text:p>寛永21年<text:a xlink:href="https://ja.wikipedia.org/wiki/12月16日_(旧暦)" xlink:type="simple">12月16日</text:a></text:p>
            <text:p>（<text:a xlink:href="https://ja.wikipedia.org/wiki/1645年" xlink:type="simple">1645年</text:a><text:a xlink:href="https://ja.wikipedia.org/wiki/1月13日" xlink:type="simple">1月13日</text:a>）</text:p>
          </table:table-cell>
          <table:table-cell office:value-type="string" calcext:value-type="string" table:number-columns-spanned="1" table:number-rows-spanned="3">
            <text:p>21年</text:p>
          </table:table-cell>
          <table:covered-table-cell/>
          <table:table-cell office:value-type="string" calcext:value-type="string" table:number-columns-spanned="1" table:number-rows-spanned="3">
            <text:p>甲子革令による改元。</text:p>
            <text:p>ただし、<text:a xlink:href="https://ja.wikipedia.org/wiki/徳川家光" xlink:type="simple">徳川家光</text:a>の<text:a xlink:href="https://ja.wikipedia.org/wiki/征夷大将軍" xlink:type="simple">征夷大将軍</text:a>任命にあたり「将軍代始改元」を改元事由に加えようとした江戸幕府の意向とする説もあり。 </text:p>
          </table:table-cell>
          <table:table-cell table:number-columns-repeated="3"/>
        </table:table-row>
        <table:table-row table:style-name="ro2">
          <table:covered-table-cell table:number-columns-repeated="5" table:style-name="Default"/>
          <table:table-cell table:style-name="ce3" office:value-type="string" calcext:value-type="string">
            <text:p><text:a xlink:href="https://ja.wikipedia.org/wiki/明正天皇" xlink:type="simple">明正天皇</text:a> </text:p>
          </table:table-cell>
          <table:covered-table-cell table:style-name="Default"/>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光明天皇" xlink:type="simple">後光明天皇</text:a> </text:p>
          </table:table-cell>
          <table:covered-table-cell table:style-name="Default"/>
          <table:table-cell table:number-columns-repeated="3"/>
        </table:table-row>
        <table:table-row table:style-name="ro1">
          <table:table-cell office:value-type="string" calcext:value-type="string">
            <text:p><text:a xlink:href="https://ja.wikipedia.org/wiki/正保" xlink:type="simple">正保</text:a> </text:p>
          </table:table-cell>
          <table:table-cell office:value-type="string" calcext:value-type="string">
            <text:p>しょうほう</text:p>
          </table:table-cell>
          <table:table-cell office:value-type="string" calcext:value-type="string">
            <text:p>寛永21年12月16日</text:p>
            <text:p>（1645年1月13日）</text:p>
          </table:table-cell>
          <table:table-cell office:value-type="string" calcext:value-type="string">
            <text:p>正保5年2月15日</text:p>
            <text:p>（<text:a xlink:href="https://ja.wikipedia.org/wiki/1648年" xlink:type="simple">1648年</text:a><text:a xlink:href="https://ja.wikipedia.org/wiki/4月7日" xlink:type="simple">4月7日</text:a>）</text:p>
          </table:table-cell>
          <table:table-cell office:value-type="string" calcext:value-type="string">
            <text:p>5年</text:p>
          </table:table-cell>
          <table:covered-table-cell/>
          <table:table-cell office:value-type="string" calcext:value-type="string">
            <text:p>後光明天皇即位による改元。 </text:p>
          </table:table-cell>
          <table:table-cell table:number-columns-repeated="3"/>
        </table:table-row>
        <table:table-row table:style-name="ro3">
          <table:table-cell office:value-type="string" calcext:value-type="string">
            <text:p><text:a xlink:href="https://ja.wikipedia.org/wiki/慶安" xlink:type="simple">慶安</text:a> </text:p>
          </table:table-cell>
          <table:table-cell office:value-type="string" calcext:value-type="string">
            <text:p>けいあん</text:p>
          </table:table-cell>
          <table:table-cell office:value-type="string" calcext:value-type="string">
            <text:p>正保5年2月15日</text:p>
            <text:p>（1648年4月7日）</text:p>
          </table:table-cell>
          <table:table-cell office:value-type="string" calcext:value-type="string">
            <text:p>慶安5年<text:a xlink:href="https://ja.wikipedia.org/wiki/9月18日_(旧暦)" xlink:type="simple">9月18日</text:a></text:p>
            <text:p>（<text:a xlink:href="https://ja.wikipedia.org/wiki/1652年" xlink:type="simple">1652年</text:a>10月20日）</text:p>
          </table:table-cell>
          <table:table-cell office:value-type="string" calcext:value-type="string">
            <text:p>5年</text:p>
          </table:table-cell>
          <table:covered-table-cell/>
          <table:table-cell office:value-type="string" calcext:value-type="string">
            <text:p>「正保」が「焼亡」に繋がると批判が起きたこと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承応" xlink:type="simple">承応</text:a> </text:p>
          </table:table-cell>
          <table:table-cell office:value-type="string" calcext:value-type="string" table:number-columns-spanned="1" table:number-rows-spanned="2">
            <text:p>じょうおう</text:p>
          </table:table-cell>
          <table:table-cell office:value-type="string" calcext:value-type="string" table:number-columns-spanned="1" table:number-rows-spanned="2">
            <text:p>慶安5年9月18日</text:p>
            <text:p>（1652年10月20日）</text:p>
          </table:table-cell>
          <table:table-cell office:value-type="string" calcext:value-type="string" table:number-columns-spanned="1" table:number-rows-spanned="2">
            <text:p>承応4年4月13日</text:p>
            <text:p>（<text:a xlink:href="https://ja.wikipedia.org/wiki/1655年" xlink:type="simple">1655年</text:a>5月18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text:a xlink:href="https://ja.wikipedia.org/wiki/徳川家綱" xlink:type="simple">徳川家綱</text:a>将軍就任のためによる改元とみられている。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後西天皇" xlink:type="simple">後西天皇</text:a> </text:p>
          </table:table-cell>
          <table:covered-table-cell table:style-name="Default"/>
          <table:table-cell table:number-columns-repeated="3"/>
        </table:table-row>
        <table:table-row table:style-name="ro9">
          <table:table-cell office:value-type="string" calcext:value-type="string">
            <text:p><text:a xlink:href="https://ja.wikipedia.org/wiki/明暦" xlink:type="simple">明暦</text:a> </text:p>
          </table:table-cell>
          <table:table-cell office:value-type="string" calcext:value-type="string">
            <text:p>めいれき</text:p>
          </table:table-cell>
          <table:table-cell office:value-type="string" calcext:value-type="string">
            <text:p>承応4年4月13日</text:p>
            <text:p>（1655年5月18日）</text:p>
          </table:table-cell>
          <table:table-cell office:value-type="string" calcext:value-type="string">
            <text:p>明暦4年<text:a xlink:href="https://ja.wikipedia.org/wiki/7月23日_(旧暦)" xlink:type="simple">7月23日</text:a></text:p>
            <text:p>（<text:a xlink:href="https://ja.wikipedia.org/wiki/1658年" xlink:type="simple">1658年</text:a><text:a xlink:href="https://ja.wikipedia.org/wiki/8月21日" xlink:type="simple">8月21日</text:a>）</text:p>
          </table:table-cell>
          <table:table-cell office:value-type="string" calcext:value-type="string">
            <text:p>4年</text:p>
          </table:table-cell>
          <table:covered-table-cell/>
          <table:table-cell office:value-type="string" calcext:value-type="string">
            <text:p>後西天皇即位による改元。</text:p>
            <text:p>ただし、承応2年（<text:a xlink:href="https://ja.wikipedia.org/wiki/1653年" xlink:type="simple">1653年</text:a>）の内裏火災による改元予定が後光明天皇崩御によって延期されたとの説もあり。 </text:p>
          </table:table-cell>
          <table:table-cell table:number-columns-repeated="3"/>
        </table:table-row>
        <table:table-row table:style-name="ro1">
          <table:table-cell office:value-type="string" calcext:value-type="string">
            <text:p><text:a xlink:href="https://ja.wikipedia.org/wiki/万治" xlink:type="simple">万治</text:a> </text:p>
          </table:table-cell>
          <table:table-cell office:value-type="string" calcext:value-type="string">
            <text:p>まんじ</text:p>
          </table:table-cell>
          <table:table-cell office:value-type="string" calcext:value-type="string">
            <text:p>明暦4年7月23日</text:p>
            <text:p>（1658年8月21日）</text:p>
          </table:table-cell>
          <table:table-cell office:value-type="string" calcext:value-type="string">
            <text:p>万治4年4月25日</text:p>
            <text:p>（<text:a xlink:href="https://ja.wikipedia.org/wiki/1661年" xlink:type="simple">1661年</text:a>5月23日）</text:p>
          </table:table-cell>
          <table:table-cell office:value-type="string" calcext:value-type="string">
            <text:p>4年</text:p>
          </table:table-cell>
          <table:covered-table-cell/>
          <table:table-cell office:value-type="string" calcext:value-type="string">
            <text:p>江戸の大火（<text:a xlink:href="https://ja.wikipedia.org/wiki/明暦の大火" xlink:type="simple">明暦の大火</text:a>）などの災異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寛文" xlink:type="simple">寛文</text:a> </text:p>
          </table:table-cell>
          <table:table-cell office:value-type="string" calcext:value-type="string" table:number-columns-spanned="1" table:number-rows-spanned="2">
            <text:p>かんぶん</text:p>
          </table:table-cell>
          <table:table-cell office:value-type="string" calcext:value-type="string" table:number-columns-spanned="1" table:number-rows-spanned="2">
            <text:p>万治4年4月25日</text:p>
            <text:p>（1661年5月23日）</text:p>
          </table:table-cell>
          <table:table-cell office:value-type="string" calcext:value-type="string" table:number-columns-spanned="1" table:number-rows-spanned="2">
            <text:p>寛文13年<text:a xlink:href="https://ja.wikipedia.org/wiki/9月21日_(旧暦)" xlink:type="simple">9月21日</text:a></text:p>
            <text:p>（<text:a xlink:href="https://ja.wikipedia.org/wiki/1673年" xlink:type="simple">1673年</text:a><text:a xlink:href="https://ja.wikipedia.org/wiki/10月30日" xlink:type="simple">10月30日</text:a>）</text:p>
          </table:table-cell>
          <table:table-cell office:value-type="string" calcext:value-type="string" table:number-columns-spanned="1" table:number-rows-spanned="2">
            <text:p>13年</text:p>
          </table:table-cell>
          <table:covered-table-cell/>
          <table:table-cell office:value-type="string" calcext:value-type="string" table:number-columns-spanned="1" table:number-rows-spanned="2">
            <text:p>内裏火災などの災異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霊元天皇" xlink:type="simple">霊元天皇</text:a> </text:p>
          </table:table-cell>
          <table:covered-table-cell table:style-name="Default"/>
          <table:table-cell table:number-columns-repeated="3"/>
        </table:table-row>
        <table:table-row table:style-name="ro1">
          <table:table-cell office:value-type="string" calcext:value-type="string">
            <text:p><text:a xlink:href="https://ja.wikipedia.org/wiki/延宝" xlink:type="simple">延宝</text:a> </text:p>
          </table:table-cell>
          <table:table-cell office:value-type="string" calcext:value-type="string">
            <text:p>えんぽう</text:p>
          </table:table-cell>
          <table:table-cell office:value-type="string" calcext:value-type="string">
            <text:p>寛文13年9月21日</text:p>
            <text:p>（1673年10月30日）</text:p>
          </table:table-cell>
          <table:table-cell office:value-type="string" calcext:value-type="string">
            <text:p>延宝9年<text:a xlink:href="https://ja.wikipedia.org/wiki/9月29日_(旧暦)" xlink:type="simple">9月29日</text:a></text:p>
            <text:p>（<text:a xlink:href="https://ja.wikipedia.org/wiki/1681年" xlink:type="simple">1681年</text:a><text:a xlink:href="https://ja.wikipedia.org/wiki/11月9日" xlink:type="simple">11月9日</text:a>）</text:p>
          </table:table-cell>
          <table:table-cell office:value-type="string" calcext:value-type="string">
            <text:p>9年</text:p>
          </table:table-cell>
          <table:covered-table-cell/>
          <table:table-cell office:value-type="string" calcext:value-type="string">
            <text:p>京都大火などの災異による改元。 </text:p>
          </table:table-cell>
          <table:table-cell table:number-columns-repeated="3"/>
        </table:table-row>
        <table:table-row table:style-name="ro1">
          <table:table-cell office:value-type="string" calcext:value-type="string">
            <text:p><text:a xlink:href="https://ja.wikipedia.org/wiki/天和_(日本)" xlink:type="simple">天和</text:a> </text:p>
          </table:table-cell>
          <table:table-cell office:value-type="string" calcext:value-type="string">
            <text:p>てんな</text:p>
          </table:table-cell>
          <table:table-cell office:value-type="string" calcext:value-type="string">
            <text:p>延宝9年9月29日</text:p>
            <text:p>（1681年11月9日）</text:p>
          </table:table-cell>
          <table:table-cell office:value-type="string" calcext:value-type="string">
            <text:p>天和4年2月21日</text:p>
            <text:p>（<text:a xlink:href="https://ja.wikipedia.org/wiki/1684年" xlink:type="simple">1684年</text:a>4月5日）</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貞享" xlink:type="simple">貞享</text:a> </text:p>
          </table:table-cell>
          <table:table-cell office:value-type="string" calcext:value-type="string" table:number-columns-spanned="1" table:number-rows-spanned="2">
            <text:p>じょうきょう</text:p>
          </table:table-cell>
          <table:table-cell office:value-type="string" calcext:value-type="string" table:number-columns-spanned="1" table:number-rows-spanned="2">
            <text:p>天和4年2月21日</text:p>
            <text:p>（1684年4月5日）</text:p>
          </table:table-cell>
          <table:table-cell office:value-type="string" calcext:value-type="string" table:number-columns-spanned="1" table:number-rows-spanned="2">
            <text:p>貞享5年<text:a xlink:href="https://ja.wikipedia.org/wiki/9月30日_(旧暦)" xlink:type="simple">9月30日</text:a></text:p>
            <text:p>（<text:a xlink:href="https://ja.wikipedia.org/wiki/1688年" xlink:type="simple">1688年</text:a>10月23日）</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甲子革令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東山天皇" xlink:type="simple">東山天皇</text:a> </text:p>
          </table:table-cell>
          <table:covered-table-cell table:style-name="Default"/>
          <table:table-cell table:number-columns-repeated="3"/>
        </table:table-row>
        <table:table-row table:style-name="ro1">
          <table:table-cell office:value-type="string" calcext:value-type="string">
            <text:p><text:a xlink:href="https://ja.wikipedia.org/wiki/元禄" xlink:type="simple">元禄</text:a> </text:p>
          </table:table-cell>
          <table:table-cell office:value-type="string" calcext:value-type="string">
            <text:p>げんろく</text:p>
          </table:table-cell>
          <table:table-cell office:value-type="string" calcext:value-type="string">
            <text:p>貞享5年9月30日</text:p>
            <text:p>（1688年10月23日）</text:p>
          </table:table-cell>
          <table:table-cell office:value-type="string" calcext:value-type="string">
            <text:p>元禄17年<text:a xlink:href="https://ja.wikipedia.org/wiki/3月13日_(旧暦)" xlink:type="simple">3月13日</text:a></text:p>
            <text:p>（<text:a xlink:href="https://ja.wikipedia.org/wiki/1704年" xlink:type="simple">1704年</text:a><text:a xlink:href="https://ja.wikipedia.org/wiki/4月16日" xlink:type="simple">4月16日</text:a>）</text:p>
          </table:table-cell>
          <table:table-cell office:value-type="string" calcext:value-type="string">
            <text:p>17年</text:p>
          </table:table-cell>
          <table:covered-table-cell/>
          <table:table-cell office:value-type="string" calcext:value-type="string">
            <text:p>東山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宝永" xlink:type="simple">宝永</text:a> </text:p>
          </table:table-cell>
          <table:table-cell office:value-type="string" calcext:value-type="string" table:number-columns-spanned="1" table:number-rows-spanned="2">
            <text:p>ほうえい</text:p>
          </table:table-cell>
          <table:table-cell office:value-type="string" calcext:value-type="string" table:number-columns-spanned="1" table:number-rows-spanned="2">
            <text:p>元禄17年3月13日</text:p>
            <text:p>（1704年4月16日）</text:p>
          </table:table-cell>
          <table:table-cell office:value-type="string" calcext:value-type="string" table:number-columns-spanned="1" table:number-rows-spanned="2">
            <text:p>宝永8年4月25日</text:p>
            <text:p>（<text:a xlink:href="https://ja.wikipedia.org/wiki/1711年" xlink:type="simple">1711年</text:a><text:a xlink:href="https://ja.wikipedia.org/wiki/6月11日" xlink:type="simple">6月11日</text:a>）</text:p>
          </table:table-cell>
          <table:table-cell office:value-type="string" calcext:value-type="string" table:number-columns-spanned="1" table:number-rows-spanned="2">
            <text:p>8年</text:p>
          </table:table-cell>
          <table:covered-table-cell/>
          <table:table-cell office:value-type="string" calcext:value-type="string" table:number-columns-spanned="1" table:number-rows-spanned="2">
            <text:p><text:a xlink:href="https://ja.wikipedia.org/wiki/元禄地震" xlink:type="simple">元禄地震</text:a>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中御門天皇" xlink:type="simple">中御門天皇</text:a> </text:p>
          </table:table-cell>
          <table:covered-table-cell table:style-name="Default"/>
          <table:table-cell table:number-columns-repeated="3"/>
        </table:table-row>
        <table:table-row table:style-name="ro1">
          <table:table-cell office:value-type="string" calcext:value-type="string">
            <text:p><text:a xlink:href="https://ja.wikipedia.org/wiki/正徳_(日本)" xlink:type="simple">正徳</text:a> </text:p>
          </table:table-cell>
          <table:table-cell office:value-type="string" calcext:value-type="string">
            <text:p>しょうとく</text:p>
          </table:table-cell>
          <table:table-cell office:value-type="string" calcext:value-type="string">
            <text:p>宝永8年4月25日</text:p>
            <text:p>（1711年6月11日）</text:p>
          </table:table-cell>
          <table:table-cell office:value-type="string" calcext:value-type="string">
            <text:p>正徳6年<text:a xlink:href="https://ja.wikipedia.org/wiki/6月22日_(旧暦)" xlink:type="simple">6月22日</text:a></text:p>
            <text:p>（<text:a xlink:href="https://ja.wikipedia.org/wiki/1716年" xlink:type="simple">1716年</text:a>8月9日）</text:p>
          </table:table-cell>
          <table:table-cell office:value-type="string" calcext:value-type="string">
            <text:p>6年</text:p>
          </table:table-cell>
          <table:covered-table-cell/>
          <table:table-cell office:value-type="string" calcext:value-type="string">
            <text:p>中御門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享保" xlink:type="simple">享保</text:a> </text:p>
          </table:table-cell>
          <table:table-cell office:value-type="string" calcext:value-type="string" table:number-columns-spanned="1" table:number-rows-spanned="2">
            <text:p>きょうほう</text:p>
          </table:table-cell>
          <table:table-cell office:value-type="string" calcext:value-type="string" table:number-columns-spanned="1" table:number-rows-spanned="2">
            <text:p>正徳6年6月22日</text:p>
            <text:p>（1716年8月9日）</text:p>
          </table:table-cell>
          <table:table-cell office:value-type="string" calcext:value-type="string" table:number-columns-spanned="1" table:number-rows-spanned="2">
            <text:p>享保21年4月28日</text:p>
            <text:p>（<text:a xlink:href="https://ja.wikipedia.org/wiki/1736年" xlink:type="simple">1736年</text:a><text:a xlink:href="https://ja.wikipedia.org/wiki/6月7日" xlink:type="simple">6月7日</text:a>）</text:p>
          </table:table-cell>
          <table:table-cell office:value-type="string" calcext:value-type="string" table:number-columns-spanned="1" table:number-rows-spanned="2">
            <text:p>21年</text:p>
          </table:table-cell>
          <table:covered-table-cell/>
          <table:table-cell office:value-type="string" calcext:value-type="string" table:number-columns-spanned="1" table:number-rows-spanned="2">
            <text:p><text:a xlink:href="https://ja.wikipedia.org/wiki/徳川家継" xlink:type="simple">徳川家継</text:a>死去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桜町天皇" xlink:type="simple">桜町天皇</text:a> </text:p>
          </table:table-cell>
          <table:covered-table-cell table:style-name="Default"/>
          <table:table-cell table:number-columns-repeated="3"/>
        </table:table-row>
        <table:table-row table:style-name="ro1">
          <table:table-cell office:value-type="string" calcext:value-type="string">
            <text:p><text:a xlink:href="https://ja.wikipedia.org/wiki/元文" xlink:type="simple">元文</text:a> </text:p>
          </table:table-cell>
          <table:table-cell office:value-type="string" calcext:value-type="string">
            <text:p>げんぶん</text:p>
          </table:table-cell>
          <table:table-cell office:value-type="string" calcext:value-type="string">
            <text:p>享保21年4月28日</text:p>
            <text:p>（1736年6月7日）</text:p>
          </table:table-cell>
          <table:table-cell office:value-type="string" calcext:value-type="string">
            <text:p>元文6年2月27日</text:p>
            <text:p>（<text:a xlink:href="https://ja.wikipedia.org/wiki/1741年" xlink:type="simple">1741年</text:a>4月12日）</text:p>
          </table:table-cell>
          <table:table-cell office:value-type="string" calcext:value-type="string">
            <text:p>6年</text:p>
          </table:table-cell>
          <table:covered-table-cell/>
          <table:table-cell office:value-type="string" calcext:value-type="string">
            <text:p>桜町天皇即位による改元。 </text:p>
          </table:table-cell>
          <table:table-cell table:number-columns-repeated="3"/>
        </table:table-row>
        <table:table-row table:style-name="ro1">
          <table:table-cell office:value-type="string" calcext:value-type="string">
            <text:p><text:a xlink:href="https://ja.wikipedia.org/wiki/寛保" xlink:type="simple">寛保</text:a> </text:p>
          </table:table-cell>
          <table:table-cell office:value-type="string" calcext:value-type="string">
            <text:p>かんぽう</text:p>
          </table:table-cell>
          <table:table-cell office:value-type="string" calcext:value-type="string">
            <text:p>元文6年2月27日</text:p>
            <text:p>（1741年4月12日）</text:p>
          </table:table-cell>
          <table:table-cell office:value-type="string" calcext:value-type="string">
            <text:p>寛保4年2月21日</text:p>
            <text:p>（<text:a xlink:href="https://ja.wikipedia.org/wiki/1744年" xlink:type="simple">1744年</text:a><text:a xlink:href="https://ja.wikipedia.org/wiki/4月3日" xlink:type="simple">4月3日</text:a>）</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延享" xlink:type="simple">延享</text:a> </text:p>
          </table:table-cell>
          <table:table-cell office:value-type="string" calcext:value-type="string" table:number-columns-spanned="1" table:number-rows-spanned="2">
            <text:p>えんきょう</text:p>
          </table:table-cell>
          <table:table-cell office:value-type="string" calcext:value-type="string" table:number-columns-spanned="1" table:number-rows-spanned="2">
            <text:p>寛保4年2月21日</text:p>
            <text:p>（1744年4月3日）</text:p>
          </table:table-cell>
          <table:table-cell office:value-type="string" calcext:value-type="string" table:number-columns-spanned="1" table:number-rows-spanned="2">
            <text:p>延享5年<text:a xlink:href="https://ja.wikipedia.org/wiki/7月12日_(旧暦)" xlink:type="simple">7月12日</text:a></text:p>
            <text:p>（<text:a xlink:href="https://ja.wikipedia.org/wiki/1748年" xlink:type="simple">1748年</text:a>8月5日）</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甲子革令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3">
            <text:p><text:a xlink:href="https://ja.wikipedia.org/wiki/桃園天皇" xlink:type="simple">桃園天皇</text:a> </text:p>
          </table:table-cell>
          <table:covered-table-cell table:style-name="Default"/>
          <table:table-cell table:number-columns-repeated="3"/>
        </table:table-row>
        <table:table-row table:style-name="ro1">
          <table:table-cell office:value-type="string" calcext:value-type="string">
            <text:p><text:a xlink:href="https://ja.wikipedia.org/wiki/寛延" xlink:type="simple">寛延</text:a> </text:p>
          </table:table-cell>
          <table:table-cell office:value-type="string" calcext:value-type="string">
            <text:p>かんえん</text:p>
          </table:table-cell>
          <table:table-cell office:value-type="string" calcext:value-type="string">
            <text:p>延享5年7月12日</text:p>
            <text:p>（1748年8月5日）</text:p>
          </table:table-cell>
          <table:table-cell office:value-type="string" calcext:value-type="string">
            <text:p>寛延4年10月27日</text:p>
            <text:p>（<text:a xlink:href="https://ja.wikipedia.org/wiki/1751年" xlink:type="simple">1751年</text:a><text:a xlink:href="https://ja.wikipedia.org/wiki/12月14日" xlink:type="simple">12月14日</text:a>）</text:p>
          </table:table-cell>
          <table:table-cell office:value-type="string" calcext:value-type="string">
            <text:p>4年</text:p>
          </table:table-cell>
          <table:covered-table-cell/>
          <table:table-cell office:value-type="string" calcext:value-type="string">
            <text:p>桃園天皇即位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宝暦" xlink:type="simple">宝暦</text:a> </text:p>
          </table:table-cell>
          <table:table-cell office:value-type="string" calcext:value-type="string" table:number-columns-spanned="1" table:number-rows-spanned="2">
            <text:p>ほうれき</text:p>
          </table:table-cell>
          <table:table-cell office:value-type="string" calcext:value-type="string" table:number-columns-spanned="1" table:number-rows-spanned="2">
            <text:p>寛延4年10月27日</text:p>
            <text:p>（1751年12月14日）</text:p>
          </table:table-cell>
          <table:table-cell office:value-type="string" calcext:value-type="string" table:number-columns-spanned="1" table:number-rows-spanned="2">
            <text:p>宝暦14年<text:a xlink:href="https://ja.wikipedia.org/wiki/6月2日_(旧暦)" xlink:type="simple">6月2日</text:a></text:p>
            <text:p>（<text:a xlink:href="https://ja.wikipedia.org/wiki/1764年" xlink:type="simple">1764年</text:a><text:a xlink:href="https://ja.wikipedia.org/wiki/6月30日" xlink:type="simple">6月30日</text:a>）</text:p>
          </table:table-cell>
          <table:table-cell office:value-type="string" calcext:value-type="string" table:number-columns-spanned="1" table:number-rows-spanned="2">
            <text:p>14年</text:p>
          </table:table-cell>
          <table:covered-table-cell/>
          <table:table-cell office:value-type="string" calcext:value-type="string" table:number-columns-spanned="1" table:number-rows-spanned="2">
            <text:p>桜町上皇<text:a xlink:href="https://ja.wikipedia.org/wiki/崩御" xlink:type="simple">崩御</text:a>と<text:a xlink:href="https://ja.wikipedia.org/wiki/徳川吉宗" xlink:type="simple">徳川吉宗</text:a>死去、その間に発生した地震のための改元とみられている。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桜町天皇" xlink:type="simple">後桜町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明和" xlink:type="simple">明和</text:a> </text:p>
          </table:table-cell>
          <table:table-cell office:value-type="string" calcext:value-type="string" table:number-columns-spanned="1" table:number-rows-spanned="2">
            <text:p>めいわ</text:p>
          </table:table-cell>
          <table:table-cell office:value-type="string" calcext:value-type="string" table:number-columns-spanned="1" table:number-rows-spanned="2">
            <text:p>宝暦14年6月2日</text:p>
            <text:p>（1764年6月30日）<text:a xlink:href="https://ja.wikipedia.org/wiki/元号一覧_(日本)#cite_note-12" xlink:type="simple">[12]</text:a></text:p>
          </table:table-cell>
          <table:table-cell office:value-type="string" calcext:value-type="string" table:number-columns-spanned="1" table:number-rows-spanned="2">
            <text:p>明和9年<text:a xlink:href="https://ja.wikipedia.org/wiki/11月16日_(旧暦)" xlink:type="simple">11月16日</text:a></text:p>
            <text:p>（<text:a xlink:href="https://ja.wikipedia.org/wiki/1772年" xlink:type="simple">1772年</text:a>12月10日）</text:p>
          </table:table-cell>
          <table:table-cell office:value-type="string" calcext:value-type="string" table:number-columns-spanned="1" table:number-rows-spanned="2">
            <text:p>9年</text:p>
          </table:table-cell>
          <table:covered-table-cell/>
          <table:table-cell office:value-type="string" calcext:value-type="string" table:number-columns-spanned="1" table:number-rows-spanned="2">
            <text:p>後桜町天皇即位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2">
            <text:p><text:a xlink:href="https://ja.wikipedia.org/wiki/後桃園天皇" xlink:type="simple">後桃園天皇</text:a> </text:p>
          </table:table-cell>
          <table:covered-table-cell table:style-name="Default"/>
          <table:table-cell table:number-columns-repeated="3"/>
        </table:table-row>
        <table:table-row table:style-name="ro5">
          <table:table-cell office:value-type="string" calcext:value-type="string" table:number-columns-spanned="1" table:number-rows-spanned="2">
            <text:p><text:a xlink:href="https://ja.wikipedia.org/wiki/安永" xlink:type="simple">安永</text:a> </text:p>
          </table:table-cell>
          <table:table-cell office:value-type="string" calcext:value-type="string" table:number-columns-spanned="1" table:number-rows-spanned="2">
            <text:p>あんえい</text:p>
          </table:table-cell>
          <table:table-cell office:value-type="string" calcext:value-type="string" table:number-columns-spanned="1" table:number-rows-spanned="2">
            <text:p>明和9年11月16日</text:p>
            <text:p>（1772年12月10日）</text:p>
          </table:table-cell>
          <table:table-cell office:value-type="string" calcext:value-type="string" table:number-columns-spanned="1" table:number-rows-spanned="2">
            <text:p>安永10年4月2日</text:p>
            <text:p>（<text:a xlink:href="https://ja.wikipedia.org/wiki/1781年" xlink:type="simple">1781年</text:a>4月25日）</text:p>
          </table:table-cell>
          <table:table-cell office:value-type="string" calcext:value-type="string" table:number-columns-spanned="1" table:number-rows-spanned="2">
            <text:p>10年</text:p>
          </table:table-cell>
          <table:covered-table-cell/>
          <table:table-cell office:value-type="string" calcext:value-type="string" table:number-columns-spanned="1" table:number-rows-spanned="2">
            <text:p>後桃園天皇即位と、続いて起こった火事風水害が「明和九年（めいわくねん）」すなわち「迷惑年」によるとされたこと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5">
            <text:p><text:a xlink:href="https://ja.wikipedia.org/wiki/光格天皇" xlink:type="simple">光格天皇</text:a> </text:p>
          </table:table-cell>
          <table:covered-table-cell table:style-name="Default"/>
          <table:table-cell table:number-columns-repeated="3"/>
        </table:table-row>
        <table:table-row table:style-name="ro1">
          <table:table-cell office:value-type="string" calcext:value-type="string">
            <text:p><text:a xlink:href="https://ja.wikipedia.org/wiki/天明" xlink:type="simple">天明</text:a> </text:p>
          </table:table-cell>
          <table:table-cell office:value-type="string" calcext:value-type="string">
            <text:p>てんめい</text:p>
          </table:table-cell>
          <table:table-cell office:value-type="string" calcext:value-type="string">
            <text:p>安永10年4月2日</text:p>
            <text:p>（1781年4月25日）</text:p>
          </table:table-cell>
          <table:table-cell office:value-type="string" calcext:value-type="string">
            <text:p>天明9年<text:a xlink:href="https://ja.wikipedia.org/wiki/1月25日_(旧暦)" xlink:type="simple">1月25日</text:a></text:p>
            <text:p>（<text:a xlink:href="https://ja.wikipedia.org/wiki/1789年" xlink:type="simple">1789年</text:a><text:a xlink:href="https://ja.wikipedia.org/wiki/2月19日" xlink:type="simple">2月19日</text:a>）</text:p>
          </table:table-cell>
          <table:table-cell office:value-type="string" calcext:value-type="string">
            <text:p>9年</text:p>
          </table:table-cell>
          <table:covered-table-cell/>
          <table:table-cell office:value-type="string" calcext:value-type="string">
            <text:p>光格天皇即位による改元。 </text:p>
          </table:table-cell>
          <table:table-cell table:number-columns-repeated="3"/>
        </table:table-row>
        <table:table-row table:style-name="ro1">
          <table:table-cell office:value-type="string" calcext:value-type="string">
            <text:p><text:a xlink:href="https://ja.wikipedia.org/wiki/寛政" xlink:type="simple">寛政</text:a> </text:p>
          </table:table-cell>
          <table:table-cell office:value-type="string" calcext:value-type="string">
            <text:p>かんせい</text:p>
          </table:table-cell>
          <table:table-cell office:value-type="string" calcext:value-type="string">
            <text:p>天明9年1月25日</text:p>
            <text:p>（1789年2月19日）</text:p>
          </table:table-cell>
          <table:table-cell office:value-type="string" calcext:value-type="string">
            <text:p>寛政13年2月5日</text:p>
            <text:p>（<text:a xlink:href="https://ja.wikipedia.org/wiki/1801年" xlink:type="simple">1801年</text:a>3月19日）</text:p>
          </table:table-cell>
          <table:table-cell office:value-type="string" calcext:value-type="string">
            <text:p>13年</text:p>
          </table:table-cell>
          <table:covered-table-cell/>
          <table:table-cell office:value-type="string" calcext:value-type="string">
            <text:p>内裏炎上などの災異による改元。 </text:p>
          </table:table-cell>
          <table:table-cell table:number-columns-repeated="3"/>
        </table:table-row>
        <table:table-row table:style-name="ro1">
          <table:table-cell office:value-type="string" calcext:value-type="string">
            <text:p><text:a xlink:href="https://ja.wikipedia.org/wiki/享和" xlink:type="simple">享和</text:a> </text:p>
          </table:table-cell>
          <table:table-cell office:value-type="string" calcext:value-type="string">
            <text:p>きょうわ</text:p>
          </table:table-cell>
          <table:table-cell office:value-type="string" calcext:value-type="string">
            <text:p>寛政13年2月5日</text:p>
            <text:p>（1801年3月19日）</text:p>
          </table:table-cell>
          <table:table-cell office:value-type="string" calcext:value-type="string">
            <text:p>享和4年<text:a xlink:href="https://ja.wikipedia.org/wiki/2月11日_(旧暦)" xlink:type="simple">2月11日</text:a></text:p>
            <text:p>（<text:a xlink:href="https://ja.wikipedia.org/wiki/1804年" xlink:type="simple">1804年</text:a>3月22日）</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文化_(元号)" xlink:type="simple">文化</text:a> </text:p>
          </table:table-cell>
          <table:table-cell office:value-type="string" calcext:value-type="string" table:number-columns-spanned="1" table:number-rows-spanned="2">
            <text:p>ぶんか</text:p>
          </table:table-cell>
          <table:table-cell office:value-type="string" calcext:value-type="string" table:number-columns-spanned="1" table:number-rows-spanned="2">
            <text:p>享和4年2月11日</text:p>
            <text:p>（1804年3月22日）</text:p>
          </table:table-cell>
          <table:table-cell office:value-type="string" calcext:value-type="string" table:number-columns-spanned="1" table:number-rows-spanned="2">
            <text:p>文化15年4月22日</text:p>
            <text:p>（<text:a xlink:href="https://ja.wikipedia.org/wiki/1818年" xlink:type="simple">1818年</text:a><text:a xlink:href="https://ja.wikipedia.org/wiki/5月26日" xlink:type="simple">5月26日</text:a>）</text:p>
          </table:table-cell>
          <table:table-cell office:value-type="string" calcext:value-type="string" table:number-columns-spanned="1" table:number-rows-spanned="2">
            <text:p>15年</text:p>
          </table:table-cell>
          <table:covered-table-cell/>
          <table:table-cell office:value-type="string" calcext:value-type="string" table:number-columns-spanned="1" table:number-rows-spanned="2">
            <text:p>甲子革令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4">
            <text:p><text:a xlink:href="https://ja.wikipedia.org/wiki/仁孝天皇" xlink:type="simple">仁孝天皇</text:a> </text:p>
          </table:table-cell>
          <table:covered-table-cell table:style-name="Default"/>
          <table:table-cell table:number-columns-repeated="3"/>
        </table:table-row>
        <table:table-row table:style-name="ro1">
          <table:table-cell office:value-type="string" calcext:value-type="string">
            <text:p><text:a xlink:href="https://ja.wikipedia.org/wiki/文政" xlink:type="simple">文政</text:a> </text:p>
          </table:table-cell>
          <table:table-cell office:value-type="string" calcext:value-type="string">
            <text:p>ぶんせい</text:p>
          </table:table-cell>
          <table:table-cell office:value-type="string" calcext:value-type="string">
            <text:p>文化15年4月22日</text:p>
            <text:p>（1818年5月26日）</text:p>
          </table:table-cell>
          <table:table-cell office:value-type="string" calcext:value-type="string">
            <text:p>文政13年12月10日</text:p>
            <text:p>（<text:a xlink:href="https://ja.wikipedia.org/wiki/1831年" xlink:type="simple">1831年</text:a>1月23日）</text:p>
          </table:table-cell>
          <table:table-cell office:value-type="string" calcext:value-type="string">
            <text:p>13年</text:p>
          </table:table-cell>
          <table:covered-table-cell/>
          <table:table-cell office:value-type="string" calcext:value-type="string">
            <text:p>仁孝天皇即位による改元。 </text:p>
          </table:table-cell>
          <table:table-cell table:number-columns-repeated="3"/>
        </table:table-row>
        <table:table-row table:style-name="ro1">
          <table:table-cell office:value-type="string" calcext:value-type="string">
            <text:p><text:a xlink:href="https://ja.wikipedia.org/wiki/天保" xlink:type="simple">天保</text:a> </text:p>
          </table:table-cell>
          <table:table-cell office:value-type="string" calcext:value-type="string">
            <text:p>てんぽう</text:p>
          </table:table-cell>
          <table:table-cell office:value-type="string" calcext:value-type="string">
            <text:p>文政13年12月10日</text:p>
            <text:p>（1831年1月23日）</text:p>
          </table:table-cell>
          <table:table-cell office:value-type="string" calcext:value-type="string">
            <text:p>天保15年<text:a xlink:href="https://ja.wikipedia.org/wiki/12月2日_(旧暦)" xlink:type="simple">12月2日</text:a></text:p>
            <text:p>（<text:a xlink:href="https://ja.wikipedia.org/wiki/1845年" xlink:type="simple">1845年</text:a><text:a xlink:href="https://ja.wikipedia.org/wiki/1月9日" xlink:type="simple">1月9日</text:a>）</text:p>
          </table:table-cell>
          <table:table-cell office:value-type="string" calcext:value-type="string">
            <text:p>15年</text:p>
          </table:table-cell>
          <table:covered-table-cell/>
          <table:table-cell office:value-type="string" calcext:value-type="string">
            <text:p>江戸の大火や京都の地震などによる災異改元。 </text:p>
          </table:table-cell>
          <table:table-cell table:number-columns-repeated="3"/>
        </table:table-row>
        <table:table-row table:style-name="ro5">
          <table:table-cell office:value-type="string" calcext:value-type="string" table:number-columns-spanned="1" table:number-rows-spanned="2">
            <text:p><text:a xlink:href="https://ja.wikipedia.org/wiki/弘化" xlink:type="simple">弘化</text:a> </text:p>
          </table:table-cell>
          <table:table-cell office:value-type="string" calcext:value-type="string" table:number-columns-spanned="1" table:number-rows-spanned="2">
            <text:p>こうか</text:p>
          </table:table-cell>
          <table:table-cell office:value-type="string" calcext:value-type="string" table:number-columns-spanned="1" table:number-rows-spanned="2">
            <text:p>天保15年12月2日</text:p>
            <text:p>（1845年1月9日）</text:p>
          </table:table-cell>
          <table:table-cell office:value-type="string" calcext:value-type="string" table:number-columns-spanned="1" table:number-rows-spanned="2">
            <text:p>弘化5年2月28日</text:p>
            <text:p>（<text:a xlink:href="https://ja.wikipedia.org/wiki/1848年" xlink:type="simple">1848年</text:a><text:a xlink:href="https://ja.wikipedia.org/wiki/4月1日" xlink:type="simple">4月1日</text:a>）</text:p>
          </table:table-cell>
          <table:table-cell office:value-type="string" calcext:value-type="string" table:number-columns-spanned="1" table:number-rows-spanned="2">
            <text:p>5年</text:p>
          </table:table-cell>
          <table:covered-table-cell/>
          <table:table-cell office:value-type="string" calcext:value-type="string" table:number-columns-spanned="1" table:number-rows-spanned="2">
            <text:p><text:a xlink:href="https://ja.wikipedia.org/wiki/江戸城" xlink:type="simple">江戸城</text:a>火災などの災異による改元。 </text:p>
          </table:table-cell>
          <table:table-cell table:number-columns-repeated="3"/>
        </table:table-row>
        <table:table-row table:style-name="ro5">
          <table:covered-table-cell table:number-columns-repeated="5" table:style-name="Default"/>
          <table:table-cell table:style-name="ce3" office:value-type="string" calcext:value-type="string" table:number-columns-spanned="1" table:number-rows-spanned="7">
            <text:p><text:a xlink:href="https://ja.wikipedia.org/wiki/孝明天皇" xlink:type="simple">孝明天皇</text:a> </text:p>
          </table:table-cell>
          <table:covered-table-cell table:style-name="Default"/>
          <table:table-cell table:number-columns-repeated="3"/>
        </table:table-row>
        <table:table-row table:style-name="ro1">
          <table:table-cell office:value-type="string" calcext:value-type="string">
            <text:p><text:a xlink:href="https://ja.wikipedia.org/wiki/嘉永" xlink:type="simple">嘉永</text:a> </text:p>
          </table:table-cell>
          <table:table-cell office:value-type="string" calcext:value-type="string">
            <text:p>かえい</text:p>
          </table:table-cell>
          <table:table-cell office:value-type="string" calcext:value-type="string">
            <text:p>弘化5年2月28日</text:p>
            <text:p>（1848年4月1日）</text:p>
          </table:table-cell>
          <table:table-cell office:value-type="string" calcext:value-type="string">
            <text:p>嘉永7年<text:a xlink:href="https://ja.wikipedia.org/wiki/11月27日_(旧暦)" xlink:type="simple">11月27日</text:a></text:p>
            <text:p>（<text:a xlink:href="https://ja.wikipedia.org/wiki/1855年" xlink:type="simple">1855年</text:a><text:a xlink:href="https://ja.wikipedia.org/wiki/1月15日" xlink:type="simple">1月15日</text:a>）</text:p>
          </table:table-cell>
          <table:table-cell office:value-type="string" calcext:value-type="string">
            <text:p>7年</text:p>
          </table:table-cell>
          <table:covered-table-cell/>
          <table:table-cell office:value-type="string" calcext:value-type="string">
            <text:p>孝明天皇即位による改元。 </text:p>
          </table:table-cell>
          <table:table-cell table:number-columns-repeated="3"/>
        </table:table-row>
        <table:table-row table:style-name="ro4">
          <table:table-cell office:value-type="string" calcext:value-type="string">
            <text:p><text:a xlink:href="https://ja.wikipedia.org/wiki/安政" xlink:type="simple">安政</text:a> </text:p>
          </table:table-cell>
          <table:table-cell office:value-type="string" calcext:value-type="string">
            <text:p>あんせい</text:p>
          </table:table-cell>
          <table:table-cell office:value-type="string" calcext:value-type="string">
            <text:p>嘉永7年11月27日</text:p>
            <text:p>（1855年1月15日）</text:p>
          </table:table-cell>
          <table:table-cell office:value-type="string" calcext:value-type="string">
            <text:p>安政7年3月18日</text:p>
            <text:p>（<text:a xlink:href="https://ja.wikipedia.org/wiki/1860年" xlink:type="simple">1860年</text:a><text:a xlink:href="https://ja.wikipedia.org/wiki/4月8日" xlink:type="simple">4月8日</text:a>）</text:p>
          </table:table-cell>
          <table:table-cell office:value-type="string" calcext:value-type="string">
            <text:p>7年</text:p>
          </table:table-cell>
          <table:covered-table-cell/>
          <table:table-cell office:value-type="string" calcext:value-type="string">
            <text:p>内裏炎上、地震（<text:a xlink:href="https://ja.wikipedia.org/wiki/安政の大地震" xlink:type="simple">安政の大地震</text:a>）、<text:a xlink:href="https://ja.wikipedia.org/wiki/黒船来航" xlink:type="simple">黒船来航</text:a>などの災異による改元。 </text:p>
          </table:table-cell>
          <table:table-cell table:number-columns-repeated="3"/>
        </table:table-row>
        <table:table-row table:style-name="ro1">
          <table:table-cell office:value-type="string" calcext:value-type="string">
            <text:p><text:a xlink:href="https://ja.wikipedia.org/wiki/万延" xlink:type="simple">万延</text:a> </text:p>
          </table:table-cell>
          <table:table-cell office:value-type="string" calcext:value-type="string">
            <text:p>まんえん</text:p>
          </table:table-cell>
          <table:table-cell office:value-type="string" calcext:value-type="string">
            <text:p>安政7年3月18日</text:p>
            <text:p>（1860年4月8日）</text:p>
          </table:table-cell>
          <table:table-cell office:value-type="string" calcext:value-type="string">
            <text:p>万延2年<text:a xlink:href="https://ja.wikipedia.org/wiki/2月19日_(旧暦)" xlink:type="simple">2月19日</text:a></text:p>
            <text:p>（<text:a xlink:href="https://ja.wikipedia.org/wiki/1861年" xlink:type="simple">1861年</text:a>3月29日）</text:p>
          </table:table-cell>
          <table:table-cell office:value-type="string" calcext:value-type="string">
            <text:p>2年</text:p>
          </table:table-cell>
          <table:covered-table-cell/>
          <table:table-cell office:value-type="string" calcext:value-type="string">
            <text:p>江戸城火災や<text:a xlink:href="https://ja.wikipedia.org/wiki/桜田門外の変" xlink:type="simple">桜田門外の変</text:a>などの災異による改元。 </text:p>
          </table:table-cell>
          <table:table-cell table:number-columns-repeated="3"/>
        </table:table-row>
        <table:table-row table:style-name="ro1">
          <table:table-cell office:value-type="string" calcext:value-type="string">
            <text:p><text:a xlink:href="https://ja.wikipedia.org/wiki/文久" xlink:type="simple">文久</text:a> </text:p>
          </table:table-cell>
          <table:table-cell office:value-type="string" calcext:value-type="string">
            <text:p>ぶんきゅう</text:p>
          </table:table-cell>
          <table:table-cell office:value-type="string" calcext:value-type="string">
            <text:p>万延2年2月19日</text:p>
            <text:p>（1861年3月29日）</text:p>
          </table:table-cell>
          <table:table-cell office:value-type="string" calcext:value-type="string">
            <text:p>文久4年2月20日</text:p>
            <text:p>（<text:a xlink:href="https://ja.wikipedia.org/wiki/1864年" xlink:type="simple">1864年</text:a>3月27日）</text:p>
          </table:table-cell>
          <table:table-cell office:value-type="string" calcext:value-type="string">
            <text:p>4年</text:p>
          </table:table-cell>
          <table:covered-table-cell/>
          <table:table-cell office:value-type="string" calcext:value-type="string">
            <text:p>辛酉革命による改元。 </text:p>
          </table:table-cell>
          <table:table-cell table:number-columns-repeated="3"/>
        </table:table-row>
        <table:table-row table:style-name="ro1">
          <table:table-cell office:value-type="string" calcext:value-type="string">
            <text:p><text:a xlink:href="https://ja.wikipedia.org/wiki/元治" xlink:type="simple">元治</text:a> </text:p>
          </table:table-cell>
          <table:table-cell office:value-type="string" calcext:value-type="string">
            <text:p>げんじ</text:p>
          </table:table-cell>
          <table:table-cell office:value-type="string" calcext:value-type="string">
            <text:p>文久4年2月20日</text:p>
            <text:p>（1864年3月27日）</text:p>
          </table:table-cell>
          <table:table-cell office:value-type="string" calcext:value-type="string">
            <text:p>元治2年4月7日</text:p>
            <text:p>（<text:a xlink:href="https://ja.wikipedia.org/wiki/1865年" xlink:type="simple">1865年</text:a><text:a xlink:href="https://ja.wikipedia.org/wiki/5月1日" xlink:type="simple">5月1日</text:a>）</text:p>
          </table:table-cell>
          <table:table-cell office:value-type="string" calcext:value-type="string">
            <text:p>2年</text:p>
          </table:table-cell>
          <table:covered-table-cell/>
          <table:table-cell office:value-type="string" calcext:value-type="string">
            <text:p>甲子革令による改元。 </text:p>
          </table:table-cell>
          <table:table-cell table:number-columns-repeated="3"/>
        </table:table-row>
        <table:table-row table:style-name="ro5">
          <table:table-cell office:value-type="string" calcext:value-type="string" table:number-columns-spanned="1" table:number-rows-spanned="2">
            <text:p><text:a xlink:href="https://ja.wikipedia.org/wiki/慶応" xlink:type="simple">慶応</text:a> </text:p>
          </table:table-cell>
          <table:table-cell office:value-type="string" calcext:value-type="string" table:number-columns-spanned="1" table:number-rows-spanned="2">
            <text:p>けいおう</text:p>
          </table:table-cell>
          <table:table-cell office:value-type="string" calcext:value-type="string" table:number-columns-spanned="1" table:number-rows-spanned="2">
            <text:p>元治2年4月7日</text:p>
            <text:p>（1865年5月1日）</text:p>
          </table:table-cell>
          <table:table-cell office:value-type="string" calcext:value-type="string" table:number-columns-spanned="1" table:number-rows-spanned="2">
            <text:p>慶応4年<text:a xlink:href="https://ja.wikipedia.org/wiki/9月8日_(旧暦)" xlink:type="simple">9月8日</text:a></text:p>
            <text:p>（<text:a xlink:href="https://ja.wikipedia.org/wiki/1868年" xlink:type="simple">1868年</text:a>10月23日）</text:p>
          </table:table-cell>
          <table:table-cell office:value-type="string" calcext:value-type="string" table:number-columns-spanned="1" table:number-rows-spanned="2">
            <text:p>4年</text:p>
          </table:table-cell>
          <table:covered-table-cell/>
          <table:table-cell office:value-type="string" calcext:value-type="string" table:number-columns-spanned="1" table:number-rows-spanned="2">
            <text:p><text:a xlink:href="https://ja.wikipedia.org/wiki/禁門の変" xlink:type="simple">禁門の変</text:a>や社会不安などの災異による改元。又明治維新による改元。 </text:p>
          </table:table-cell>
          <table:table-cell table:number-columns-repeated="3"/>
        </table:table-row>
        <table:table-row table:style-name="ro5">
          <table:covered-table-cell table:number-columns-repeated="5" table:style-name="Default"/>
          <table:table-cell/>
          <table:covered-table-cell table:style-name="Default"/>
          <table:table-cell table:number-columns-repeated="3"/>
        </table:table-row>
        <table:table-row table:style-name="ro2">
          <table:table-cell office:value-type="string" calcext:value-type="string" table:number-columns-spanned="1" table:number-rows-spanned="2">
            <text:p><text:a xlink:href="https://ja.wikipedia.org/wiki/明治" xlink:type="simple">明治</text:a> </text:p>
          </table:table-cell>
          <table:table-cell office:value-type="string" calcext:value-type="string" table:number-columns-spanned="1" table:number-rows-spanned="2">
            <text:p>めいじ</text:p>
          </table:table-cell>
          <table:table-cell office:value-type="string" calcext:value-type="string" table:number-columns-spanned="1" table:number-rows-spanned="2">
            <text:p>明治元年1月1日</text:p>
            <text:p>（<text:a xlink:href="https://ja.wikipedia.org/wiki/1868年" xlink:type="simple">1868年</text:a><text:a xlink:href="https://ja.wikipedia.org/wiki/1月25日" xlink:type="simple">1月25日</text:a>）</text:p>
          </table:table-cell>
          <table:table-cell office:value-type="string" calcext:value-type="string" table:number-columns-spanned="1" table:number-rows-spanned="2">
            <text:p>明治45年（<text:a xlink:href="https://ja.wikipedia.org/wiki/1912年" xlink:type="simple">1912年</text:a>）</text:p>
            <text:p><text:a xlink:href="https://ja.wikipedia.org/wiki/7月29日" xlink:type="simple">7月29日</text:a></text:p>
          </table:table-cell>
          <table:table-cell office:value-type="string" calcext:value-type="string" table:number-columns-spanned="1" table:number-rows-spanned="2">
            <text:p>明治元年9月8日</text:p>
            <text:p>（1868年10月23日）</text:p>
          </table:table-cell>
          <table:table-cell table:style-name="ce3" office:value-type="string" calcext:value-type="string" table:number-columns-spanned="1" table:number-rows-spanned="2">
            <text:p>明治45年（1912年）</text:p>
            <text:p><text:a xlink:href="https://ja.wikipedia.org/wiki/7月30日" xlink:type="simple">7月30日</text:a><text:a xlink:href="https://ja.wikipedia.org/wiki/元号一覧_(日本)#cite_note-taisho-13" xlink:type="simple">[13]</text:a></text:p>
          </table:table-cell>
          <table:table-cell office:value-type="string" calcext:value-type="string" table:number-columns-spanned="1" table:number-rows-spanned="2">
            <text:p>45年 </text:p>
          </table:table-cell>
          <table:table-cell table:style-name="ce3" office:value-type="string" calcext:value-type="string" table:number-columns-spanned="1" table:number-rows-spanned="2">
            <text:p>44年187日間</text:p>
          </table:table-cell>
          <table:table-cell table:style-name="ce3" office:value-type="string" calcext:value-type="string">
            <text:p>明治天皇</text:p>
          </table:table-cell>
          <table:table-cell table:style-name="ce3" office:value-type="string" calcext:value-type="string" table:number-columns-spanned="1" table:number-rows-spanned="2">
            <text:p><text:a xlink:href="https://ja.wikipedia.org/wiki/一世一元の詔" xlink:type="simple">一世一元の詔</text:a>を発する</text:p>
            <text:p>明治天皇即位による </text:p>
          </table:table-cell>
        </table:table-row>
        <table:table-row table:style-name="ro5">
          <table:covered-table-cell table:number-columns-repeated="5" table:style-name="Default"/>
          <table:covered-table-cell/>
          <table:covered-table-cell table:style-name="Default"/>
          <table:covered-table-cell/>
          <table:table-cell table:style-name="ce3" office:value-type="string" calcext:value-type="string" table:number-columns-spanned="1" table:number-rows-spanned="2">
            <text:p><text:a xlink:href="https://ja.wikipedia.org/wiki/大正天皇" xlink:type="simple">大正天皇</text:a> </text:p>
          </table:table-cell>
          <table:covered-table-cell/>
        </table:table-row>
        <table:table-row table:style-name="ro5">
          <table:table-cell office:value-type="string" calcext:value-type="string" table:number-columns-spanned="1" table:number-rows-spanned="2">
            <text:p><text:a xlink:href="https://ja.wikipedia.org/wiki/大正" xlink:type="simple">大正</text:a> </text:p>
          </table:table-cell>
          <table:table-cell office:value-type="string" calcext:value-type="string" table:number-columns-spanned="1" table:number-rows-spanned="2">
            <text:p>たいしょう</text:p>
          </table:table-cell>
          <table:table-cell office:value-type="string" calcext:value-type="string" table:number-columns-spanned="1" table:number-rows-spanned="2">
            <text:p>大正元年（1912年）</text:p>
            <text:p>7月30日</text:p>
          </table:table-cell>
          <table:table-cell office:value-type="string" calcext:value-type="string" table:number-columns-spanned="1" table:number-rows-spanned="2">
            <text:p>大正15年（<text:a xlink:href="https://ja.wikipedia.org/wiki/1926年" xlink:type="simple">1926年</text:a>）</text:p>
            <text:p><text:a xlink:href="https://ja.wikipedia.org/wiki/12月24日" xlink:type="simple">12月24日</text:a></text:p>
          </table:table-cell>
          <table:table-cell office:value-type="string" calcext:value-type="string" table:number-columns-spanned="1" table:number-rows-spanned="2">
            <text:p>大正元年（1912年）</text:p>
            <text:p>7月30日<text:a xlink:href="https://ja.wikipedia.org/wiki/元号一覧_(日本)#cite_note-taisho-13" xlink:type="simple">[13]</text:a></text:p>
          </table:table-cell>
          <table:table-cell table:style-name="ce3" office:value-type="string" calcext:value-type="string" table:number-columns-spanned="1" table:number-rows-spanned="2">
            <text:p>大正15年（1926年）</text:p>
            <text:p><text:a xlink:href="https://ja.wikipedia.org/wiki/12月25日" xlink:type="simple">12月25日</text:a><text:a xlink:href="https://ja.wikipedia.org/wiki/元号一覧_(日本)#cite_note-showa-14" xlink:type="simple">[14]</text:a></text:p>
          </table:table-cell>
          <table:table-cell office:value-type="string" calcext:value-type="string" table:number-columns-spanned="1" table:number-rows-spanned="2">
            <text:p>15年 </text:p>
          </table:table-cell>
          <table:table-cell table:style-name="ce3" office:value-type="string" calcext:value-type="string" table:number-columns-spanned="1" table:number-rows-spanned="2">
            <text:p>14年148日間</text:p>
          </table:table-cell>
          <table:covered-table-cell/>
          <table:table-cell table:style-name="ce3" office:value-type="string" calcext:value-type="string" table:number-columns-spanned="1" table:number-rows-spanned="2">
            <text:p>大正天皇<text:a xlink:href="https://ja.wikipedia.org/wiki/践祚" xlink:type="simple">践祚</text:a>による </text:p>
          </table:table-cell>
        </table:table-row>
        <table:table-row table:style-name="ro5">
          <table:covered-table-cell table:number-columns-repeated="5" table:style-name="Default"/>
          <table:covered-table-cell/>
          <table:covered-table-cell table:style-name="Default"/>
          <table:covered-table-cell/>
          <table:table-cell table:style-name="ce3" office:value-type="string" calcext:value-type="string" table:number-columns-spanned="1" table:number-rows-spanned="2">
            <text:p><text:a xlink:href="https://ja.wikipedia.org/wiki/昭和天皇" xlink:type="simple">昭和天皇</text:a> </text:p>
          </table:table-cell>
          <table:covered-table-cell/>
        </table:table-row>
        <table:table-row table:style-name="ro10">
          <table:table-cell office:value-type="string" calcext:value-type="string">
            <text:p><text:a xlink:href="https://ja.wikipedia.org/wiki/昭和" xlink:type="simple">昭和</text:a> </text:p>
          </table:table-cell>
          <table:table-cell office:value-type="string" calcext:value-type="string">
            <text:p>しょうわ</text:p>
          </table:table-cell>
          <table:table-cell office:value-type="string" calcext:value-type="string">
            <text:p>昭和元年（1926年）</text:p>
            <text:p>12月25日</text:p>
          </table:table-cell>
          <table:table-cell office:value-type="string" calcext:value-type="string">
            <text:p>昭和64年（<text:a xlink:href="https://ja.wikipedia.org/wiki/1989年" xlink:type="simple">1989年</text:a>）</text:p>
            <text:p><text:a xlink:href="https://ja.wikipedia.org/wiki/1月7日" xlink:type="simple">1月7日</text:a></text:p>
          </table:table-cell>
          <table:table-cell office:value-type="string" calcext:value-type="string">
            <text:p>昭和元年（1926年）</text:p>
            <text:p>12月25日<text:a xlink:href="https://ja.wikipedia.org/wiki/元号一覧_(日本)#cite_note-showa-14" xlink:type="simple">[14]</text:a></text:p>
          </table:table-cell>
          <table:table-cell table:style-name="ce3" office:value-type="string" calcext:value-type="string">
            <text:p>昭和64年（1989年）</text:p>
            <text:p>1月7日<text:a xlink:href="https://ja.wikipedia.org/wiki/元号一覧_(日本)#cite_note-heisei-15" xlink:type="simple">[15]</text:a></text:p>
          </table:table-cell>
          <table:table-cell office:value-type="string" calcext:value-type="string">
            <text:p>64年 </text:p>
          </table:table-cell>
          <table:table-cell table:style-name="ce3" office:value-type="string" calcext:value-type="string">
            <text:p>62年14日間</text:p>
          </table:table-cell>
          <table:covered-table-cell/>
          <table:table-cell table:style-name="ce3" office:value-type="string" calcext:value-type="string">
            <text:p>昭和天皇践祚による </text:p>
          </table:table-cell>
        </table:table-row>
        <table:table-row table:style-name="ro1">
          <table:table-cell office:value-type="string" calcext:value-type="string">
            <text:p><text:a xlink:href="https://ja.wikipedia.org/wiki/平成" xlink:type="simple">平成</text:a> </text:p>
          </table:table-cell>
          <table:table-cell office:value-type="string" calcext:value-type="string">
            <text:p>へいせい</text:p>
          </table:table-cell>
          <table:table-cell office:value-type="string" calcext:value-type="string">
            <text:p>平成元年（1989年）</text:p>
            <text:p><text:a xlink:href="https://ja.wikipedia.org/wiki/1月8日" xlink:type="simple">1月8日</text:a></text:p>
          </table:table-cell>
          <table:table-cell office:value-type="string" calcext:value-type="string">
            <text:p>平成31年（2019年）</text:p>
            <text:p><text:a xlink:href="https://ja.wikipedia.org/wiki/4月30日" xlink:type="simple">4月30日</text:a>（予定）<text:a xlink:href="https://ja.wikipedia.org/wiki/元号一覧_(日本)#cite_note-Emperor_Change-16" xlink:type="simple">[16]</text:a></text:p>
          </table:table-cell>
          <table:table-cell office:value-type="string" calcext:value-type="string">
            <text:p>平成元年（1989年）</text:p>
            <text:p>1月8日<text:a xlink:href="https://ja.wikipedia.org/wiki/元号一覧_(日本)#cite_note-heisei-15" xlink:type="simple">[15]</text:a></text:p>
          </table:table-cell>
          <table:table-cell table:style-name="ce3" office:value-type="string" calcext:value-type="string">
            <text:p><text:a xlink:href="https://ja.wikipedia.org/wiki/平成" xlink:type="simple">平成</text:a>30年（<text:a xlink:href="https://ja.wikipedia.org/wiki/2018年" xlink:type="simple">2018年</text:a>）</text:p>
            <text:p><text:a xlink:href="https://ja.wikipedia.org/wiki/11月28日" xlink:type="simple">11月28日</text:a>（継続）</text:p>
          </table:table-cell>
          <table:table-cell office:value-type="string" calcext:value-type="string">
            <text:p>30年<text:a xlink:href="https://ja.wikipedia.org/wiki/元号一覧_(日本)#cite_note-17" xlink:type="simple">[17]</text:a> </text:p>
          </table:table-cell>
          <table:table-cell table:style-name="ce3" office:value-type="string" calcext:value-type="string">
            <text:p>29年325日間</text:p>
          </table:table-cell>
          <table:table-cell table:style-name="ce3" office:value-type="string" calcext:value-type="string">
            <text:p><text:a xlink:href="https://ja.wikipedia.org/wiki/明仁" xlink:type="simple">今上天皇</text:a></text:p>
          </table:table-cell>
          <table:table-cell table:style-name="ce3" office:value-type="string" calcext:value-type="string">
            <text:p><text:a xlink:href="https://ja.wikipedia.org/wiki/明仁" xlink:type="simple">今上天皇</text:a><text:a xlink:href="https://ja.wikipedia.org/wiki/即位" xlink:type="simple">即位</text:a>による</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MS PGothic" style:language-asian="ja" style:country-asian="JP"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aron Madlon-Kay</meta:initial-creator>
    <meta:creation-date>2018-12-05T15:39:33.347186542</meta:creation-date>
    <dc:date>2018-12-05T15:45:02.340347431</dc:date>
    <dc:creator>Aaron Madlon-Kay</dc:creator>
    <meta:editing-duration>PT5M28S</meta:editing-duration>
    <meta:editing-cycles>2</meta:editing-cycles>
    <meta:generator>LibreOffice/6.1.2.1$MacOSX_X86_64 LibreOffice_project/65905a128db06ba48db947242809d14d3f9a93fe</meta:generator>
    <meta:document-statistic meta:table-count="1" meta:cell-count="1637" meta:object-count="0"/>
  </office:meta>
</office:document-meta>
</file>